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fo:font-weight="bold" style:font-weight-asian="bold" style:font-weight-complex="bold"/>
    </style:style>
    <style:style style:name="ce3"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style:style>
    <style:style style:name="ce4" style:family="table-cell" style:parent-style-name="Excel_32_Built-in_32_Normal" style:data-style-name="N36">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5" style:family="table-cell" style:parent-style-name="Excel_32_Built-in_32_Normal" style:data-style-name="N36">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Excel_32_Built-in_32_Normal" style:data-style-name="N36">
      <style:table-cell-properties style:vertical-align="top" fo:wrap-option="wrap" fo:background-color="transparent" style:cell-protect="protected"/>
      <style:text-properties fo:color="#000000" style:font-name="Calibri" style:font-name-asian="Calibri" style:font-name-complex="Calibri" fo:font-weight="bold" style:font-weight-asian="bold" style:font-weight-complex="bold"/>
    </style:style>
    <style:style style:name="ce7" style:family="table-cell" style:parent-style-name="Excel_32_Built-in_32_Normal" style:data-style-name="N36">
      <style:table-cell-properties style:vertical-align="top" fo:wrap-option="wrap" fo:background-color="transparent" style:cell-protect="protected"/>
      <style:text-properties fo:color="#000000" style:font-name="Calibri" style:font-name-asian="Calibri" style:font-name-complex="Calibri"/>
    </style:style>
    <style:style style:name="ce8" style:family="table-cell" style:parent-style-name="Excel_32_Built-in_32_Normal" style:data-style-name="N36">
      <style:table-cell-properties style:vertical-align="automatic" fo:wrap-option="wrap" fo:background-color="transparent" style:cell-protect="protected"/>
      <style:text-properties fo:color="#000000" style:font-name="Calibri" style:font-name-asian="Calibri" style:font-name-complex="Calibri" fo:font-weight="bold" style:font-weight-asian="bold" style:font-weight-complex="bold"/>
    </style:style>
    <style:style style:name="ce9" style:family="table-cell" style:parent-style-name="Excel_32_Built-in_32_Normal" style:data-style-name="N36">
      <style:table-cell-properties style:vertical-align="automatic" fo:wrap-option="wrap" fo:background-color="transparent" style:cell-protect="protected"/>
      <style:text-properties fo:color="#000000" style:font-name="Calibri" style:font-name-asian="Calibri" style:font-name-complex="Calibri"/>
    </style:style>
    <style:style style:name="ce10"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1" style:family="table-cell" style:parent-style-name="Excel_32_Built-in_32_Normal" style:data-style-name="N36">
      <style:table-cell-properties style:vertical-align="top" fo:wrap-option="wrap" fo:background-color="#FFFFCC" style:cell-protect="protected"/>
      <style:text-properties fo:color="#000000" style:font-name="Calibri" style:font-name-asian="Calibri" style:font-name-complex="Calibri"/>
    </style:style>
    <style:style style:name="ce12" style:family="table-cell" style:parent-style-name="Excel_32_Built-in_32_Normal" style:data-style-name="N36">
      <style:table-cell-properties style:vertical-align="automatic" fo:background-color="#FFFFCC" style:cell-protect="protected"/>
      <style:text-properties fo:color="#000000" style:font-name="Calibri" style:font-name-asian="Calibri" style:font-name-complex="Calibri"/>
    </style:style>
    <style:style style:name="ce13" style:family="table-cell" style:parent-style-name="Excel_32_Built-in_32_Normal" style:data-style-name="N36">
      <style:table-cell-properties style:vertical-align="automatic" fo:wrap-option="wrap" fo:background-color="#FFFFCC" style:cell-protect="protected"/>
      <style:text-properties fo:color="#000000" style:font-name="Calibri" style:font-name-asian="Calibri" style:font-name-complex="Calibri"/>
    </style:style>
    <style:style style:name="ce14" style:family="table-cell" style:parent-style-name="Excel_32_Built-in_32_Normal" style:data-style-name="N36">
      <style:table-cell-properties style:vertical-align="top" fo:wrap-option="wrap" fo:background-color="#FFFFCC" style:cell-protect="protected" style:repeat-content="false"/>
      <style:paragraph-properties fo:text-align="start" fo:margin-left="0cm"/>
      <style:text-properties fo:color="#000000" style:font-name="Calibri" style:font-name-asian="Calibri" style:font-name-complex="Calibri"/>
    </style:style>
    <style:style style:name="ce15" style:family="table-cell" style:parent-style-name="Default" style:data-style-name="N0">
      <style:table-cell-properties style:vertical-align="automatic" fo:wrap-option="wrap" fo:background-color="#FFFFCC"/>
    </style:style>
    <style:style style:name="ce16"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fo:font-weight="bold" style:font-weight-asian="bold" style:font-weight-complex="bold"/>
    </style:style>
    <style:style style:name="ce17"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8" style:family="table-cell" style:parent-style-name="Excel_32_Built-in_32_Normal" style:data-style-name="N36">
      <style:table-cell-properties style:vertical-align="top" fo:wrap-option="wrap" fo:background-color="transparent" style:cell-protect="protected"/>
      <style:text-properties fo:color="#000000" style:font-name="Calibri" style:font-name-asian="Calibri" style:font-name-complex="Calibri"/>
    </style:style>
    <style:style style:name="ce19" style:family="table-cell" style:parent-style-name="Excel_32_Built-in_32_Normal" style:data-style-name="N36">
      <style:table-cell-properties style:vertical-align="top" fo:wrap-option="wrap" fo:background-color="transparent"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20" style:family="table-cell" style:parent-style-name="Excel_32_Built-in_32_Normal" style:data-style-name="N36">
      <style:table-cell-properties style:vertical-align="top" fo:wrap-option="wrap" fo:background-color="transparent" style:cell-protect="protected" style:repeat-content="false"/>
      <style:paragraph-properties fo:text-align="center"/>
      <style:text-properties fo:color="#000000" style:font-name="Calibri" style:font-name-asian="Calibri" style:font-name-complex="Calibri"/>
    </style:style>
    <style:style style:name="ce21" style:family="table-cell" style:parent-style-name="Default" style:data-style-name="N0">
      <style:table-cell-properties style:vertical-align="top" fo:wrap-option="wrap" style:repeat-content="false"/>
      <style:paragraph-properties fo:text-align="start" fo:margin-left="0cm"/>
    </style:style>
    <style:style style:name="ce22" style:family="table-cell" style:parent-style-name="Excel_32_Built-in_32_Normal" style:data-style-name="N36">
      <style:table-cell-properties style:vertical-align="top" fo:wrap-option="wrap" fo:background-color="transparent" style:cell-protect="protected"/>
      <style:text-properties fo:color="#000000" style:font-name="Calibri" style:font-name-asian="Calibri" style:font-name-complex="Calibri" fo:font-size="6pt" style:font-size-asian="6pt" style:font-size-complex="6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825625cm"/>
    </style:style>
    <style:style style:name="co2" style:family="table-column">
      <style:table-column-properties fo:break-before="auto" style:column-width="3.46604166666667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1.905cm"/>
    </style:style>
    <style:style style:name="co6" style:family="table-column">
      <style:table-column-properties fo:break-before="auto" style:column-width="6.35cm"/>
    </style:style>
    <style:style style:name="co7" style:family="table-column">
      <style:table-column-properties fo:break-before="auto" style:column-width="6.16479166666667cm"/>
    </style:style>
    <style:style style:name="co8" style:family="table-column">
      <style:table-column-properties fo:break-before="auto" style:column-width="1.79916666666667cm"/>
    </style:style>
    <style:style style:name="co9" style:family="table-column">
      <style:table-column-properties fo:break-before="auto" style:column-width="2.301875cm"/>
    </style:style>
    <style:style style:name="co10" style:family="table-column">
      <style:table-column-properties fo:break-before="auto" style:column-width="8.86354166666667cm"/>
    </style:style>
    <style:style style:name="co11" style:family="table-column">
      <style:table-column-properties fo:break-before="auto" style:column-width="8.810625cm"/>
    </style:style>
    <style:style style:name="co12" style:family="table-column">
      <style:table-column-properties fo:break-before="auto" style:column-width="7.381875cm"/>
    </style:style>
    <style:style style:name="co13" style:family="table-column">
      <style:table-column-properties fo:break-before="auto" style:column-width="6.77333333333333cm"/>
    </style:style>
    <style:style style:name="co14" style:family="table-column">
      <style:table-column-properties fo:break-before="auto" style:column-width="7.11729166666667cm"/>
    </style:style>
    <style:style style:name="co15" style:family="table-column">
      <style:table-column-properties fo:break-before="auto" style:column-width="6.45583333333333cm"/>
    </style:style>
    <style:style style:name="co16" style:family="table-column">
      <style:table-column-properties fo:break-before="auto" style:column-width="6.588125cm"/>
    </style:style>
    <style:style style:name="co17" style:family="table-column">
      <style:table-column-properties fo:break-before="auto" style:column-width="6.50875cm"/>
    </style:style>
    <style:style style:name="co18" style:family="table-column">
      <style:table-column-properties fo:break-before="auto" style:column-width="7.35541666666667cm"/>
    </style:style>
    <style:style style:name="co19" style:family="table-column">
      <style:table-column-properties fo:break-before="auto" style:column-width="4.10104166666667cm"/>
    </style:style>
    <style:style style:name="co20" style:family="table-column">
      <style:table-column-properties fo:break-before="auto" style:column-width="3.06916666666667cm"/>
    </style:style>
    <style:style style:name="co21" style:family="table-column">
      <style:table-column-properties fo:break-before="auto" style:column-width="8.04333333333333cm"/>
    </style:style>
    <style:style style:name="co22" style:family="table-column">
      <style:table-column-properties fo:break-before="auto" style:column-width="3.28083333333333cm"/>
    </style:style>
    <style:style style:name="co23" style:family="table-column">
      <style:table-column-properties fo:break-before="auto" style:column-width="7.46125cm"/>
    </style:style>
    <style:style style:name="co24" style:family="table-column">
      <style:table-column-properties fo:break-before="auto" style:column-width="7.064375cm"/>
    </style:style>
    <style:style style:name="co25" style:family="table-column">
      <style:table-column-properties fo:break-before="auto" style:column-width="6.61458333333333cm"/>
    </style:style>
    <style:style style:name="co26" style:family="table-column">
      <style:table-column-properties fo:break-before="auto" style:column-width="5.92666666666667cm"/>
    </style:style>
    <style:style style:name="co27" style:family="table-column">
      <style:table-column-properties fo:break-before="auto" style:column-width="6.13833333333333cm"/>
    </style:style>
    <style:style style:name="co28" style:family="table-column">
      <style:table-column-properties fo:break-before="auto" style:column-width="6.0325cm"/>
    </style:style>
    <style:style style:name="co29" style:family="table-column">
      <style:table-column-properties fo:break-before="auto" style:column-width="6.746875cm"/>
    </style:style>
    <style:style style:name="co30" style:family="table-column">
      <style:table-column-properties fo:break-before="auto" style:column-width="4.49791666666667cm"/>
    </style:style>
    <style:style style:name="co31" style:family="table-column">
      <style:table-column-properties fo:break-before="auto" style:column-width="7.64645833333333cm"/>
    </style:style>
    <style:style style:name="co32" style:family="table-column">
      <style:table-column-properties fo:break-before="auto" style:column-width="7.14375cm"/>
    </style:style>
    <style:style style:name="co33" style:family="table-column">
      <style:table-column-properties fo:break-before="auto" style:column-width="7.03791666666667cm"/>
    </style:style>
    <style:style style:name="co34" style:family="table-column">
      <style:table-column-properties fo:break-before="auto" style:column-width="6.95854166666667cm"/>
    </style:style>
    <style:style style:name="co35" style:family="table-column">
      <style:table-column-properties fo:break-before="auto" style:column-width="6.53520833333333cm"/>
    </style:style>
    <style:style style:name="ro1" style:family="table-row">
      <style:table-row-properties style:row-height="13.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150pt" style:use-optimal-row-height="true" fo:break-before="auto"/>
    </style:style>
    <style:style style:name="ro6" style:family="table-row">
      <style:table-row-properties style:row-height="180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195pt" style:use-optimal-row-height="true" fo:break-before="auto"/>
    </style:style>
    <style:style style:name="ro9" style:family="table-row">
      <style:table-row-properties style:row-height="240pt" style:use-optimal-row-height="true" fo:break-before="auto"/>
    </style:style>
    <style:style style:name="ro10" style:family="table-row">
      <style:table-row-properties style:row-height="210pt" style:use-optimal-row-height="true" fo:break-before="auto"/>
    </style:style>
    <style:style style:name="ro11" style:family="table-row">
      <style:table-row-properties style:row-height="200.25pt" style:use-optimal-row-height="true" fo:break-before="auto"/>
    </style:style>
    <style:style style:name="ro12" style:family="table-row">
      <style:table-row-properties style:row-height="225pt" style:use-optimal-row-height="true" fo:break-before="auto"/>
    </style:style>
    <style:style style:name="ro13" style:family="table-row">
      <style:table-row-properties style:row-height="12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tar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1020" table:default-cell-style-name="ce3"/>
        <table:table-column table:style-name="co5" table:number-columns-repeated="15360" table:default-cell-style-name="ce1"/>
        <table:table-row table:style-name="ro1">
          <table:table-cell office:value-type="string" table:style-name="ce2">
            <text:p>ID</text:p>
          </table:table-cell>
          <table:table-cell office:value-type="string" table:style-name="ce2">
            <text:p>Chinese</text:p>
          </table:table-cell>
          <table:table-cell office:value-type="string" table:style-name="ce2">
            <text:p>English</text:p>
          </table:table-cell>
          <table:table-cell office:value-type="string" table:style-name="ce2">
            <text:p>Type</text:p>
          </table:table-cell>
          <table:table-cell table:number-columns-repeated="16380"/>
        </table:table-row>
        <table:table-row table:style-name="ro2">
          <table:table-cell office:value-type="float" office:value="1" table:style-name="ce3">
            <text:p>1</text:p>
          </table:table-cell>
          <table:table-cell office:value-type="string" table:style-name="ce4">
            <text:p>Zi Wei</text:p>
          </table:table-cell>
          <table:table-cell office:value-type="string" table:style-name="ce1">
            <text:p>Purple Star</text:p>
          </table:table-cell>
          <table:table-cell office:value-type="string" table:style-name="ce1">
            <text:p>Major</text:p>
          </table:table-cell>
          <table:table-cell table:number-columns-repeated="16380"/>
        </table:table-row>
        <table:table-row table:style-name="ro2">
          <table:table-cell office:value-type="float" office:value="2" table:style-name="ce3">
            <text:p>2</text:p>
          </table:table-cell>
          <table:table-cell office:value-type="string" table:style-name="ce1">
            <text:p>Lian Zhen</text:p>
          </table:table-cell>
          <table:table-cell office:value-type="string" table:style-name="ce1">
            <text:p>Pure Virtue</text:p>
          </table:table-cell>
          <table:table-cell office:value-type="string" table:style-name="ce1">
            <text:p>Major</text:p>
          </table:table-cell>
          <table:table-cell table:number-columns-repeated="16380"/>
        </table:table-row>
        <table:table-row table:style-name="ro2">
          <table:table-cell office:value-type="float" office:value="3" table:style-name="ce3">
            <text:p>3</text:p>
          </table:table-cell>
          <table:table-cell office:value-type="string" table:style-name="ce5">
            <text:p>Tien Ji</text:p>
          </table:table-cell>
          <table:table-cell office:value-type="string" table:style-name="ce5">
            <text:p>Heavenly Secret</text:p>
          </table:table-cell>
          <table:table-cell office:value-type="string" table:style-name="ce1">
            <text:p>Major</text:p>
          </table:table-cell>
          <table:table-cell table:number-columns-repeated="16380"/>
        </table:table-row>
        <table:table-row table:style-name="ro2">
          <table:table-cell office:value-type="float" office:value="4" table:style-name="ce3">
            <text:p>4</text:p>
          </table:table-cell>
          <table:table-cell office:value-type="string" table:style-name="ce5">
            <text:p>Tian Tong</text:p>
          </table:table-cell>
          <table:table-cell office:value-type="string" table:style-name="ce5">
            <text:p>Heavenly Unity</text:p>
          </table:table-cell>
          <table:table-cell office:value-type="string" table:style-name="ce1">
            <text:p>Major</text:p>
          </table:table-cell>
          <table:table-cell table:number-columns-repeated="16380"/>
        </table:table-row>
        <table:table-row table:style-name="ro2">
          <table:table-cell office:value-type="float" office:value="5" table:style-name="ce3">
            <text:p>5</text:p>
          </table:table-cell>
          <table:table-cell office:value-type="string" table:style-name="ce5">
            <text:p>T'ai Yang</text:p>
          </table:table-cell>
          <table:table-cell office:value-type="string" table:style-name="ce5">
            <text:p>Sun</text:p>
          </table:table-cell>
          <table:table-cell office:value-type="string" table:style-name="ce1">
            <text:p>Major</text:p>
          </table:table-cell>
          <table:table-cell table:number-columns-repeated="16380"/>
        </table:table-row>
        <table:table-row table:style-name="ro2">
          <table:table-cell office:value-type="float" office:value="6" table:style-name="ce3">
            <text:p>6</text:p>
          </table:table-cell>
          <table:table-cell office:value-type="string" table:style-name="ce5">
            <text:p>Wu Qu</text:p>
          </table:table-cell>
          <table:table-cell office:value-type="string" table:style-name="ce5">
            <text:p>Military Music</text:p>
          </table:table-cell>
          <table:table-cell office:value-type="string" table:style-name="ce1">
            <text:p>Major</text:p>
          </table:table-cell>
          <table:table-cell table:number-columns-repeated="16380"/>
        </table:table-row>
        <table:table-row table:style-name="ro2">
          <table:table-cell office:value-type="float" office:value="7" table:style-name="ce3">
            <text:p>7</text:p>
          </table:table-cell>
          <table:table-cell office:value-type="string" table:style-name="ce5">
            <text:p>Tian Fu</text:p>
          </table:table-cell>
          <table:table-cell office:value-type="string" table:style-name="ce5">
            <text:p>Southern Star</text:p>
          </table:table-cell>
          <table:table-cell office:value-type="string" table:style-name="ce1">
            <text:p>Major</text:p>
          </table:table-cell>
          <table:table-cell table:number-columns-repeated="16380"/>
        </table:table-row>
        <table:table-row table:style-name="ro2">
          <table:table-cell office:value-type="float" office:value="8" table:style-name="ce3">
            <text:p>8</text:p>
          </table:table-cell>
          <table:table-cell office:value-type="string" table:style-name="ce5">
            <text:p>T'an Lang</text:p>
          </table:table-cell>
          <table:table-cell office:value-type="string" table:style-name="ce5">
            <text:p>Greedy Wolf</text:p>
          </table:table-cell>
          <table:table-cell office:value-type="string" table:style-name="ce1">
            <text:p>Major</text:p>
          </table:table-cell>
          <table:table-cell table:number-columns-repeated="16380"/>
        </table:table-row>
        <table:table-row table:style-name="ro2">
          <table:table-cell office:value-type="float" office:value="9" table:style-name="ce3">
            <text:p>9</text:p>
          </table:table-cell>
          <table:table-cell office:value-type="string" table:style-name="ce5">
            <text:p>Tian Liang</text:p>
          </table:table-cell>
          <table:table-cell office:value-type="string" table:style-name="ce5">
            <text:p>Heavenly Roof-Beam</text:p>
          </table:table-cell>
          <table:table-cell office:value-type="string" table:style-name="ce1">
            <text:p>Major</text:p>
          </table:table-cell>
          <table:table-cell table:number-columns-repeated="16380"/>
        </table:table-row>
        <table:table-row table:style-name="ro2">
          <table:table-cell office:value-type="float" office:value="10" table:style-name="ce3">
            <text:p>10</text:p>
          </table:table-cell>
          <table:table-cell office:value-type="string" table:style-name="ce5">
            <text:p>Po Jun</text:p>
          </table:table-cell>
          <table:table-cell office:value-type="string" table:style-name="ce5">
            <text:p>Broken Army</text:p>
          </table:table-cell>
          <table:table-cell office:value-type="string" table:style-name="ce1">
            <text:p>Major</text:p>
          </table:table-cell>
          <table:table-cell table:number-columns-repeated="16380"/>
        </table:table-row>
        <table:table-row table:style-name="ro2">
          <table:table-cell office:value-type="float" office:value="11" table:style-name="ce3">
            <text:p>11</text:p>
          </table:table-cell>
          <table:table-cell office:value-type="string" table:style-name="ce5">
            <text:p>T'ai Yin</text:p>
          </table:table-cell>
          <table:table-cell office:value-type="string" table:style-name="ce5">
            <text:p>Moon</text:p>
          </table:table-cell>
          <table:table-cell office:value-type="string" table:style-name="ce1">
            <text:p>Major</text:p>
          </table:table-cell>
          <table:table-cell table:number-columns-repeated="16380"/>
        </table:table-row>
        <table:table-row table:style-name="ro2">
          <table:table-cell office:value-type="float" office:value="12" table:style-name="ce3">
            <text:p>12</text:p>
          </table:table-cell>
          <table:table-cell office:value-type="string" table:style-name="ce5">
            <text:p>Tian Xiang</text:p>
          </table:table-cell>
          <table:table-cell office:value-type="string" table:style-name="ce5">
            <text:p>Heavenly Minister</text:p>
          </table:table-cell>
          <table:table-cell office:value-type="string" table:style-name="ce1">
            <text:p>Major</text:p>
          </table:table-cell>
          <table:table-cell table:number-columns-repeated="16380"/>
        </table:table-row>
        <table:table-row table:style-name="ro2">
          <table:table-cell office:value-type="float" office:value="13" table:style-name="ce3">
            <text:p>13</text:p>
          </table:table-cell>
          <table:table-cell office:value-type="string" table:style-name="ce5">
            <text:p>Ju Men</text:p>
          </table:table-cell>
          <table:table-cell office:value-type="string" table:style-name="ce5">
            <text:p>Great Door</text:p>
          </table:table-cell>
          <table:table-cell office:value-type="string" table:style-name="ce1">
            <text:p>Major</text:p>
          </table:table-cell>
          <table:table-cell table:number-columns-repeated="16380"/>
        </table:table-row>
        <table:table-row table:style-name="ro2">
          <table:table-cell office:value-type="float" office:value="14" table:style-name="ce3">
            <text:p>14</text:p>
          </table:table-cell>
          <table:table-cell office:value-type="string" table:style-name="ce5">
            <text:p>Qi Sha</text:p>
          </table:table-cell>
          <table:table-cell office:value-type="string" table:style-name="ce5">
            <text:p>Seven Killings</text:p>
          </table:table-cell>
          <table:table-cell office:value-type="string" table:style-name="ce1">
            <text:p>Major</text:p>
          </table:table-cell>
          <table:table-cell table:number-columns-repeated="16380"/>
        </table:table-row>
        <table:table-row table:style-name="ro2">
          <table:table-cell office:value-type="float" office:value="15" table:style-name="ce3">
            <text:p>15</text:p>
          </table:table-cell>
          <table:table-cell office:value-type="string" table:style-name="ce5">
            <text:p>Wen Qu</text:p>
          </table:table-cell>
          <table:table-cell office:value-type="string" table:style-name="ce5">
            <text:p>Literary Star - Music</text:p>
          </table:table-cell>
          <table:table-cell office:value-type="string" table:style-name="ce1">
            <text:p>Major</text:p>
          </table:table-cell>
          <table:table-cell table:number-columns-repeated="16380"/>
        </table:table-row>
        <table:table-row table:style-name="ro2">
          <table:table-cell office:value-type="float" office:value="16" table:style-name="ce3">
            <text:p>16</text:p>
          </table:table-cell>
          <table:table-cell office:value-type="string" table:style-name="ce5">
            <text:p>Wen Chang</text:p>
          </table:table-cell>
          <table:table-cell office:value-type="string" table:style-name="ce5">
            <text:p>Literary Star - Literature</text:p>
          </table:table-cell>
          <table:table-cell office:value-type="string" table:style-name="ce1">
            <text:p>Major</text:p>
          </table:table-cell>
          <table:table-cell table:number-columns-repeated="1020" table:style-name="ce3"/>
          <table:table-cell table:number-columns-repeated="15360"/>
        </table:table-row>
        <table:table-row table:style-name="ro2">
          <table:table-cell office:value-type="float" office:value="17" table:style-name="ce3">
            <text:p>17</text:p>
          </table:table-cell>
          <table:table-cell office:value-type="string" table:style-name="ce5">
            <text:p>Huo Xing</text:p>
          </table:table-cell>
          <table:table-cell office:value-type="string" table:style-name="ce5">
            <text:p>Fire Star</text:p>
          </table:table-cell>
          <table:table-cell office:value-type="string" table:style-name="ce1">
            <text:p>Major</text:p>
          </table:table-cell>
          <table:table-cell table:number-columns-repeated="1020" table:style-name="ce3"/>
          <table:table-cell table:number-columns-repeated="15360"/>
        </table:table-row>
        <table:table-row table:style-name="ro2">
          <table:table-cell office:value-type="float" office:value="18" table:style-name="ce3">
            <text:p>18</text:p>
          </table:table-cell>
          <table:table-cell office:value-type="string" table:style-name="ce5">
            <text:p>Ling Xing</text:p>
          </table:table-cell>
          <table:table-cell office:value-type="string" table:style-name="ce5">
            <text:p>Siren Star</text:p>
          </table:table-cell>
          <table:table-cell office:value-type="string" table:style-name="ce1">
            <text:p>Major</text:p>
          </table:table-cell>
          <table:table-cell table:number-columns-repeated="1020" table:style-name="ce3"/>
          <table:table-cell table:number-columns-repeated="15360"/>
        </table:table-row>
        <table:table-row table:style-name="ro2">
          <table:table-cell office:value-type="float" office:value="19" table:style-name="ce3">
            <text:p>19</text:p>
          </table:table-cell>
          <table:table-cell office:value-type="string" table:style-name="ce5">
            <text:p>Qing Jang</text:p>
          </table:table-cell>
          <table:table-cell office:value-type="string" table:style-name="ce5">
            <text:p>Sheep Star (Destruction)</text:p>
          </table:table-cell>
          <table:table-cell office:value-type="string" table:style-name="ce1">
            <text:p>Major</text:p>
          </table:table-cell>
          <table:table-cell table:number-columns-repeated="1020" table:style-name="ce3"/>
          <table:table-cell table:number-columns-repeated="15360"/>
        </table:table-row>
        <table:table-row table:style-name="ro3">
          <table:table-cell office:value-type="float" office:value="20" table:style-name="ce3">
            <text:p>20</text:p>
          </table:table-cell>
          <table:table-cell office:value-type="string" table:style-name="ce5">
            <text:p>Tuo Luo</text:p>
          </table:table-cell>
          <table:table-cell office:value-type="string" table:style-name="ce5">
            <text:p>Hump-Back Star (Obstruction)</text:p>
          </table:table-cell>
          <table:table-cell office:value-type="string" table:style-name="ce1">
            <text:p>Major</text:p>
          </table:table-cell>
          <table:table-cell table:number-columns-repeated="1020" table:style-name="ce3"/>
          <table:table-cell table:number-columns-repeated="15360"/>
        </table:table-row>
        <table:table-row table:style-name="ro2">
          <table:table-cell office:value-type="float" office:value="21" table:style-name="ce3">
            <text:p>21</text:p>
          </table:table-cell>
          <table:table-cell office:value-type="string" table:style-name="ce5">
            <text:p>T'ian Kui</text:p>
          </table:table-cell>
          <table:table-cell office:value-type="string" table:style-name="ce5">
            <text:p>Right Guardian</text:p>
          </table:table-cell>
          <table:table-cell office:value-type="string" table:style-name="ce1">
            <text:p>Minor</text:p>
          </table:table-cell>
          <table:table-cell office:value-type="string" table:style-name="ce3">
            <text:p>Should be Heavenly Leader, Right Bill?</text:p>
          </table:table-cell>
          <table:table-cell table:number-columns-repeated="16379"/>
        </table:table-row>
        <table:table-row table:style-name="ro2">
          <table:table-cell office:value-type="float" office:value="22" table:style-name="ce3">
            <text:p>22</text:p>
          </table:table-cell>
          <table:table-cell office:value-type="string" table:style-name="ce5">
            <text:p>T'an Yue</text:p>
          </table:table-cell>
          <table:table-cell office:value-type="string" table:style-name="ce5">
            <text:p>Left Guardian</text:p>
          </table:table-cell>
          <table:table-cell office:value-type="string" table:style-name="ce1">
            <text:p>Minor</text:p>
          </table:table-cell>
          <table:table-cell office:value-type="string" table:style-name="ce3">
            <text:p>Should be Heavenly Halberd, Right Bill?</text:p>
          </table:table-cell>
          <table:table-cell table:number-columns-repeated="16379"/>
        </table:table-row>
        <table:table-row table:style-name="ro2">
          <table:table-cell office:value-type="float" office:value="23" table:style-name="ce3">
            <text:p>23</text:p>
          </table:table-cell>
          <table:table-cell office:value-type="string" table:style-name="ce5">
            <text:p>Tien Cun</text:p>
          </table:table-cell>
          <table:table-cell office:value-type="string" table:style-name="ce5">
            <text:p>Heavenly Store</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4" table:style-name="ce3">
            <text:p>24</text:p>
          </table:table-cell>
          <table:table-cell office:value-type="string" table:style-name="ce5">
            <text:p>You Bi</text:p>
          </table:table-cell>
          <table:table-cell office:value-type="string" table:style-name="ce5">
            <text:p>Right Assistant</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5" table:style-name="ce3">
            <text:p>25</text:p>
          </table:table-cell>
          <table:table-cell office:value-type="string" table:style-name="ce5">
            <text:p>Zuo Fu</text:p>
          </table:table-cell>
          <table:table-cell office:value-type="string" table:style-name="ce5">
            <text:p>Left Assistant</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6" table:style-name="ce3">
            <text:p>26</text:p>
          </table:table-cell>
          <table:table-cell office:value-type="string" table:style-name="ce5">
            <text:p>Tian Ma</text:p>
          </table:table-cell>
          <table:table-cell office:value-type="string" table:style-name="ce5">
            <text:p>Traveling Star</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7" table:style-name="ce3">
            <text:p>27</text:p>
          </table:table-cell>
          <table:table-cell office:value-type="string" table:style-name="ce5">
            <text:p>Di Kong</text:p>
          </table:table-cell>
          <table:table-cell office:value-type="string" table:style-name="ce5">
            <text:p>Heavenly Void</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8" table:style-name="ce3">
            <text:p>28</text:p>
          </table:table-cell>
          <table:table-cell office:value-type="string" table:style-name="ce5">
            <text:p>Di Jie</text:p>
          </table:table-cell>
          <table:table-cell office:value-type="string" table:style-name="ce5">
            <text:p>Earth Robbery</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29" table:style-name="ce3">
            <text:p>29</text:p>
          </table:table-cell>
          <table:table-cell office:value-type="string" table:style-name="ce5">
            <text:p>Hua Quan</text:p>
          </table:table-cell>
          <table:table-cell office:value-type="string" table:style-name="ce5">
            <text:p>Transforming Authority</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30" table:style-name="ce3">
            <text:p>30</text:p>
          </table:table-cell>
          <table:table-cell office:value-type="string" table:style-name="ce5">
            <text:p>Hua Lu</text:p>
          </table:table-cell>
          <table:table-cell office:value-type="string" table:style-name="ce5">
            <text:p>Transforming Salary</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31" table:style-name="ce3">
            <text:p>31</text:p>
          </table:table-cell>
          <table:table-cell office:value-type="string" table:style-name="ce5">
            <text:p>Hua Ke</text:p>
          </table:table-cell>
          <table:table-cell office:value-type="string" table:style-name="ce5">
            <text:p>Transforming Examination</text:p>
          </table:table-cell>
          <table:table-cell office:value-type="string" table:style-name="ce1">
            <text:p>Minor</text:p>
          </table:table-cell>
          <table:table-cell table:number-columns-repeated="1020" table:style-name="ce3"/>
          <table:table-cell table:number-columns-repeated="15360"/>
        </table:table-row>
        <table:table-row table:style-name="ro2">
          <table:table-cell office:value-type="float" office:value="32" table:style-name="ce3">
            <text:p>32</text:p>
          </table:table-cell>
          <table:table-cell office:value-type="string" table:style-name="ce5">
            <text:p>Hua Ji</text:p>
          </table:table-cell>
          <table:table-cell office:value-type="string" table:style-name="ce5">
            <text:p>Transforming Jealousy</text:p>
          </table:table-cell>
          <table:table-cell office:value-type="string" table:style-name="ce1">
            <text:p>Minor</text:p>
          </table:table-cell>
          <table:table-cell table:number-columns-repeated="16380"/>
        </table:table-row>
        <table:table-row table:style-name="ro2">
          <table:table-cell office:value-type="float" office:value="33" table:style-name="ce3">
            <text:p>33</text:p>
          </table:table-cell>
          <table:table-cell office:value-type="string" table:style-name="ce5">
            <text:p>Hong Luan</text:p>
          </table:table-cell>
          <table:table-cell office:value-type="string" table:style-name="ce5">
            <text:p>Red Phoenix</text:p>
          </table:table-cell>
          <table:table-cell office:value-type="string" table:style-name="ce1">
            <text:p>Minor</text:p>
          </table:table-cell>
          <table:table-cell table:number-columns-repeated="16380"/>
        </table:table-row>
        <table:table-row table:style-name="ro2">
          <table:table-cell office:value-type="float" office:value="34" table:style-name="ce3">
            <text:p>34</text:p>
          </table:table-cell>
          <table:table-cell office:value-type="string" table:style-name="ce5">
            <text:p>T'ian Xi</text:p>
          </table:table-cell>
          <table:table-cell office:value-type="string" table:style-name="ce5">
            <text:p>Heavenly Happiness</text:p>
          </table:table-cell>
          <table:table-cell office:value-type="string" table:style-name="ce1">
            <text:p>Minor</text:p>
          </table:table-cell>
          <table:table-cell table:number-columns-repeated="16380"/>
        </table:table-row>
        <table:table-row table:style-name="ro2">
          <table:table-cell office:value-type="float" office:value="35" table:style-name="ce3">
            <text:p>35</text:p>
          </table:table-cell>
          <table:table-cell office:value-type="string" table:style-name="ce5">
            <text:p>Tian Yao</text:p>
          </table:table-cell>
          <table:table-cell office:value-type="string" table:style-name="ce5">
            <text:p>Heavenly Beauty</text:p>
          </table:table-cell>
          <table:table-cell office:value-type="string" table:style-name="ce1">
            <text:p>Minor</text:p>
          </table:table-cell>
          <table:table-cell table:number-columns-repeated="16380"/>
        </table:table-row>
        <table:table-row table:style-name="ro2">
          <table:table-cell office:value-type="float" office:value="36" table:style-name="ce3">
            <text:p>36</text:p>
          </table:table-cell>
          <table:table-cell office:value-type="string" table:style-name="ce5">
            <text:p>Tian Hao</text:p>
          </table:table-cell>
          <table:table-cell office:value-type="string" table:style-name="ce5">
            <text:p>Heavenly Destroyer</text:p>
          </table:table-cell>
          <table:table-cell office:value-type="string" table:style-name="ce1">
            <text:p>Minor</text:p>
          </table:table-cell>
          <table:table-cell table:number-columns-repeated="16380"/>
        </table:table-row>
        <table:table-row table:style-name="ro2">
          <table:table-cell office:value-type="float" office:value="37" table:style-name="ce3">
            <text:p>37</text:p>
          </table:table-cell>
          <table:table-cell office:value-type="string" table:style-name="ce5">
            <text:p>Tian Xing</text:p>
          </table:table-cell>
          <table:table-cell office:value-type="string" table:style-name="ce5">
            <text:p>Heavenly Punishment</text:p>
          </table:table-cell>
          <table:table-cell office:value-type="string" table:style-name="ce1">
            <text:p>Minor</text:p>
          </table:table-cell>
          <table:table-cell table:number-columns-repeated="16380"/>
        </table:table-row>
        <table:table-row table:number-rows-repeated="1048538" table:style-name="ro4">
          <table:table-cell table:number-columns-repeated="16384"/>
        </table:table-row>
      </table:table>
      <table:table table:name="Luckiest_Palcace" table:style-name="ta1">
        <table:table-column table:style-name="co2" table:default-cell-style-name="ce7"/>
        <table:table-column table:style-name="co6" table:default-cell-style-name="ce7"/>
        <table:table-column table:style-name="co7" table:default-cell-style-name="ce7"/>
        <table:table-column table:style-name="co8" table:number-columns-repeated="1021" table:default-cell-style-name="ce7"/>
        <table:table-column table:style-name="co5" table:number-columns-repeated="15360" table:default-cell-style-name="ce1"/>
        <table:table-row table:style-name="ro2">
          <table:table-cell office:value-type="string" table:style-name="ce6">
            <text:p>Palace</text:p>
          </table:table-cell>
          <table:table-cell office:value-type="string" table:style-name="ce6">
            <text:p>Luckiest Description</text:p>
          </table:table-cell>
          <table:table-cell office:value-type="string" table:style-name="ce6">
            <text:p>Unluckiest Description</text:p>
          </table:table-cell>
          <table:table-cell table:number-columns-repeated="16381" table:style-name="ce6"/>
        </table:table-row>
        <table:table-row table:style-name="ro2">
          <table:table-cell office:value-type="string" table:style-name="ce1">
            <text:p>Ming</text:p>
          </table:table-cell>
          <table:table-cell office:value-type="string" table:style-name="ce1">
            <text:p>What a great Palace to be your luckiest! You see it's this one that sets the tone for all the others. No doubt you're going to have plenty of wonderful opportunities in your life. Will you be wildly successful? Actually you have a great chance to do just that if you keep your eyes and mind open, set high goals, and go after them.</text:p>
          </table:table-cell>
          <table:table-cell office:value-type="string" table:style-name="ce1">
            <text:p>It's unfortunate the Ming Palace is your least lucky one as it influences all the others. So I'm doomed? Hardly. Yes, you're likely to have a challenging life. And, you may have to work harder than your friends. But if you accept the challenge, you can still be successful. It's up to you to maintain a positive attitude, even when Luck doesn't go your way.</text:p>
          </table:table-cell>
          <table:table-cell table:number-columns-repeated="16381"/>
        </table:table-row>
        <table:table-row table:style-name="ro2">
          <table:table-cell office:value-type="string" table:style-name="ce1">
            <text:p>Siblings</text:p>
          </table:table-cell>
          <table:table-cell office:value-type="string" table:style-name="ce1">
            <text:p>Your destiny is to have a close relationship (Yuanten in Chinese) with your siblings. That's great! It doesn't matter whether they're all male or female, or one or many. Though, it's likely you'll have at least two. And they'll probably remain close and give you plenty of support, especially during this decade of your life. So show your love and keep in close contact.</text:p>
          </table:table-cell>
          <table:table-cell office:value-type="string" table:style-name="ce1">
            <text:p>There's a good chance you're not going to have as many brothers and sisters as your friends. And even if you do, you may be disappointed in the amount of support they give you. Love them anyway! Just don't count on them to help when you get into trouble. In your situation, your best friend is likely to be more trustworthy.</text:p>
          </table:table-cell>
          <table:table-cell table:number-columns-repeated="16381"/>
        </table:table-row>
        <table:table-row table:style-name="ro2">
          <table:table-cell office:value-type="string" table:style-name="ce1">
            <text:p>Marriage</text:p>
          </table:table-cell>
          <table:table-cell office:value-type="string" table:style-name="ce1">
            <text:p><text:s/>Looks like your spouse could be your greatest source of strength during this Lucky decade. So take help when it's offered. Ask for it when you need it. Graciously accept advice. And by all means show your love and appreciation, and not just on special occasions. If you can maintain peace on the homefront, this could be the happiest and most memorable time of your life.</text:p>
          </table:table-cell>
          <table:table-cell office:value-type="string" table:style-name="ce1">
            <text:p>You may unfortunately find yourself alone during this period when your Yun is lowest. Yet, you want to be cautious. Rushing into a marriage now could be disastrous. Even if you are married, you might not receive all the support you need. Still, you might want to do everything you can to help your marriage survive this unlucky time.</text:p>
          </table:table-cell>
          <table:table-cell table:number-columns-repeated="16381"/>
        </table:table-row>
        <table:table-row table:style-name="ro2">
          <table:table-cell office:value-type="string" table:style-name="ce1">
            <text:p>Children</text:p>
          </table:table-cell>
          <table:table-cell office:value-type="string" table:style-name="ce1">
            <text:p>Your children are likely to play a major role in your Luck during this fortunate decade. This can come from emotional as well as financial support if they're at that age. And if you're really Lucky, you could have a family business that enriches you all with both love and togetherness. <text:s/>So nurture your relationship with your children. Some day you could look back on this time as the best in your life.</text:p>
          </table:table-cell>
          <table:table-cell office:value-type="string" table:style-name="ce1">
            <text:p>Sadly, your children could be a big factor in this being perhaps your most difficult time in life. Perhaps you're not able to have any, and this causes a strain on your relationship. Or, maybe you do have some, but they seem to bring you more trouble than joy. There may not be much you can do about it. At least do what you can to not make things worse.<text:s text:c="2"/></text:p>
          </table:table-cell>
          <table:table-cell table:number-columns-repeated="16381"/>
        </table:table-row>
        <table:table-row table:style-name="ro2">
          <table:table-cell office:value-type="string" table:style-name="ce1">
            <text:p>Wealth</text:p>
          </table:table-cell>
          <table:table-cell office:value-type="string" table:style-name="ce1">
            <text:p>I won't say you're going to be rich during this decade. But …. Chances are your good Luck will involve having a lot of money. Are you a good money manager? Regardless of your answer, you might want to learn more so you can turn your good fortune into lasting prosperity. Of course you should spend some and have fun. Just save a goodly amount for investments and unexpected expenses.</text:p>
          </table:table-cell>
          <table:table-cell office:value-type="string" table:style-name="ce1">
            <text:p>Looks like money problems could play a major role in this being perhaps the most challenging decade of your life. Hopefully you've planned for something like this and have money put away. Once you're in the period there are two important things you can do. Hold down your expenses as much as possible. And, you don't want to take risks with money when the odds are against you.</text:p>
          </table:table-cell>
          <table:table-cell table:number-columns-repeated="16381"/>
        </table:table-row>
        <table:table-row table:style-name="ro2">
          <table:table-cell office:value-type="string" table:style-name="ce1">
            <text:p>Health</text:p>
          </table:table-cell>
          <table:table-cell office:value-type="string" table:style-name="ce1">
            <text:p>Good health and lots of energy could have a lot to do with making this perhaps the best decade of your life. That's great -- if you take advantage of it. There's not likely to be a better time to push yourself, to test your limits. This is a time for action. So pursue your goals with everything you've got. Of course you don't want to take your health for granted. You still need to stay in shape and get those regular checkups.</text:p>
          </table:table-cell>
          <table:table-cell office:value-type="string" table:style-name="ce1">
            <text:p>It wouldn't be surprising if health issues contributed to this being an unlucky time for you. You might be faced with a major illness or just a bunch of little ones. Or, you may just find yourself all too often simply lacking energy. If ever there was a time to pay attention to your heath, this is it. Don't be late for your checkups, and go visit the doctor at the first sign of trouble. This will give you a fighting chance.</text:p>
          </table:table-cell>
          <table:table-cell table:number-columns-repeated="16381"/>
        </table:table-row>
        <table:table-row table:style-name="ro2">
          <table:table-cell office:value-type="string" table:style-name="ce1">
            <text:p>Travel</text:p>
          </table:table-cell>
          <table:table-cell office:value-type="string" table:style-name="ce1">
            <text:p>Want to move to another place, or even country? This is the time. Another way to take advantage of this very lucky decade is to get a job that involves a lot of travel -- maybe even one in the travel industry. And it's not all about work either! Go see those places you dream about. How about cruises? A month abroad? And don't forget short trips in your local area. It's all good; so pack your suitcase and go.</text:p>
          </table:table-cell>
          <table:table-cell office:value-type="string" table:style-name="ce1">
            <text:p>I hope your job doesn't involve a lot of travel, as that activity is not likely to be lucky for you during this decade. You also probably don't want to be moving from place to place with your family. Luck is against you, and you may find you don't like the results. This is not to say you can't take vacation trips. But, it's best if you keep them simple, short and inexpensive.</text:p>
          </table:table-cell>
          <table:table-cell table:number-columns-repeated="16381"/>
        </table:table-row>
        <table:table-row table:style-name="ro2">
          <table:table-cell office:value-type="string" table:style-name="ce1">
            <text:p>Associates</text:p>
          </table:table-cell>
          <table:table-cell office:value-type="string" table:style-name="ce1">
            <text:p>This is a time you certainly want to be taking full advantage of your network of friends and associates as well as your subordinates’ support. At any one time this could be your best friend, a coworker, or even your little sister. So, to make the most of this great period in your life, you would be wise to focus on relationships and create as many good ones as you can.</text:p>
          </table:table-cell>
          <table:table-cell office:value-type="string" table:style-name="ce1">
            <text:p>More than ever it's important to have a good support network when you're going through an unlucky period. But, for you it may be part of the problem with that unlucky star. What to do? Well you don't want to give up. Find out who you can trust, and don't be afraid to ask them for help when you need it. As for new friends, choose carefully.</text:p>
          </table:table-cell>
          <table:table-cell table:number-columns-repeated="16381"/>
        </table:table-row>
        <table:table-row table:style-name="ro2">
          <table:table-cell office:value-type="string" table:style-name="ce1">
            <text:p>Career</text:p>
          </table:table-cell>
          <table:table-cell office:value-type="string" table:style-name="ce1">
            <text:p>Career success could be the driving factor in making this the best ten years of your life. You certainly want to give it your best. And don't forget to make sure you're in the one that's best for you. Luck is with you, so this is the time to make a change if it will help you achieve your goals. Speaking of goals, how high have you set your sights? You might even want to raise them. Whatever you do, it's not the time to coast.</text:p>
          </table:table-cell>
          <table:table-cell office:value-type="string" table:style-name="ce1">
            <text:p>You might experience the greatest impact of this unlucky time at work. Troubles could come a number of ways. General job dissatisfaction. Conflicts with the boss or coworkers. Frustration over lack of promotion. Or worst case, unemployment. You can minimize these bad effects by paying close attention to your career. Get more training. Work on relationships. Don't make sudden changes. In other words a conservative approach.</text:p>
          </table:table-cell>
          <table:table-cell table:number-columns-repeated="16381"/>
        </table:table-row>
        <table:table-row table:style-name="ro2">
          <table:table-cell office:value-type="string" table:style-name="ce1">
            <text:p>Property</text:p>
          </table:table-cell>
          <table:table-cell office:value-type="string" table:style-name="ce1">
            <text:p>During this time you could be very lucky when it comes to buying and selling or possibly inheriting property. It's likely you will have the money to buy your own home. And, you will probably prefer that to renting. In fact you would be wise to buy an investment property if you have the finances for it. Regardless, odds are whatever property you own is going to increase in value.</text:p>
          </table:table-cell>
          <table:table-cell office:value-type="string" table:style-name="ce1">
            <text:p>Don't panic. Yes you have unlucky stars in your Property Palace during your least Lucky decade. But that doesn't mean you're going to be homeless. It does, however, indicate you're likely to be renting rather than owning your own home. Given that the odds are against you, it's probably not wise to invest in real estate during this decade. Just be conservative and budget carefully.</text:p>
          </table:table-cell>
          <table:table-cell table:number-columns-repeated="16381"/>
        </table:table-row>
        <table:table-row table:style-name="ro2">
          <table:table-cell office:value-type="string" table:style-name="ce1">
            <text:p>Happiness</text:p>
          </table:table-cell>
          <table:table-cell office:value-type="string" table:style-name="ce1">
            <text:p>If there ever is a time in your life to do everything you always wanted to do, this is it! Take extra time off to enjoy your hobbies. Begin new ones. Savor the finer things in life. And don't forget to share all this with friends and family. These ten years could well be the happiest, most fun times of your life. Keep in shape and watch your health so you can make the most of a good thing. It should be a great time to be alive.</text:p>
          </table:table-cell>
          <table:table-cell office:value-type="string" table:style-name="ce1">
            <text:p>It could be worse. Then again you may have to face the fact circumstances may force you to have less time or money to do the things you like to do for your own pleasure. Your job, school or some other area of your life could cause you difficulties. It's not the end of the world, but you need to focus. It's important during these ten years to maintain a positive attitude. Life will get better eventually.</text:p>
          </table:table-cell>
          <table:table-cell table:number-columns-repeated="16381"/>
        </table:table-row>
        <table:table-row table:style-name="ro2">
          <table:table-cell office:value-type="string" table:style-name="ce1">
            <text:p>Parents</text:p>
          </table:table-cell>
          <table:table-cell office:value-type="string" table:style-name="ce1">
            <text:p>A big inheritance? Could be. Or your Luck could run to getting plenty of financial and moral support from your parents during this decade. Whatever your circumstances it's likely you're going to have a very close connection (Yuanten in Chinese) with at least one of them. You certain want to nurture your relationship with them. And, regardless of your age, don't forget to ask them for help when you need it.</text:p>
          </table:table-cell>
          <table:table-cell office:value-type="string" table:style-name="ce1">
            <text:p>So your least Lucky decade falls in your Parents Palace. That means there's a good chance you're not going to get much support from at least one of them during this time. And you could make a bad situation worse if you reject whatever support they are willing to give you. Just do what you can to maintain some kind of relationship with them. Your best bet is probably to put serious effort into <text:s/>a support network consisting of friends and siblings.</text:p>
          </table:table-cell>
          <table:table-cell table:number-columns-repeated="16381"/>
        </table:table-row>
        <table:table-row table:style-name="ro4">
          <table:table-cell table:number-columns-repeated="16384"/>
        </table:table-row>
        <table:table-row table:style-name="ro2">
          <table:table-cell office:value-type="string" table:style-name="ce1">
            <text:p><text:s/></text:p>
          </table:table-cell>
          <table:table-cell table:number-columns-repeated="1023" table:style-name="ce7"/>
          <table:table-cell table:number-columns-repeated="15360"/>
        </table:table-row>
        <table:table-row table:number-rows-repeated="1048561" table:style-name="ro4">
          <table:table-cell table:number-columns-repeated="16384"/>
        </table:table-row>
      </table:table>
      <table:table table:name="Luckiest_Time_Period" table:style-name="ta1">
        <table:table-column table:style-name="co9" table:default-cell-style-name="ce9"/>
        <table:table-column table:style-name="co10" table:default-cell-style-name="ce9"/>
        <table:table-column table:style-name="co11" table:default-cell-style-name="ce7"/>
        <table:table-column table:style-name="co8" table:number-columns-repeated="1021" table:default-cell-style-name="ce9"/>
        <table:table-column table:style-name="co5" table:number-columns-repeated="15360" table:default-cell-style-name="ce1"/>
        <table:table-row table:style-name="ro2">
          <table:table-cell office:value-type="string" table:style-name="ce8">
            <text:p>Decade</text:p>
          </table:table-cell>
          <table:table-cell office:value-type="string" table:style-name="ce8">
            <text:p>Luckiest</text:p>
          </table:table-cell>
          <table:table-cell office:value-type="string" table:style-name="ce6">
            <text:p>Unluckiest</text:p>
          </table:table-cell>
          <table:table-cell table:number-columns-repeated="16381" table:style-name="ce8"/>
        </table:table-row>
        <table:table-row table:style-name="ro2">
          <table:table-cell office:value-type="float" office:value="1" table:style-name="ce9">
            <text:p>1</text:p>
          </table:table-cell>
          <table:table-cell office:value-type="string" table:style-name="ce1">
            <text:p>Looks like you're off to a great start in life. The question is how much are you going to be able to take advantage of it while you're in diapers! Fortunately your good luck will last a bit longer than that. In fact it should continue right into your early school years. It's on you to make the most of them. If you're really lucky, you'll be able to read before your peers and jump start your education. I can't emphasize how important it is to make this quick start, as you're extra lucky if you have even one more decade in your life <text:s/>as lucky as this one.</text:p>
          </table:table-cell>
          <table:table-cell office:value-type="string" table:style-name="ce1">
            <text:p>Having such an unlucky decade this early in life could mark you as a late bloomer. That means it may be a while before you start to shine and show the world your best. Will you be able to walk and talk at about the same time as your friends? Will you enjoy a happy family life? Could you experience a childhood illness that holds you back? None of these may in fact happen. Regardless, in an unfortunate time as this you need to listen to your parents, work to get along with your brothers and sisters, and do your best in school to minimize the influence of unlucky stars.</text:p>
          </table:table-cell>
          <table:table-cell table:number-columns-repeated="16381"/>
        </table:table-row>
        <table:table-row table:style-name="ro2">
          <table:table-cell office:value-type="float" office:value="2" table:style-name="ce9">
            <text:p>2</text:p>
          </table:table-cell>
          <table:table-cell office:value-type="string" table:style-name="ce1">
            <text:p>This is an important decade, as you're likely to be attending and graduating from three and maybe even more schools. With lucky stars influencing it the odds are good you'll be a star pupil in at least one of them. You may also be considered more mature than your friends. And most importantly it's almost certain you're going to achieve some major successes and be recognized for them. This time is critical for building a solid foundation for a great life. So work hard, be alert, and seize the opportunities that come along.</text:p>
          </table:table-cell>
          <table:table-cell office:value-type="string" table:style-name="ce1">
            <text:p>So unlucky stars rule the decade that includes most of the years of your formal schooling. Not the end of the world, but it does put a major challenge in front of you at a relatively early time in your life. You'll need to draw support from family, friends and teachers whenever you can find it. Of course that's what you need to do during any difficult time. Now what's important is to focus on school. You have to keep going -- even when bad luck gets you down. The up side to this is when you're <text:s/>done with it, you'll still have a lot of your life in front of you.</text:p>
          </table:table-cell>
          <table:table-cell table:number-columns-repeated="16381"/>
        </table:table-row>
        <table:table-row table:style-name="ro2">
          <table:table-cell office:value-type="float" office:value="3" table:style-name="ce9">
            <text:p>3</text:p>
          </table:table-cell>
          <table:table-cell office:value-type="string" table:style-name="ce1">
            <text:p>Could there be a better time to have your luckiest decade?! This is the when you're likely to be starting your career and beginning a family of your own. And the stars are with you! So take full advantage of your luck by doing your best to lay a solid foundation for the rest of your life. Just do it would be a great motto for you. Work hard, develop relationships and keep an eye on your health. How about taking some risks! Of course things won't always turn out right, but you only have to hit it big once.</text:p>
          </table:table-cell>
          <table:table-cell office:value-type="string" table:style-name="ce1">
            <text:p>This may not be the worst time to have your least lucky decade, but it's no fun starting a career and a family when the stars are against you. What to do? Well anytime that happens it's probably a good idea to be on the conservative side. Go with what you know and be with people you know you can trust. Save taking chances for when the lucky stars are shining on you. And as for marriage, you're likely to have more success tying the knot closer to 30 than 20. You might be better off focusing on career first.</text:p>
          </table:table-cell>
          <table:table-cell table:number-columns-repeated="16381"/>
        </table:table-row>
        <table:table-row table:style-name="ro2">
          <table:table-cell office:value-type="float" office:value="4" table:style-name="ce9">
            <text:p>4</text:p>
          </table:table-cell>
          <table:table-cell office:value-type="string" table:style-name="ce1">
            <text:p>You've certainly begun at least one career and may have started a family going into this decade. And lucky you. The stars are with you, so now is the time to put your foot on the gas and really get going. <text:s/>Take chances. Make a career change if you need to. Volunteer for important projects at work. Build a family and realize your dreams of happiness. This, more than any other period in your life, is a time for action. Dare to set high goals and work hard to achieve them. Chances are you will.</text:p>
          </table:table-cell>
          <table:table-cell office:value-type="string" table:style-name="ce1">
            <text:p>Getting ahead in your career is no easy task. Neither is building a family and raising children -- especially when the stars are against you. You will probably need to think about your job and family more than at any other time in your life. Are you doing everything you can to succeed at work? Need more education? And what about your relationships? Taking them for granted or causing unnecessary conflicts could lead to trouble. Be cautious. Be attentive. Be thoughtful. Success can still be yours.</text:p>
          </table:table-cell>
          <table:table-cell table:number-columns-repeated="16381"/>
        </table:table-row>
        <table:table-row table:style-name="ro2">
          <table:table-cell office:value-type="float" office:value="5" table:style-name="ce9">
            <text:p>5</text:p>
          </table:table-cell>
          <table:table-cell office:value-type="string" table:style-name="ce1">
            <text:p>In the modern world many people consider this period the prime of life. <text:s/>How great for you that it's likely to be your luckiest! There's potential here to make great strides in your career, to achieve your highest goals. And don't forget about family and friends. They can be a great source of support for you -- and you for them. Happiness is yours if you're willing to make the effort. All in all a wonderful time to be alive, so be active, take some chances, and just enjoy the ride.</text:p>
          </table:table-cell>
          <table:table-cell office:value-type="string" table:style-name="ce1">
            <text:p>A lot depends on how well you've prepared yourself to this point in your life. Hopefully planning for the future is important to you. If so, you can do a bit of coasting now. This is probably a good time to stick with the tried and true. You don't want to be making major changes in your life unless there's no other choice. The same with taking chances. And old friends are likely to be the best ones. Regardless, you want to be extra careful where you place your trust. In general, be cautious, and things might not be so bad.</text:p>
          </table:table-cell>
          <table:table-cell table:number-columns-repeated="16381"/>
        </table:table-row>
        <table:table-row table:style-name="ro5">
          <table:table-cell office:value-type="float" office:value="6" table:style-name="ce9">
            <text:p>6</text:p>
          </table:table-cell>
          <table:table-cell office:value-type="string" table:style-name="ce10">
            <text:p>What a wonderful time to have your luckiest decade. Your 60th (61st in Western calendar) birthday is a cause for celebration in Chinese tradition. You'll be completing a sixty year cycle and beginning a new one. It's as if you're starting life all over again. You're in mature adulthood at this time, which could be a period of peak earnings and financial success. This could set you up for a great finish to your first cycle and propel you on the way to a rewarding second half of your life.</text:p>
          </table:table-cell>
          <table:table-cell office:value-type="string" table:style-name="ce1">
            <text:p>Wrapping up the first half of your life with your unluckiest decade isn't a fun prospect. On the other hand you still have plenty of decades left after this one. Your challenge is to be positive and focus on the future. <text:s/>When problems comes up, do something about them. Generally you'll probably be best off doing a lot of planning and preparation rather than beginning new projects or making major changes. And finally, a conservative approach is likely to serve you best during this period.</text:p>
          </table:table-cell>
          <table:table-cell table:number-columns-repeated="16381"/>
        </table:table-row>
        <table:table-row table:style-name="ro2">
          <table:table-cell office:value-type="float" office:value="7" table:style-name="ce9">
            <text:p>7</text:p>
          </table:table-cell>
          <table:table-cell office:value-type="string" table:style-name="ce1">
            <text:p>How exciting. You get to start off the second half of your life with your luckiest decade! The Chinese have always had the idea of life beginning a new cycle at age 60. Well now modern science and technology have made completion of it a real possibility. This, then, is the perfect time to do everything you need to do to make this half even better than your first one. The stars are with you, so look for opportunities. More than that, go for it when you find them. You can even take a risk here and there. But don't cash all your chips. You probably have many good years ahead of you, so do some long range planning and save for the future.</text:p>
          </table:table-cell>
          <table:table-cell office:value-type="string" table:style-name="ce1">
            <text:p>Unfortunately the second half of your life kicks off with your unluckiest decade. Don't let it get you down. All is not lost -- not by a long shot. For one thing you know it's coming. You have 60 years to prepare for it! And that's what you should do. Long rang planning. Build a happy family life and a network of good friends. Take care of your money and put some away for your later years. Maintaining good health and fitness may be the most important. Those unlucky stars could make you vulnerable, so you want to be strong going into this decade. Be smart. This decade doesn't have to be a disaster.</text:p>
          </table:table-cell>
          <table:table-cell table:number-columns-repeated="16381"/>
        </table:table-row>
        <table:table-row table:style-name="ro2">
          <table:table-cell office:value-type="float" office:value="8" table:style-name="ce9">
            <text:p>8</text:p>
          </table:table-cell>
          <table:table-cell office:value-type="string" table:style-name="ce1">
            <text:p>You may not be all that thrilled to learn your luckiest time won't come until you're in your 70s. But think about it. People are living longer than ever, and 70 isn't so old any more. You'll be a lot smarter and wiser when you're older. So when those lucky stars bring you good fortune, you're more likely to know what to do with it. This should cause you to take heart when things aren't going your way in the first half of life. You want to stay in the game, because the best is yet to come. Rather than getting down on life, you want to be making plans for a long and happy one. It can be yours.</text:p>
          </table:table-cell>
          <table:table-cell office:value-type="string" table:style-name="ce1">
            <text:p>So your unluckiest decade comes early in the second half of your life. Take heart. You have the whole first half to prepare for it. These days people can be quite active in their 70s. Maintaining good health is important for everyone, but it could be critical for you during this challenging decade. You'd be wise to have a good exercise program, and of course you want to be getting those checkups on time and heeding the doctor's orders. Finally, don't forget to show your appreciation to friends and family. They might be able to provide you the support you need when those unlucky stars do their worst.</text:p>
          </table:table-cell>
          <table:table-cell table:number-columns-repeated="16381"/>
        </table:table-row>
        <table:table-row table:style-name="ro2">
          <table:table-cell office:value-type="float" office:value="9" table:style-name="ce9">
            <text:p>9</text:p>
          </table:table-cell>
          <table:table-cell office:value-type="string" table:style-name="ce1">
            <text:p>You may not be all that thrilled to learn your luckiest time won't come until you're in your 80s. But think about it. People are living longer than ever, and you're not likely to be heading off to a nursing home when you're 80. And, you'll be a lot smarter and wiser when your older. So when those lucky stars bring you good fortune, you're more likely to know what to do with it. This should cause you to take heart when things aren't going your way in the first half of your life. You want to stay in there, because the best is yet to come. Rather than getting down on life, you want to be making plans for a long and happy one. It could be yours.</text:p>
          </table:table-cell>
          <table:table-cell office:value-type="string" table:style-name="ce1">
            <text:p>There's a very good chance you'll live into your 80s. People are living longer and longer thanks to modern technology. So you do have to face the possibility you'll have to live in a decade ruled by very unlucky stars. As with any such period you want to be conservative and avoid risks. And there's one more thing that can make this period not so bad -- the realization you have almost 80 years to prepare for it. So make wise choices and have a good life. It's never too early to begin long range planning. And, it's always a good idea to build and maintain good relations with family and friends. They just might be your best source of support during this challenging decade.</text:p>
          </table:table-cell>
          <table:table-cell table:number-columns-repeated="16381"/>
        </table:table-row>
        <table:table-row table:style-name="ro2">
          <table:table-cell office:value-type="float" office:value="10" table:style-name="ce9">
            <text:p>10</text:p>
          </table:table-cell>
          <table:table-cell office:value-type="string" table:style-name="ce1">
            <text:p>True, the 90s may be a long way off into the future. So you're just going to have to plan for a long and active life. Is that so bad? Hopefully this good news motivates you to take care of your health and make lots of long range plans -- you're probably going to need them. Even without those lucky stars, that's important. People are living longer and longer. And chances are you will too. This good news should also comfort you during the hard times in the first half of your life. We all have them, but you also have a spectacular future to look forward to.</text:p>
          </table:table-cell>
          <table:table-cell office:value-type="string" table:style-name="ce1">
            <text:p>There's a good chance you'll live into your 90s. People are living longer and longer thanks to advances in science and technology. So you do have to face the possibility you'll have to live in a decade ruled by very unlucky stars. But don't forget you would have been privileged to live longer than most people. As with any such period you want to be conservative and avoid risks. And there's one more thing that can make this period not so bad -- the realization you have almost 90 years to prepare for it. So make wise choices and have a good life.</text:p>
          </table:table-cell>
          <table:table-cell table:number-columns-repeated="16381"/>
        </table:table-row>
        <table:table-row table:style-name="ro2">
          <table:table-cell office:value-type="float" office:value="11" table:style-name="ce9">
            <text:p>11</text:p>
          </table:table-cell>
          <table:table-cell office:value-type="string" table:style-name="ce1">
            <text:p>You just may be doubly lucky! Perhaps you'll enjoy a long life and have great Luck while doing it. Hopefully this good news will help give you the strength to remain positive during those decades when the stars are against you. Why would you want to give up when a long and happy future could be your fate? Another thing. In your youth you would be well served to make long rang plans -- really long range ones. When the good times <text:s/>come, you want to be ready to roll. People are not only living longer these days, they're living healthy and being more active. That can be you!</text:p>
          </table:table-cell>
          <table:table-cell office:value-type="string" table:style-name="ce1">
            <text:p>It's never lucky to have a decade ruled by unlucky stars. However, and it's a big however, you can be thankful you've lived long enough to be called a centenarian. <text:s/>Your best approach to your situation is to focus on appreciating the many blessings you've received in your long life. And, accept with grace whatever might result from having unlucky stars rule this time of your life. After all, you've benefited from not having these stars around during your childhood, school years, or the time you were working on your career.</text:p>
          </table:table-cell>
          <table:table-cell table:number-columns-repeated="16381"/>
        </table:table-row>
        <table:table-row table:style-name="ro2">
          <table:table-cell office:value-type="float" office:value="12" table:style-name="ce9">
            <text:p>12</text:p>
          </table:table-cell>
          <table:table-cell office:value-type="string" table:style-name="ce1">
            <text:p>You just may be doubly lucky! Perhaps you'll enjoy a long life and have great Luck while doing it. Hopefully this good news will help give you the strength to remain positive during those decades when the stars are against you. Why would you want to give up when a long and happy future could be your fate? Another thing. In your youth you would be served to make long rang plans -- really long range ones. When the good times <text:s/>come, you want to be ready to roll. People are not only living longer these days, they're living healthy and being more active. That can be you!</text:p>
          </table:table-cell>
          <table:table-cell office:value-type="string" table:style-name="ce1">
            <text:p>How can this be unlucky?! Should you live long enough for this bad luck period to arrive, you will have enjoyed a very long life. So it's actually lucky for this decade to be your unluckiest. And, you'll have plenty of time to get ready for this challenge. Start young. Build relationships and a solid financial foundation. Sure you've got plenty of time, but why waste it? There'll be lots to think about in what will amount to two lifetimes by yesterday's standards. So get started now. Let the stars do their worst later. You'll be ready for them.</text:p>
          </table:table-cell>
          <table:table-cell table:number-columns-repeated="16381"/>
        </table:table-row>
        <table:table-row table:number-rows-repeated="1048563" table:style-name="ro4">
          <table:table-cell table:number-columns-repeated="16384"/>
        </table:table-row>
      </table:table>
      <table:table table:name="Major-Minor_Stars" table:style-name="ta1">
        <table:table-column table:style-name="co8" table:number-columns-repeated="3" table:default-cell-style-name="ce7"/>
        <table:table-column table:style-name="co12" table:number-columns-repeated="2" table:default-cell-style-name="ce7"/>
        <table:table-column table:style-name="co13" table:default-cell-style-name="ce7"/>
        <table:table-column table:style-name="co14" table:number-columns-repeated="3"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8" table:number-columns-repeated="1011" table:default-cell-style-name="ce7"/>
        <table:table-column table:style-name="co5" table:number-columns-repeated="15360" table:default-cell-style-name="ce1"/>
        <table:table-row table:style-name="ro2">
          <table:table-cell office:value-type="string" table:style-name="ce6">
            <text:p>Star 1</text:p>
          </table:table-cell>
          <table:table-cell office:value-type="string" table:style-name="ce6">
            <text:p>Star 2</text:p>
          </table:table-cell>
          <table:table-cell office:value-type="string" table:style-name="ce6">
            <text:p>Star 3</text:p>
          </table:table-cell>
          <table:table-cell office:value-type="string" table:style-name="ce6">
            <text:p>Major Star Narrative Decade</text:p>
          </table:table-cell>
          <table:table-cell office:value-type="string" table:style-name="ce6">
            <text:p>Minor Star Narrative Decade</text:p>
          </table:table-cell>
          <table:table-cell office:value-type="string" table:style-name="ce6">
            <text:p>Major Star Narrative Year</text:p>
          </table:table-cell>
          <table:table-cell office:value-type="string" table:style-name="ce6">
            <text:p>Minor Star Narrative Year</text:p>
          </table:table-cell>
          <table:table-cell office:value-type="string" table:style-name="ce6">
            <text:p>Major Star - This Year</text:p>
          </table:table-cell>
          <table:table-cell office:value-type="string" table:style-name="ce6">
            <text:p>Minor Star - This Year</text:p>
          </table:table-cell>
          <table:table-cell office:value-type="string" table:style-name="ce6">
            <text:p>Major Star Narrative Month</text:p>
          </table:table-cell>
          <table:table-cell office:value-type="string" table:style-name="ce6">
            <text:p>Minor Star Narrative Month</text:p>
          </table:table-cell>
          <table:table-cell office:value-type="string" table:style-name="ce6">
            <text:p>Palace Major Star</text:p>
          </table:table-cell>
          <table:table-cell office:value-type="string" table:style-name="ce6">
            <text:p>Palace Minor Star</text:p>
          </table:table-cell>
          <table:table-cell table:number-columns-repeated="16371"/>
        </table:table-row>
        <table:table-row table:style-name="ro6">
          <table:table-cell office:value-type="string" table:style-name="ce11">
            <text:p>U</text:p>
          </table:table-cell>
          <table:table-cell office:value-type="string" table:style-name="ce11">
            <text:p>U</text:p>
          </table:table-cell>
          <table:table-cell office:value-type="string" table:style-name="ce11">
            <text:p>NULL</text:p>
          </table:table-cell>
          <table:table-cell office:value-type="string" table:style-name="ce11">
            <text:p>Well, there's no getting around it. This decade is ruled by two, unlucky major stars. But don't throw in the towel. Just be careful where you step and leave those major life decisions for a different time. Conserve your energy and resources, too, as you might need them to deal with some challenges along the way.</text:p>
          </table:table-cell>
          <table:table-cell office:value-type="string" table:style-name="ce11">
            <text:p>You have two, unlucky minor stars, so you're not in great shape – but it's also not the end of the world. These two bad boys could diminish the positive Yun of major stars or enhance the negativity of unlucky ones. However, if these are your only unlucky stars in this decade, your challenges may only be minor ones.</text:p>
          </table:table-cell>
          <table:table-cell office:value-type="string" table:style-name="ce11">
            <text:p>Hm... two unlucky stars here. It could be a challenging year, but remember that it's not about your Yun – it's what you do with it. So, just be smart here. Don't rock the boat, color inside the lines, and save your big moves for a luckier year. You can do just fine if you anticipate problems and figure out how you might handle things that do pose a challenge.</text:p>
          </table:table-cell>
          <table:table-cell office:value-type="string" table:style-name="ce11">
            <text:p>Ok, two unlucky stars isn't the best for your minor rating, but it's not terrible. These probably won't have too much of an effect on the major stars for the year. Just tread carefully. Go about your business with caution and know you could encounter some setbacks. It may not be a stellar year, but it doesn't have to bad, either.</text:p>
          </table:table-cell>
          <table:table-cell office:value-type="string" table:style-name="ce11">
            <text:p>Ok, so there are two unlucky stars this year. Might be some challenges! But remember, it's about what you do with them that matters. Don't color outside the lines and save those risky moves for another time. It's possible to do just fine as long as you can anticipate problems and work with what you have. <text:s/>Next year is likely to be better, so stay positive.</text:p>
          </table:table-cell>
          <table:table-cell office:value-type="string" table:style-name="ce11">
            <text:p>Two unlucky minor stars this year. Not entirely terrible, but nothing you should ignore. Take control of your finances and other areas of your life that might be subject to some challenges. Other than that, just use good judgment and don't try to prove anything by making risky moves. Look after what's important to you and don't leave anything in others' hands.</text:p>
          </table:table-cell>
          <table:table-cell office:value-type="string" table:style-name="ce11">
            <text:p>Well, the next few weeks of your life might not be the best. That's because you have two unlucky major stars to deal with. It's not the time to try your hand at the poker table or waste your salary on lottery tickets. Stay conservative and hang out close to home. Remember, this won't last forever – maybe not even into next month.</text:p>
          </table:table-cell>
          <table:table-cell office:value-type="string" table:style-name="ce11">
            <text:p>Well, OK. Two unlucky minor stars this month. But at least they're not very unlucky. It could be worse. The thing to remember about times like this is your ability to exercise free will and make good choices. This isn't the end of the world, you just have to be more conservative than normal. No biggie. Practice self-restraint. Keep your resources close and don't dry them up.</text:p>
          </table:table-cell>
          <table:table-cell office:value-type="string" table:style-name="ce11">
            <text:p>Uh oh. This area of your life is ruled by two, unlucky major stars. Hopefully your other Palaces are in better shape! So what does this mean? Basically, you should just be aware of the challenges that will probably show up when it comes to this aspect of your life. Nothing is hopeless, but you'll certainly need to be prepared for obstacles.</text:p>
          </table:table-cell>
          <table:table-cell office:value-type="string" table:style-name="ce11">
            <text:p>Well, OK. Two unlucky stars are hanging over this palace, which basically is a bummer. But don't freak out. It's not totally awful. Besides, it could be much worse. It just means that this particular area of your life might pose some challenges. Whatever they are, it's up to you to learn how to best deal with them. And deal with them you will. Draw on the strength and resilience that you know you have – and try to make the most of every positive opportunity that comes your way.</text:p>
          </table:table-cell>
          <table:table-cell table:number-columns-repeated="16371" table:style-name="ce11"/>
        </table:table-row>
        <table:table-row table:style-name="ro7">
          <table:table-cell office:value-type="string" table:style-name="ce11">
            <text:p>VUL</text:p>
          </table:table-cell>
          <table:table-cell office:value-type="string" table:style-name="ce11">
            <text:p>NULL</text:p>
          </table:table-cell>
          <table:table-cell office:value-type="string" table:style-name="ce11">
            <text:p>NULL</text:p>
          </table:table-cell>
          <table:table-cell office:value-type="string" table:style-name="ce11">
            <text:p>So, you've got one, very unlucky major star here. But hey, it could be worse! You could have three. It's only one, but it could be a doozy. Proceed into this stage of your life with caution. Recognize potential obstacles and don't take risks unless your minor stars indicate you've got some luck on your side.</text:p>
          </table:table-cell>
          <table:table-cell office:value-type="string" table:style-name="ce11">
            <text:p>Although you have only one, unlucky minor star affecting this decade, it's a bad one. It could significantly enhance the negative influence of unlucky, major stars and diminish the positive Yun of lucky ones. With this star hanging over your head you need to tread lightly, avoid excesses and steer away from risk.</text:p>
          </table:table-cell>
          <table:table-cell office:value-type="string" table:style-name="ce11">
            <text:p>Ok, so you've got one, very unlucky major star for this year. It's not the end of the world. In times like this, it's just important to be as prepared as possible. Don't do anything silly or try to fight the world with one hand tied behind your back. It's not rocket science after all. Just be smart and stay close to home. Play it safe.</text:p>
          </table:table-cell>
          <table:table-cell office:value-type="string" table:style-name="ce11">
            <text:p>One, very unlucky minor star? Oops! That's going to reduce the Yun of the major stars. If they're looking really great, this one might reduce their luster a bit. However, it's not a death blow by a long shot. Know it can cause some <text:s/>trouble, but focus on the positives of the major stars ruling this year.</text:p>
          </table:table-cell>
          <table:table-cell office:value-type="string" table:style-name="ce11">
            <text:p>You've got one major star this year – and it happens to be very unlucky. Phooey. Don't get too bummed, however, as it's all in how you deal with things. This is what matters. So you've got a very unlucky star? Just don't be aggressive, stay the course, and try to figure out where things might go wrong. That's all you can really do in life anyway, isn't it?</text:p>
          </table:table-cell>
          <table:table-cell office:value-type="string" table:style-name="ce11">
            <text:p>Ouch. A very, unlucky minor star this year. This could diminish the power of your lucky major stars, if you have them, or make your unlucky ones a tad worse. Try to keep harmony in your world as best you can. No major changes, please. Also, keep to a solid routine to keep yourself out of trouble this year!</text:p>
          </table:table-cell>
          <table:table-cell office:value-type="string" table:style-name="ce11">
            <text:p>Hmm. This month could end up being a doozy. Why? Well, you have one unlucky star, and it's a bad one. In times like these it's important to remember what got you through challenging moments in the past. Was it your family? Friends? Your dog? Use whatever resources you have at your disposal. You'll make it out alive. I promise.</text:p>
          </table:table-cell>
          <table:table-cell office:value-type="string" table:style-name="ce11">
            <text:p>Woo-wee! One, very unlucky minor star is no joke. There could be some tough spots this month. But take heart. It's all up to you in terms of how you deal with them. You can have a bad attitude, or you can attempt to look on the bright side and make the most of what you have. Which option sounds better to you?</text:p>
          </table:table-cell>
          <table:table-cell office:value-type="string" table:style-name="ce11">
            <text:p>One, very unlucky star rules this area of your life. It's not entirely hopeless, but it's not good either. Successes you may have could be hampered by some unlucky accidents or misfortunes. Be cautious when it comes to this area of your life. Think walking on eggshells. You should probably avoid risks and make sure you're prepared for what challenges may pop up.<text:s text:c="2"/></text:p>
          </table:table-cell>
          <table:table-cell office:value-type="string" table:style-name="ce11">
            <text:p>Yikes. Here we have one, very unlucky star. No one wants that. But, it could certainly be worse, so keep your chin up. This area of your life, while fairly even-keel most of the time, might deliver some big challenges every now and then. The important thing? Just be cautious about how you deal with them. Try to be prepared. Lean on loved ones for support. That's all you can do in life anyway, isn't it?</text:p>
          </table:table-cell>
          <table:table-cell table:number-columns-repeated="16371" table:style-name="ce11"/>
        </table:table-row>
        <table:table-row table:style-name="ro7">
          <table:table-cell office:value-type="string" table:style-name="ce11">
            <text:p>VL</text:p>
          </table:table-cell>
          <table:table-cell office:value-type="string" table:style-name="ce11">
            <text:p>VL</text:p>
          </table:table-cell>
          <table:table-cell table:style-name="ce11"/>
          <table:table-cell office:value-type="string" table:style-name="ce11">
            <text:p>Woohoo! The only thing that could make this decade better would be another very lucky star, but you've got two of them, so let's not complain. Be aggressive with going after your dreams -- right now. Travel, personal development, and money may all be at your fingertips. Grow the good things into even better ones!</text:p>
          </table:table-cell>
          <table:table-cell office:value-type="string" table:style-name="ce11">
            <text:p>There's not much better than two, very lucky stars! If you have lucky major stars, you're in even better shape. If you have unlucky major stars, these two puppies will help out. A few bright spots ought to make this decade very special. Don't waste opportunities but rather make the most of the good things!</text:p>
          </table:table-cell>
          <table:table-cell office:value-type="string" table:style-name="ce11">
            <text:p>Fortune has smiled upon you in that you have two, very lucky stars this year! It could be one of the most significant of your life. And, you could experience some huge success and happiness at this time. You want to do your best to be sure you get the maximum benefit from this abundance of Yun.</text:p>
          </table:table-cell>
          <table:table-cell office:value-type="string" table:style-name="ce11">
            <text:p>Two very lucky minor stars? It's in the bag, baby! What's great about this is it affects the Yun of your major stars. So, if this year is looking good already, these two stars give you even more of a boost. If your major stars aren't spectacular, no worries. Having two very lucky minor stars in your corner is going to help a great deal.</text:p>
          </table:table-cell>
          <table:table-cell office:value-type="string" table:style-name="ce11">
            <text:p>Two, very lucky major stars this year. Awesome! This is pretty significant, so take note. It's bound to be a successful year, if not one of your best. Make sure you're in every position to take advantage of it. Big strides, wild plans, and lots of adventures should be in the stars. The spotlight is on you – now is your moment. Carpe diem!</text:p>
          </table:table-cell>
          <table:table-cell office:value-type="string" table:style-name="ce11">
            <text:p>No complaining or sniveling here. You have two, very lucky minor stars looking out for you this year! It's a straight-shooting time for you. Look for your targets and aim. You're bound to hit the mark. Express yourself in all areas of life. It'll probably be a happy-go-lucky 12 months, and you have the stars on your side lighting your way. Sounds good to me!</text:p>
          </table:table-cell>
          <table:table-cell office:value-type="string" table:style-name="ce11">
            <text:p>Thank goodness! You're in the clear. Two, very lucky stars is reason to put on your party hat this month. What should you celebrate? Oh, I don't know. Maybe the fact you'll be confident, successful, creative, and popular. You're a shining star, so don't be afraid to illuminate the world with your brilliance.</text:p>
          </table:table-cell>
          <table:table-cell office:value-type="string" table:style-name="ce11">
            <text:p>Let's see here. It's probably going to be one heck of a month for you – and in a good way! With two very lucky minor stars, you really don't have much to worry about right now. Yun is on your side, giving your major stars a boost as well. Be bold and forthright with your actions and desires. You're more than likely to get what you want.</text:p>
          </table:table-cell>
          <table:table-cell office:value-type="string" table:style-name="ce11">
            <text:p>This sure is great! Two, very lucky stars find a home in this Palace, which means this area of your life has some help from a good dose of positive Yun. Success in this realm should come easily , so use that momentum to take things far and wide. What's even better than having good luck? Making it last! Build on your successes so you have a stronger foundation in other areas.</text:p>
          </table:table-cell>
          <table:table-cell office:value-type="string" table:style-name="ce11">
            <text:p>Woohoo! Two very lucky stars make this Palace a happy place to be. This area of your life is probably going to be one that comes easy for you, whether it's your relationships, your parents, or acquiring property. Great. We all need some lucky breaks now and then, don't we?! The key is going to be your ability to squeeze every ounce of goodness out of the ripe fruit that's bound to fall. Don't waste a drop.</text:p>
          </table:table-cell>
          <table:table-cell table:number-columns-repeated="16371" table:style-name="ce11"/>
        </table:table-row>
        <table:table-row table:style-name="ro7">
          <table:table-cell office:value-type="string" table:style-name="ce11">
            <text:p>L</text:p>
          </table:table-cell>
          <table:table-cell table:number-columns-repeated="2" table:style-name="ce11"/>
          <table:table-cell office:value-type="string" table:style-name="ce11">
            <text:p>Well, there's one lucky star here. Not bad at all. What will you do with this stroke of good fortune? Maybe you can stretch it out even further – as long as you make the right choices and go for the good things that come your way. Stretch your resources as far as they will go, but stay away from super risky projects or investments.</text:p>
          </table:table-cell>
          <table:table-cell office:value-type="string" table:style-name="ce11">
            <text:p>One, lucky minor star? It could be the icing on the cake or the bright spot in a dark room. It just kind of depends on what your major stars are. You might have to be a little careful here, as one lucky star isn't spectacular, but it could offer you a stroke of fortune at the right time. It's up to you to know when and act – fast.</text:p>
          </table:table-cell>
          <table:table-cell office:value-type="string" table:style-name="ce11">
            <text:p>There's one, lucky major star in your world this year. <text:s/>That's good but not great news. In order to really get the most from it, you'll also have to combine your positive Yun with hard work. And don't get too complacent, either. One lucky star doesn't mean you're immune to challenges. It just means you might get a boost when you need it.</text:p>
          </table:table-cell>
          <table:table-cell office:value-type="string" table:style-name="ce11">
            <text:p>True, you only have one, lucky minor star, but It could enhance the Yun of major stars governing this year. With Luck on your side you want to go after what you want. It may be a good time for a celebration, big change, or hitting the books. But be careful. You don't want to rock the boat too much, as we are talking minor star here.</text:p>
          </table:table-cell>
          <table:table-cell office:value-type="string" table:style-name="ce11">
            <text:p>Luck is a funny thing. Sometimes, a little of it doesn't really help that much – but it does bring a smile to your face. That's how this year's probably going to be. No huge reasons for celebration, but definitely some occasions for giving thanks. The rest of the time, be proactive about your life. You'll have to reach out and grab what you want this year when the time is right.</text:p>
          </table:table-cell>
          <table:table-cell office:value-type="string" table:style-name="ce11">
            <text:p>Ok. Stick to the basics. With one lucky minor star for this year, you should remain practical. It's a good omen, yes, but not enough of one to cause gold coins to rain from the sky. Stay grounded and remain ambitious when it comes to your goals. If you're devoted and energized, you can make the most of this time without even needing luck. Keep trudging ahead with your eye on the prize.</text:p>
          </table:table-cell>
          <table:table-cell office:value-type="string" table:style-name="ce11">
            <text:p>One, little lucky star here. It's like getting a spoonful of ice cream, isn't it? It tastes good, but it's not enough to give you a sugar high or anything. That's what this month may be like. You'll have to eat your vegetables, but you might get to try something super yummy too. Savor it. Make it last. If you think it's appropriate, ask for more.</text:p>
          </table:table-cell>
          <table:table-cell office:value-type="string" table:style-name="ce11">
            <text:p>A lucky star here. Just one, so it's not going to have a tremendous influence on your Yun this month. It's more important to use common sense right now – your luck isn't great or terrible either way. How can you build up on the good things while continuing to chip away at the not-so-good? Both tasks are important right now. So be ready for some good luck, but don't count on it.</text:p>
          </table:table-cell>
          <table:table-cell office:value-type="string" table:style-name="ce11">
            <text:p>Luck be with you! This palace has one, major lucky star, which could help you out a bit. It's not going to deliver you miracles, but it could provide a stroke of good luck or brighten up this area of your life just a little. <text:s/>Make choices wisely when it comes to the theme of this palace. Your smarts and sound judgment are still important here, so don't let them take a back seat.</text:p>
          </table:table-cell>
          <table:table-cell office:value-type="string" table:style-name="ce11">
            <text:p>Ok. A lucky star. It's not a wild stroke of fortune here, but it's better than having a bunch of unlucky stars, right!? Think on the bright side. It looks like this area of your life could be pretty <text:s/>dependent on your own free will and actions, but you might see a lucky break now and then. Great. Just don't rely on it to work any miracles. You still need to put in the work and do the best you can. When amazing opportunities do come, snatch them up quickly.</text:p>
          </table:table-cell>
          <table:table-cell table:number-columns-repeated="16371" table:style-name="ce11"/>
        </table:table-row>
        <table:table-row table:style-name="ro6">
          <table:table-cell office:value-type="string" table:style-name="ce12">
            <text:p>VL</text:p>
          </table:table-cell>
          <table:table-cell office:value-type="string" table:style-name="ce12">
            <text:p>VL</text:p>
          </table:table-cell>
          <table:table-cell office:value-type="string" table:style-name="ce12">
            <text:p>VL</text:p>
          </table:table-cell>
          <table:table-cell office:value-type="string" table:style-name="ce11">
            <text:p>It doesn't get any better than this! With three, very lucky major stars, it's probably going to be a good ride. Now's your moment, so don't hesitate. This should be a time of success, opportunities, and growth. You can be aggressive with what you want, as you're very likely to get it. So go for the brass ring!</text:p>
          </table:table-cell>
          <table:table-cell office:value-type="string" table:style-name="ce11">
            <text:p>Well isn't this nice! Three very lucky minor stars is something to rejoice about. If you have lucky major stars, these will make a good thing even better. Do you have unlucky major stars? Not to worry. Having these three gems in your corner ought to help offset any negativity. It's probably OK to take some risks and make big plans this decade.</text:p>
          </table:table-cell>
          <table:table-cell office:value-type="string" table:style-name="ce11">
            <text:p>Roll out the red carpet! This is your year, baby! With three, very lucky stars, there's not much you shouldn't go for this year. Fame, success, money, love – they can all be yours if you look in the right places and keep your wits about you. Since this ought to be a very successful time, build a foundation for further growth on your golden empire!</text:p>
          </table:table-cell>
          <table:table-cell office:value-type="string" table:style-name="ce11">
            <text:p>It doesn't get much better than this! Three, very lucky minor stars means this year is probably going to be off the charts! Move ahead with all your big ideas and embrace those major changes you've been wanting to make. There's no better time to really put yourself out there and take some risks. Yun is on your side, and the stars are aligned. Nothing can stop you now!</text:p>
          </table:table-cell>
          <table:table-cell office:value-type="string" table:style-name="ce11">
            <text:p>You've pretty much struck gold here. Nothing's better than three, very lucky stars! It's going to be a good year – are you prepared to take advantage of it? This really is the time to go for it – in every sense of the phrase. If you don't take leaps now, you may always regret it. Plus, your efforts are more than likely to turn out very well. So what are you waiting for?</text:p>
          </table:table-cell>
          <table:table-cell office:value-type="string" table:style-name="ce11">
            <text:p>What an important year this is going to be! Seriously, three, very lucky minor stars is a pretty big deal. It's kind of like winning the Yun jackpot. Triumph is almost certain, so capitalize on the energy that's bound to take you far and wide right now. Advance your position at work, take leaps in love, and book that wild African safari. Now's your moment, baby!</text:p>
          </table:table-cell>
          <table:table-cell office:value-type="string" table:style-name="ce11">
            <text:p>Let the good times roll! Better take pictures this month, as it's probably going to be one for the history books. You have an outstanding three, very lucky stars guiding your way. It doesn't get better than that! The light's green, and you're in the sexiest sports car known to man. Rev your engine. Ready, set, go!</text:p>
          </table:table-cell>
          <table:table-cell office:value-type="string" table:style-name="ce11">
            <text:p>Thank your lucky stars – literally! You have three, very lucky ones watching over you this month. This gives an incredible boost to your major star Yun – whether it's favorable or not. Basically, the stage is set, and you're the star of the play. Go out there and deliver a stellar performance. You have it in you. Afterwards, you'll probably be applauded with praise and even win some fame, and fortune.</text:p>
          </table:table-cell>
          <table:table-cell office:value-type="string" table:style-name="ce13">
            <text:p>Amazing! There's not much better than getting three, very lucky stars in this Palace. Clearly, this aspect of your life has a boatload of positive Yun – and it's definitely a time to show off your strengths. Then again, with this rating, you're bound to shine regardless. Good. <text:s/>Take some risks here. Seriously, what do you have to lose? Whatever big moves you've been considering are bound to turn out well – most of them anyway!</text:p>
          </table:table-cell>
          <table:table-cell office:value-type="string" table:style-name="ce11">
            <text:p>Jackpot! Literally. You have three, very lucky stars in this palace, and it doesn't get much better than that. While other areas of your life might be touch and go, this realm is bound to bring you happiness and success. What will you do with all of this good fortune? It's up to you. Hopefully, having a strong foundation here will help you reach greatness in other areas of your life as well. So, seize the day – as they say. Go after what you want with gusto. Your goals are clearly within reach here.</text:p>
          </table:table-cell>
          <table:table-cell table:number-columns-repeated="16371" table:style-name="ce11"/>
        </table:table-row>
        <table:table-row table:style-name="ro6">
          <table:table-cell office:value-type="string" table:style-name="ce12">
            <text:p>VL</text:p>
          </table:table-cell>
          <table:table-cell office:value-type="string" table:style-name="ce12">
            <text:p>VL</text:p>
          </table:table-cell>
          <table:table-cell office:value-type="string" table:style-name="ce12">
            <text:p>L</text:p>
          </table:table-cell>
          <table:table-cell office:value-type="string" table:style-name="ce11">
            <text:p>You've got two, very lucky stars and one lucky star: the second best thing available to you here. Not bad, my friend! This decade should represent one of your highest periods as far as Yun – maybe your very best. So take chances and make the most of every opportunity you get. Travel, make bold moves in love or work, and take a risk or two.</text:p>
          </table:table-cell>
          <table:table-cell office:value-type="string" table:style-name="ce11">
            <text:p>There are two, very lucky minor stars and one lucky star here. A great spread indeed. Most of the time lucky stars have little influence on major ones, but since two of yours are very lucky, they could have a strong influence. If your major stars are looking good, this gives you the green light for travel, adventures, and money-making. If your major stars are unlucky, don't push the envelope too far but do go after your goals – confidently.</text:p>
          </table:table-cell>
          <table:table-cell office:value-type="string" table:style-name="ce11">
            <text:p>Most people would be jumping for joy at this Yun rating. Two, very lucky major stars and one lucky star is something to be happy about, indeed. This year is probably going to bring some big successes your way. While you may not have to look very far for them, the more proactive you can be, the better. This ensures you'll stretch the good things as far as they'll go. Put plans into action, travel, and go after those long-held dreams.</text:p>
          </table:table-cell>
          <table:table-cell office:value-type="string" table:style-name="ce11">
            <text:p>How much can you accomplish in a year? Reason I ask is this one has potential to be an important one! With two, very lucky minor stars in your corner – and one lucky, just for good measure – there's not much that can stop you. Even if your major star spread isn't great, this outlook says your Yun's in good shape. So don't waste it. There's no time like the present; this is your year!</text:p>
          </table:table-cell>
          <table:table-cell office:value-type="string" table:style-name="ce11">
            <text:p>It doesn't get much better than this; that's for sure. With a couple of very lucky stars and one lucky one – your year is off to a great start here! Those plans you've put on hold for too long now? It's time to get off your butt and make them a reality already. You know the ones I'm talking about. Yun is on your side. Saddle up and enjoy the ride!</text:p>
          </table:table-cell>
          <table:table-cell office:value-type="string" table:style-name="ce11">
            <text:p>I like the way this looks. Two, very lucky minor stars and one lucky one for good measure. Pretty sweet deal. You'll probably have all the power you need right now to get things done – so do them! Don't hesitate, don't waste time, and don't doubt yourself. Now's not the time to be modest. You're in a place to really rise up the ranks right now. Abundance is the theme here, so ask for what you want. It will come.</text:p>
          </table:table-cell>
          <table:table-cell office:value-type="string" table:style-name="ce11">
            <text:p>It's a good month when two, very lucky stars are in the mix. Even better is <text:s/>you have a lucky one, too! This could be a productive time for you, so don't waste the energy and resources you're bound to have right now. Meet new people, go on a trip, and say “yes” to every opportunity that comes your way. Chances taken now are bound to end with triumph as this could just be your best month of the year.</text:p>
          </table:table-cell>
          <table:table-cell office:value-type="string" table:style-name="ce11">
            <text:p>Here we have two, very lucky stars – definitely a great start to your month. With another lucky star adding some support you can probably expect big things over the next few weeks. It's certainly a time to try some new things, put yourself out there, and make bold moves. It's unlikely you'll fail with this type of Yun in your corner. Go ahead. Live a little.</text:p>
          </table:table-cell>
          <table:table-cell office:value-type="string" table:style-name="ce13">
            <text:p>Ok. Great! Two, very lucky stars and a lucky one are watching over this Palace. It's obvious this area of your life is going to be more lucky than others. Maybe your best! The idea here is you want to parlay your good fortune into other areas. Make it last for you. Whatever it is you're looking to do, be, or achieve, you have the green light for it. Really. Stop doubting and start taking some chances here.</text:p>
          </table:table-cell>
          <table:table-cell office:value-type="string" table:style-name="ce11">
            <text:p>Sweet deal. Two, very lucky stars and a lucky one for some icing on top. What does this mean? Well, this area of your life should come with some advantages and opportunities. It will be up to you to make the most of them. Whatever you can do to stretch out your luck as far as it will go is going to help you prolong the good times. Make some bold moves. Take some risks. Go out on a limb here, as things are bound to work out in your favor.</text:p>
          </table:table-cell>
          <table:table-cell table:number-columns-repeated="16371" table:style-name="ce11"/>
        </table:table-row>
        <table:table-row table:style-name="ro8">
          <table:table-cell office:value-type="string" table:style-name="ce12">
            <text:p>VL</text:p>
          </table:table-cell>
          <table:table-cell office:value-type="string" table:style-name="ce12">
            <text:p>VL</text:p>
          </table:table-cell>
          <table:table-cell office:value-type="string" table:style-name="ce12">
            <text:p>U</text:p>
          </table:table-cell>
          <table:table-cell office:value-type="string" table:style-name="ce11">
            <text:p>Ok. You have two very lucky stars and one unlucky. Good news is the lucky ones should cancel out some of its negative influences. Still, be cautious. Just when you think things are going great, you could face a challenge or two. Be prepared for those moments but give it your best shot when good fortune arrives.</text:p>
          </table:table-cell>
          <table:table-cell office:value-type="string" table:style-name="ce11">
            <text:p>Not bad, not bad. In fact, this is pretty good! Two very lucky stars can do good things for your major stars. However, you also have an unlucky one. Thankfully it's only a minor star. Yes, you could face a few challenges, but you'll probably have enough luck to get you through this decade unharmed. Use good judgment and strike while the iron is hot!</text:p>
          </table:table-cell>
          <table:table-cell office:value-type="string" table:style-name="ce11">
            <text:p>With two, very lucky stars, you'd think it'd be an amazing year – and it still should be. However, you do have one unlucky star to deal with here. Hopefully it won't cause too much of a problem, but be aware that your luck could turn, nonetheless. When things are good, ride the tide. However, have your flotation device handy for when you wipe out. Don't worry; you'll have more good rides than bad.</text:p>
          </table:table-cell>
          <table:table-cell office:value-type="string" table:style-name="ce11">
            <text:p>Sure. Two very lucky stars is fantastic. But somehow an unlucky star wiggled its way in. You can't ignore it, but you can expect that most of this year should be favorable. When something unfavorable happens, you'll be prepared. Do some things you wouldn't normally do, but don't push your luck. You get the idea. And don't worry; with those very lucky stars it will be all good in the end.</text:p>
          </table:table-cell>
          <table:table-cell office:value-type="string" table:style-name="ce11">
            <text:p>Two, very lucky major stars this year is definitely reason to cheer. But, you have an unlucky bugger in there too. The way to cope in this situation is to take advantage of those prosperous times but to be on the lookout for potential problems. Luckily, they should be few and far between, but you don't want to risk anything now, do you? And don't fret. With those big stars It'll be</text:p>
          </table:table-cell>
          <table:table-cell office:value-type="string" table:style-name="ce11">
            <text:p>Alright! You have two very lucky stars guiding the way this year. But there's also an unlucky one there too – although he shouldn't pose much of a problem. Carry yourself with confidence, as now is the time to shine! Things should be easy-come for you, so snatch them up when they fall from the sky. Just be aware that a few raindrops may fall. No big deal. You've got a raincoat, right?</text:p>
          </table:table-cell>
          <table:table-cell office:value-type="string" table:style-name="ce11">
            <text:p>Good news, my friend. There are two, very lucky stars in your corner. Yet, you also have an unlucky one to deal with. Thankfully, it probably won't have too much of an influence, but it does pay to be safe. Rise to the occasion when opportunities arrive but hang back if you're not sure about something. Play your cards right, and it'll be a great month.</text:p>
          </table:table-cell>
          <table:table-cell office:value-type="string" table:style-name="ce11">
            <text:p>Well alright! Two very luck stars here. It's probably going to be a great month! You do have one unlucky star, but that wont' necessarily influence much. And, your major star Yun ought to benefit from this line up too. It's a time to spread your wings and leave the nest. Don't stay in your comfort zone. Branch out. Look at your to-do list and make things happen right now.</text:p>
          </table:table-cell>
          <table:table-cell office:value-type="string" table:style-name="ce13">
            <text:p>Hmm. Well, the good news is you have two, very lucky major stars. We like that. OK; you do have an unlucky star. But don't worry. It's no where near as powerful as your very lucky ones. This area of your life should be one where there's lots of forward movement. Opportunities. Advancements. Joy. Wonderful, right? Yes, but also be on the lookout for <text:s/>a few challenges. They should be small ones, so go make your dreams happen.</text:p>
          </table:table-cell>
          <table:table-cell office:value-type="string" table:style-name="ce11">
            <text:p>What's the good news? You have two, very lucky minor stars in this Palace. Bad news? One unlucky star. Fortunately, you're in good hands here. The positive Yun for this area of your life is likely to easily cancel out the negative. Not to say you won't have your challenges – you might – but help should arrive just when you need it. Thank goodness. Expand your horizons a bit here. Don't settle for the bare minimum. You can do or be whatever you want. Luck's got your back.</text:p>
          </table:table-cell>
          <table:table-cell table:number-columns-repeated="16371" table:style-name="ce11"/>
        </table:table-row>
        <table:table-row table:style-name="ro9">
          <table:table-cell office:value-type="string" table:style-name="ce12">
            <text:p>VL</text:p>
          </table:table-cell>
          <table:table-cell office:value-type="string" table:style-name="ce12">
            <text:p>VL</text:p>
          </table:table-cell>
          <table:table-cell office:value-type="string" table:style-name="ce12">
            <text:p>VUL</text:p>
          </table:table-cell>
          <table:table-cell office:value-type="string" table:style-name="ce11">
            <text:p>Wow! Two very lucky stars and one very unlucky. What's that mean? Could be a volatile time for you, with your luck leaning toward the good. When things are good, they're bound to be very good. And when they're bad, they could get ugly. The solution? Expect the best but know that the worst could also happen. Keep your chin up; you're still looking at more of the good kind of luck!</text:p>
          </table:table-cell>
          <table:table-cell office:value-type="string" table:style-name="ce11">
            <text:p>Yikes. This decade could be full of ups and downs. Two very lucky and one very unlucky star means there's no telling what might happen. Can you say roller coaster? Look at the bright side, the very lucky stars outnumber that one bad one. So overall your minors should be good for your major stars. Still, you want to look before you leap – and know that results could be a mixed bag during this decade. Repeat after me: your good Yun will outweigh the bad!</text:p>
          </table:table-cell>
          <table:table-cell office:value-type="string" table:style-name="ce11">
            <text:p>Well, well. This is always interesting. Two very lucky stars joining forces with one very unlucky one. This year could be a roller coaster to say the least. It should be more fun than scary since the good stars outnumber the bad. But there are bound to be those times that'll make you want to puke! Hang on tight – and don't try to stand up or lean out of your seat. Just when you're enjoying the ride, an uncomfortable twist could jolt you back into reality.</text:p>
          </table:table-cell>
          <table:table-cell office:value-type="string" table:style-name="ce11">
            <text:p>It's funny when you have this kind of a star forecast. Two very lucky stars is good, but lookie there – a very unlucky one must be dealt with too. What does that mean? You could be looking at a year of highs and lows. Yes, it should include more highs, but those lows might get you good. So be ready for that. If you sense danger, change directions. Don't try to be brave; you might not like the results.</text:p>
          </table:table-cell>
          <table:table-cell office:value-type="string" table:style-name="ce11">
            <text:p>Roll the dice and tell me what happens. With two very lucky stars and one very unlucky one this year you don't really know what you're gonna get. Hopefully, it's more good than bad, but don't gamble your life's savings on that. The ups and downs of this year could take you for one wild ride. Sit down, strap in, and pray for the best! In the end I expect the good will outweigh the bad.</text:p>
          </table:table-cell>
          <table:table-cell office:value-type="string" table:style-name="ce11">
            <text:p>Before you break out the champagne, know there's a very unlucky star coming to crash the party too. This could cause some problems, but it's nothing you can't handle, right? When trouble rears up, use common sense to tackle it to the ground. Build up a good reserve of positive energy to draw from when your lucky streaks come as well. It should be an interesting year! A winner.</text:p>
          </table:table-cell>
          <table:table-cell office:value-type="string" table:style-name="ce11">
            <text:p>Batten down the hatches! It could be a stormy month for you. Storms can be fun and exciting, when you're dry and warm inside. That should be the case for you most of the time this month. However, you could find yourself in the eye of the hurricane once or twice as well. Have a disaster plan ready. Make sure you have enough supplies. <text:s/>I think in the end you'll be happy you went for the ride.</text:p>
          </table:table-cell>
          <table:table-cell office:value-type="string" table:style-name="ce11">
            <text:p>Get ready for what might be an interesting ride! Ok. So you have two very lucky stars. That's great. But then here's a very unlucky one as well. Not so great. The only thing I can say for sure is you should have some huge ups and downs. So play your cards carefully. You won't necessarily come out on top. If you do, however, it will probably be a big win. Are you willing to risk it? The odds are with you; two to one isn't bad.</text:p>
          </table:table-cell>
          <table:table-cell office:value-type="string" table:style-name="ce13">
            <text:p>This is always an interesting predicament. Really, I mean, you have two very lucky stars – and that's wonderful. But there's also a very unlucky star in this Palace. Hmm. So, this area of your life might be one of extreme ups and downs. Can't seem to find consistency? No wonder. Just when you think you've caught a lucky break, some big hurricane rips through this area of your life. Find the stable things to hold on to. Don't gamble unless you've got the goods to back up a big loss. Still, two to one odds are good, and you should be just fine.</text:p>
          </table:table-cell>
          <table:table-cell office:value-type="string" table:style-name="ce11">
            <text:p>Well, well. What have we here? It appears you might be in for one heck of a ride. With two very lucky stars and a very unlucky one there's no telling what might happen when it comes to this area of your life. It may not be the most safe and sound realm of your world. The good news is your positive Yun is stronger here. But that doesn't mean you're entirely safe from the bombs that might drop on you every now and then. So keep a good head on your shoulders. Don't do anything that could jeopardize things.</text:p>
          </table:table-cell>
          <table:table-cell table:number-columns-repeated="16371" table:style-name="ce11"/>
        </table:table-row>
        <table:table-row table:style-name="ro10">
          <table:table-cell office:value-type="string" table:style-name="ce12">
            <text:p>VL</text:p>
          </table:table-cell>
          <table:table-cell office:value-type="string" table:style-name="ce12">
            <text:p>L</text:p>
          </table:table-cell>
          <table:table-cell office:value-type="string" table:style-name="ce12">
            <text:p>L</text:p>
          </table:table-cell>
          <table:table-cell office:value-type="string" table:style-name="ce11">
            <text:p>No bad news here! You've a very lucky, major star going hand in hand with two lucky ones . It doesn't get much better. This decade ought to be one of your best and bring positive changes for you. Of course it's still up to you to make the most of them. Be assertive, ask for what you deserve, and don't be afraid to go out on a limb every once in a while. Success is yours for the taking!</text:p>
          </table:table-cell>
          <table:table-cell office:value-type="string" table:style-name="ce11">
            <text:p>No reason for complaining – you have two lucky minor stars topped off by one very lucky one. Of course, you'll have to consider what your major stars are. If they're good, you can really shake things up this decade. If not, you might want to stay closer to home and capitalize on the good fortune that does come. Just use your head, and you'll be fine. In fact I predict you'll be more than fine! These minor stars are so good they should reduce if not eliminate the bad effects of any unlucky major stars you might have affecting this decade.</text:p>
          </table:table-cell>
          <table:table-cell office:value-type="string" table:style-name="ce11">
            <text:p>Lucky you – literally! One very lucky star and two lucky stars is great. Could this be your year? Steady success can certainly be made. But what's even better is it's bound to be punctuated by periods of extreme happiness and even higher highs. Make the most of this time. It won't last forever, and you deserve to enjoy these moments in life.</text:p>
          </table:table-cell>
          <table:table-cell office:value-type="string" table:style-name="ce11">
            <text:p>What a difference a year can make! This one is bound to be full of exciting times. A very lucky star and two lucky ones give you quite the Yun, baby. What's great is your major stars will get a boost from this spread, too, so start planning a party! This is a time to be bold, confident, and sure of your abilities. What you accomplish this year could set the stage for some amazing things later on.</text:p>
          </table:table-cell>
          <table:table-cell office:value-type="string" table:style-name="ce11">
            <text:p>Two, lucky major stars is only made luckier by the fact you have a very lucky one in your corner this year! Woohoo! What will you do with all of this good fortune? Buy a yacht? Travel in Europe? Start your own business? You should have a strong streak of positive energy, so make the most of it when it arrives. The rest of the time? Work hard and play hard. You deserve it.</text:p>
          </table:table-cell>
          <table:table-cell office:value-type="string" table:style-name="ce11">
            <text:p>Essentially, this is probably going to be a good year! See, you've got one very lucky star in your corner, surrounded by two lucky ones as well. Great! This enhances the Yun of your major stars for this year and gives you a big boost. Branch out. Try some new things. Believe what you want is possible – because it is! You have luck leading the way, my friend. What's better than that?</text:p>
          </table:table-cell>
          <table:table-cell office:value-type="string" table:style-name="ce11">
            <text:p>Don't you just love it when life throws you a bone? Chew on this: you have one very lucky star and two lucky ones this month. Hooray! Put on your dancing shoes cause it's time to party. Just be sure you have all your work done first. Life should be easy-breezy right now, but you still want to keep your game face on. And do enjoy the lucky breaks that are bound to come over the next few weeks.</text:p>
          </table:table-cell>
          <table:table-cell office:value-type="string" table:style-name="ce11">
            <text:p>Right on! You have a lot to be thankful for this month. A very lucky minor star and two lucky ones. This should help out your Yun as far as your major stars are concerned. All in all, this should be a favorable time. Make the most of it by taking advantage of opportunities and thinking outside the box a bit. It should be a busy and productive few weeks!</text:p>
          </table:table-cell>
          <table:table-cell office:value-type="string" table:style-name="ce13">
            <text:p>Sweet deal. A very lucky star and two lucky ones make this Palace a happy place. You'll probably still need to put in a fair share of hard work, but things could come pretty easily in this aspect of your life. So then the question becomes: how will you capitalize on your good luck? How will you use your strengths to make it last? But more importantly, what will you do with all that good fortune?</text:p>
          </table:table-cell>
          <table:table-cell office:value-type="string" table:style-name="ce11">
            <text:p>Alright! A very lucky star is beefed up by two lucky stars here. Pretty great. You probably won't have to worry about running into trouble in this area of your life. You've got positive Yun on your side. So use it to your advantage. Take every opportunity that comes your way. Be confident in your abilities. Explore what may be available to you – it's bound to be positive and supportive of your goals.</text:p>
          </table:table-cell>
          <table:table-cell table:number-columns-repeated="16371" table:style-name="ce11"/>
        </table:table-row>
        <table:table-row table:style-name="ro7">
          <table:table-cell office:value-type="string" table:style-name="ce12">
            <text:p>VL</text:p>
          </table:table-cell>
          <table:table-cell office:value-type="string" table:style-name="ce12">
            <text:p>L</text:p>
          </table:table-cell>
          <table:table-cell table:style-name="ce12"/>
          <table:table-cell office:value-type="string" table:style-name="ce11">
            <text:p>Ok, so you have one very lucky major star and one lucky one. This should be music to your ears! The opportunities available to you right now should be plentiful, and you probably have the energy, health, and vitality to take advantage of them. So do just that. Don't let this lucky decade pass you by without doing some big things.</text:p>
          </table:table-cell>
          <table:table-cell office:value-type="string" table:style-name="ce11">
            <text:p>So there's one lucky and one very lucky star here. Nice, but be sure to look at your major stars before saddling up and heading out on some crazy adventure. Don't worry too much though. These minors are good enough to wipe out the negative effects of all but the most notorious majors. In any case, you should have at least a few great periods this decade. It's your job to make them last as long as possible.</text:p>
          </table:table-cell>
          <table:table-cell office:value-type="string" table:style-name="ce11">
            <text:p>One, very lucky major star and one lucky one this year. Not bad, not bad! Things may not come exactly when you want them, but good Luck will shine upon you. It's up to you to <text:s/>take advantage of it. Unless there's a real nasty or two among your minors, you're in for a wonderful year. So be confident, get in the game, and have a great time doing it.</text:p>
          </table:table-cell>
          <table:table-cell office:value-type="string" table:style-name="ce11">
            <text:p>This year, you've got one, very lucky minor star. It's a good omen, for sure! Plus, you also have another lucky star to boot. This should help out your Yun in the major stars if they aren't so favorable, and enhance the lucky ones that are already there. Think about taking some risks, traveling, and setting big goals over the course of this year. I think you're going to like this one.</text:p>
          </table:table-cell>
          <table:table-cell office:value-type="string" table:style-name="ce11">
            <text:p>Very nice indeed. Here you have one lucky star and one very lucky one. It's like an added bonus to your year! It's probably going to have some extremely happy moments. Savor them. These gems should wipe out the bad effects of all but the nastiest, minor stars. So you're looking at a time you want to play big. Go after what you want. Take some changes. Make some moves. Now is when you want to improve your life.</text:p>
          </table:table-cell>
          <table:table-cell office:value-type="string" table:style-name="ce11">
            <text:p>Looking pretty good here. One, very lucky minor star and one lucky one. You may not win the lottery or solve the world's oil problem, but you're going to have a decent stroke of good fortune coming your way this year. Be dramatic. Step out onto center stage every now and then. Venture far from home. Creativity will lead you to some interesting finds this year.</text:p>
          </table:table-cell>
          <table:table-cell office:value-type="string" table:style-name="ce11">
            <text:p>So, here's a very lucky and a lucky star. Not super-duper spectacular but pretty good nonetheless. Question is, how can you stretch this out in something bigger? How can you turn an inch into a mile or a dollar into a hundred? This is your challenge. The good news is you should have an easy time doing it.</text:p>
          </table:table-cell>
          <table:table-cell office:value-type="string" table:style-name="ce11">
            <text:p>Good deal. One, very lucky minor star. And another lucky minor. This should help you out quite a bit, if your major stars aren't the best. My hunch is you're looking at a sweet month. Go ahead and have some fun. Take some chances. Dream new dreams and do something about the ones you already have. You're probably going to be more than happy with the way things turn out.</text:p>
          </table:table-cell>
          <table:table-cell office:value-type="string" table:style-name="ce13">
            <text:p>Alright. A very lucky and one lucky star in this Palace. Very nice pair! This area of your life should see a rainbow or two. What'll be even better is if you can leverage those fortunate times into even more success and prosperity. Make wise decisions. Be grateful for what you have. Promise <text:s/>yourself you'll <text:s/>learn the lessons life sends your way.</text:p>
          </table:table-cell>
          <table:table-cell office:value-type="string" table:style-name="ce11">
            <text:p>A very lucky minor star and one lucky one. Not bad at all. In <text:s/>fact I'd say very good. These should help out the major stars you have in this Palace. Good deal. This area of your life will see some blessings, so do your part to make the most of them. Don't waste opportunities. Make the most of the advantages you have here. If you're smart, you can grow a garden out of a tiny seed. So nurture what you have going for you here.</text:p>
          </table:table-cell>
          <table:table-cell table:number-columns-repeated="16371" table:style-name="ce11"/>
        </table:table-row>
        <table:table-row table:style-name="ro11">
          <table:table-cell office:value-type="string" table:style-name="ce12">
            <text:p>VL</text:p>
          </table:table-cell>
          <table:table-cell office:value-type="string" table:style-name="ce12">
            <text:p>U</text:p>
          </table:table-cell>
          <table:table-cell table:style-name="ce12"/>
          <table:table-cell office:value-type="string" table:style-name="ce11">
            <text:p>Good news and bad news. One very lucky and one unlucky star. So it's probably going to be a mixed bag. However, since your lucky star is the very lucky kind, you'll probably have more good luck than misfortune. Celebrate that! Stretch it as far as you can. And, be prepared for what might pose a challenge during this time. Stay alert and work hard; you'll be more than happy with your results.<text:s text:c="2"/></text:p>
          </table:table-cell>
          <table:table-cell office:value-type="string" table:style-name="ce11">
            <text:p>What's great about your unlucky star here is it's probably more than offset by a very lucky one. As long as your major stars aren't something to cry about, you can probably count on some significant wins over the course of this decade. They may not be all you had hoped for, but do make the most of them. The rest of the time use common sense and a more conservative approach to going about your business.</text:p>
          </table:table-cell>
          <table:table-cell office:value-type="string" table:style-name="ce14">
            <text:p>Great, you've got a very lucky star this year. Oops, what about that bad one? Not to worry. The heavy duty, good one should take care of most of the bad that other one might sitr up. So get out there and enjoy the year. Sure, there might be the occasional bump in the road, and it wouldn't hurt to be a bit more cautious than usual. But on the whole it should work out ok for you. I think you'll do fine.</text:p>
          </table:table-cell>
          <table:table-cell office:value-type="string" table:style-name="ce11">
            <text:p>Eh, Ok. One unlucky minor star, and one very lucky one. Not bad! Your very lucky star is going to have a stronger influence on your fate than the unlucky one, but it doesn't give you a free pass. Continue working hard and being careful about your resources. A high note could end with a low note right after. Be prepared for both.</text:p>
          </table:table-cell>
          <table:table-cell office:value-type="string" table:style-name="ce15">
            <text:p>Not bad, but not super great. A very lucky major star is superb, yes. But it may not be enough to ensure a spectacular year since there's an unlucky star here too. You'll probably have more positive than negative times. And a few key moments are even bound to be special. Focus on those but be prepared for challenges that might come. Choose your battles wisely, act quickly when Luck hits, and lay low when it looks like things are not going your way. All in all you should be fine.</text:p>
          </table:table-cell>
          <table:table-cell office:value-type="string" table:style-name="ce11">
            <text:p>A very lucky minor star has found its way to you this year – congrats! Know, however, it's tempered by an unlucky one. Which means? It's time to truly appreciate and take advantage of what you have but not go overboard. Got it? As long as you use your smarts and color inside the lines, you should be fine. Go for the gold during the lucky times, but don't solely rely on them to pull you through the year. With a mix like this your major stars are likely to have a bigger effect on your year.</text:p>
          </table:table-cell>
          <table:table-cell office:value-type="string" table:style-name="ce11">
            <text:p>Well, well. A very lucky star is certainly super, but it's a wee bit offset by an unlucky star. Don't let it leech all the good away this month. It shouldn't since your positive Yun is stronger. Feed it, and it will be the one that wins. Don't expect miracles but know amazing opportunities should not be wasted. Welcome with open arms the fortune that comes your way. And, shut the door on negative strangers trying to wiggle their way in.</text:p>
          </table:table-cell>
          <table:table-cell office:value-type="string" table:style-name="ce11">
            <text:p>So this is pretty good. One, very lucky star. However, there is an unlucky one in there too. Good news: the very lucky star is probably going to have more influence on your Yun. You might want to think about strides you can take right now that'll help advance you but won't be super risky. It's definitely possible to make some headway, but you'll need to be smart about plotting your course.</text:p>
          </table:table-cell>
          <table:table-cell office:value-type="string" table:style-name="ce13">
            <text:p>Well then. A very lucky star is great news. But you also have an unlucky one in this Palace. No biggie. Just don't give it any power. Use the resources you have to make the best choices when it comes to this aspect of your life. If you need help, ask for it. Then, when you need it the most, you could get a break or two. Fantastic. Let them serve as a reminder of the universe's good intentions for you.</text:p>
          </table:table-cell>
          <table:table-cell office:value-type="string" table:style-name="ce11">
            <text:p>So this is pretty good. You have one, very lucky minor star in this Palace. But, there's also an unlucky one to deal with. Thankfully, the lucky one is so good it should enhance the Yun of your major stars. You get an extra boost. In fact, it may be a big boost. Of course, it's going to depend on your major stars too. With that unlucky bugger there, you could also see some low points. But they shouldn't be too bad. So don't miss out on the benefits this Palace has to offer.</text:p>
          </table:table-cell>
          <table:table-cell table:number-columns-repeated="16371" table:style-name="ce11"/>
        </table:table-row>
        <table:table-row table:style-name="ro8">
          <table:table-cell office:value-type="string" table:style-name="ce12">
            <text:p>VL</text:p>
          </table:table-cell>
          <table:table-cell office:value-type="string" table:style-name="ce12">
            <text:p>VUL</text:p>
          </table:table-cell>
          <table:table-cell table:style-name="ce12"/>
          <table:table-cell office:value-type="string" table:style-name="ce11">
            <text:p>Things could go one of two ways, and either direction they go it will probably be intense! You have one very lucky star and one very unlucky star. So, you can gamble big but you also may lose big. Maybe it's better to take the middle ground, being grateful for your successes but not pushing the envelope too far.</text:p>
          </table:table-cell>
          <table:table-cell office:value-type="string" table:style-name="ce11">
            <text:p>Well, things could probably go one of two ways here. You have a very lucky minor star, but you also have a very unlucky one just for good measure! Look at your major stars to see how to proceed. If they're good, you might be able to avoid the disaster that this very unlucky minor star could bring. If they're not-so-great, don't push it – and just be grateful when good things come your way.</text:p>
          </table:table-cell>
          <table:table-cell office:value-type="string" table:style-name="ce11">
            <text:p>Ok, so it's possible that things will go in one of two ways here. You see, you have a very lucky major star and a very unlucky major star. Sorry, Charlie. The future is unknown and this rating tells you that it's probably in your hands. Make good use of your time. Don't waste opportunities and don't go too far out on a limb. Wins could be big, but losses just as big.</text:p>
          </table:table-cell>
          <table:table-cell office:value-type="string" table:style-name="ce11">
            <text:p>Well, you might want to just flip a coin here. With one very lucky and one very unlucky star, there's really no telling what might happen this year. Woohoo, you're on a winning streak! Next thing you know, you're face down in the gutter. Get the drift? So don't count on anything right now. Just make the most of your opportunities but prepare for the worst as well.</text:p>
          </table:table-cell>
          <table:table-cell office:value-type="string" table:style-name="ce11">
            <text:p>Oh brother. I don't know if you should get excited or nervous. Maybe a little bit of both. With a very lucky major star and a very unlucky one in the mix, there's no telling what might happen. Put your helmet on and hope for the best! Do you want to place some bets right now? If so, know that you could win big. Then again, you could lose everything! Focus on making good decisions. Your success could depend on it.</text:p>
          </table:table-cell>
          <table:table-cell office:value-type="string" table:style-name="ce11">
            <text:p>Oh dear. This could be an entertaining ride. Why? Well, you've got a very lucky minor star and a very unlucky one. Really, you'll kind of just have to see what happens. Know you could win big, but you could also lose just as big. Think about what risks are worth taking and which ones are better left for another year. With a mix like this, it'll probably be easier to calculate your overall chances by looking at your major stars.</text:p>
          </table:table-cell>
          <table:table-cell office:value-type="string" table:style-name="ce11">
            <text:p>It's never fun to leave things up to chance, but this month might be like that. With both a very unlucky and very lucky one ruling this month, it's anyone's guess what might happen! Basically, you could hit the jackpot or end up digging into your reserves. As long as you're OK with both outcomes, feel free to make big moves. If you'd like to avoid disaster, play it a little safe right now. Hopefully your minor stars tilt the balance in your favor.</text:p>
          </table:table-cell>
          <table:table-cell office:value-type="string" table:style-name="ce11">
            <text:p>Here we've got a very lucky star and a very unlucky one to contend with. What does this mean for your Yun? Well, I wish I could tell you! It sort of depends on your major stars. But even setting those aside, the type of Luck you get <text:s/>this month could be kind of a toss up. A super lucky period could be followed by a big crash. Or, your could start the month in the dumps and end up in heaven. How to cope? Maybe find some middle ground that's safe and dry.</text:p>
          </table:table-cell>
          <table:table-cell office:value-type="string" table:style-name="ce13">
            <text:p>This is probably going to be a roll-the-dice type of situation. On one hand, you have a very lucky star in this Palace. On the other, you have a very unlucky one too. Looks like this area of your life might be one of extreme highs and lows. Batten down the hatches. It could be a wild ride. Can you find some consistency ? If so, you might be better off. The key here is probably going to be moderation, patience, and making the most of your positive Yun.</text:p>
          </table:table-cell>
          <table:table-cell office:value-type="string" table:style-name="ce11">
            <text:p>Craziness, I tell you. Here we have one very lucky and one very unlucky star. But what are your major stars for this Palace looking like? If they're shiny and pretty, you could be in OK shape. If they're negative, you might want to be careful in this area of your life. With this rating, things could kind of go either way. But whatever happens, it's bound to be exciting. but whether it's good or bad remains to be seen. Maybe it's better to find the middle ground here, instead of testing your luck.</text:p>
          </table:table-cell>
          <table:table-cell table:number-columns-repeated="16371" table:style-name="ce11"/>
        </table:table-row>
        <table:table-row table:style-name="ro6">
          <table:table-cell office:value-type="string" table:style-name="ce12">
            <text:p>VL</text:p>
          </table:table-cell>
          <table:table-cell table:number-columns-repeated="2" table:style-name="ce12"/>
          <table:table-cell office:value-type="string" table:style-name="ce11">
            <text:p>One, very lucky major star here. Good reason to celebrate. How nice not to have any unlucky ones. A stroke of fortune could come just when you need it this decade. The rest of the time you can use your common sense and rely on hard work to get what you want. Why not give it your best when there's no bad luck waiting around the corner?!</text:p>
          </table:table-cell>
          <table:table-cell office:value-type="string" table:style-name="ce11">
            <text:p>One, very lucky minor star. Wonderful news. Sure it's only one star, and a minor one at that, but it's a really, really lucky one. This little guy can enhance your lucky major stars – if you have them – and also offset negativity from unlucky ones. But it's not a miracle worker. One win doesn't mean you won't lose the next hand. Be smart and savvy about decisions during this time.</text:p>
          </table:table-cell>
          <table:table-cell office:value-type="string" table:style-name="ce11">
            <text:p>Here, you have one, very lucky major star for the year. That's good news. And it sure is great not to have any unlucky ones. <text:s/>Luck may not strike all the time and every place, but you're likely to get more than your fair share of it. Woohoo! Sniffing <text:s/>that Luck? When you do, make your move. You're not likely to regret it</text:p>
          </table:table-cell>
          <table:table-cell office:value-type="string" table:style-name="ce11">
            <text:p>One very lucky star! That's a good place to be! It's not out of this world, but it's good. If you've got a sorry spread on major stars, this is like a diamond in the rough. Polish it up and keep it close. It may serve as a huge bright spot in your year. It doesn't have magic powers to protect you from all evil – just most of it. And if your majors are lucky, you could be in for a great year.</text:p>
          </table:table-cell>
          <table:table-cell office:value-type="string" table:style-name="ce11">
            <text:p>It's all good. You have a very lucky, major star in your corner. You can afford to be a little cocky. Should be a pretty good year if you don't have a nasty among your minor stars. You definitely don't have any unlucky majors to hold you back. So get in the game and have a great year. Hold some in reserve but don't be afraid to go for the gold at least once.</text:p>
          </table:table-cell>
          <table:table-cell office:value-type="string" table:style-name="ce11">
            <text:p>A very lucky, minor star is very lucky indeed! It can lessen the effect of unlucky major stars and send the Luck of good ones off the chart. And look at this. You don't have any unlucky minors to hold you back for now! So you can count on good things coming your way this year. Be ready for them.</text:p>
          </table:table-cell>
          <table:table-cell office:value-type="string" table:style-name="ce11">
            <text:p>One, very lucky major star ain't bad! It's no reason to gamble away this month's salary, but you should have a lucky break or two. Keep your eyes peeled for opportunities, as they may leave as quickly as they appear. When the time is right, jump. The rest of the time, think of ways to improve the positive things you already have going on in your life.</text:p>
          </table:table-cell>
          <table:table-cell office:value-type="string" table:style-name="ce11">
            <text:p>Yay! A very lucky minor star. This really helps out your major star Yun for this month. It boosts the power of positive stars and diminishes the influence of negative ones. Sounds good! Sure it's only one star, but it's a biggie. Stay focused right now, as you may have some terrific opportunities waiting in the wings. When they appear, don't let them get away!</text:p>
          </table:table-cell>
          <table:table-cell office:value-type="string" table:style-name="ce13">
            <text:p>Spectacular. There's a very lucky star ruling this Palace. For this area of your life you want to grab the opportunities and advantages that are going to bring the biggest rewards. I'm not saying there''ll be a ton of 'em, but they're bound to be big. The rest of the time, rely on your strengths to bring harmony and success to this realm of your world. You're capable of more than you think.</text:p>
          </table:table-cell>
          <table:table-cell office:value-type="string" table:style-name="ce11">
            <text:p>Ok. Here's a very lucky star. Great. But then again, take a look at your majors. Hopefully this guy will pump up the Yun you have all around in this Palace. No matter what, it should give you a leg up in this area of your life. So how can you turn that into something even better? When someone throws you a bone, ask for two. When life brings you good fortune, make it last as long as you can. In that way you'll get the most out of this very lucky star.</text:p>
          </table:table-cell>
          <table:table-cell table:number-columns-repeated="16371" table:style-name="ce11"/>
        </table:table-row>
        <table:table-row table:style-name="ro7">
          <table:table-cell office:value-type="string" table:style-name="ce12">
            <text:p>L</text:p>
          </table:table-cell>
          <table:table-cell office:value-type="string" table:style-name="ce12">
            <text:p>L</text:p>
          </table:table-cell>
          <table:table-cell office:value-type="string" table:style-name="ce12">
            <text:p>L</text:p>
          </table:table-cell>
          <table:table-cell office:value-type="string" table:style-name="ce11">
            <text:p>Jackpot! Three lucky stars gives you the green light to move forward in what's probably going to be a sparkling decade. Opportunities may not be out of this world, but they should still bring you enough fortune to make this a happy, successful time. Be grateful and leverage what you have into bigger things.</text:p>
          </table:table-cell>
          <table:table-cell office:value-type="string" table:style-name="ce11">
            <text:p>Go ahead. Get excited. Three, lucky minor stars is definitely a good sign. <text:s/>Check your major stars before you throw a party. This triple threat should offset most of the bad stuff you see there. Do you have favorable major stars? That'd be a reason to celebrate big time. Go after things with confidence and take a few risks. Most will be winners and bring you the results you want.</text:p>
          </table:table-cell>
          <table:table-cell office:value-type="string" table:style-name="ce11">
            <text:p>Wow. Three, lucky major stars this year. And since there's three of them, they're all the more powerful than if you just had one or two. Good fortune's heading your way this year. Buy some lottery tickets and plan a vacation or two. Beyond that, continue working hard and being creative with your resources. Our results are likely to surprise you.</text:p>
          </table:table-cell>
          <table:table-cell office:value-type="string" table:style-name="ce11">
            <text:p>Three strikes wins! With a trio of lucky minor stars this year possibilities are endless. Don't shy away from taking chances, as you're bound to succeed in most areas. This one of those years minor stars are likely to have a big impact. And it will be a good one. So go out and make this a great year for yourself.<text:s text:c="2"/></text:p>
          </table:table-cell>
          <table:table-cell office:value-type="string" table:style-name="ce11">
            <text:p>It's your year, isn't it?! Three lucky stars gives you quite the advantage when it comes to your Yun. There's probably going to be some powerful forces at work here, giving you advantages and opportunities like never before. So don't waste them! Hard work can get you anything you want, so long as it's a reasonable goal. Go forth and get it!</text:p>
          </table:table-cell>
          <table:table-cell office:value-type="string" table:style-name="ce11">
            <text:p>You've hit the minor star jackpot. <text:s/>Together these minors are going to have a major impact on you this year. And guess what? It's all good! You should see consistency and wonderful results all over the place. And, they might come pretty easily. While the gravy train is running, by all means, stay aboard! Be happy as this trio has the power to ward off a whole bunch of the bad kind of Luck.</text:p>
          </table:table-cell>
          <table:table-cell office:value-type="string" table:style-name="ce11">
            <text:p>Now this is a reason to get excited! Three, lucky major stars this month gives you a very big boost. <text:s/>It's a time to watch for opportunities, as there might be lots of them. And of course you want to jump on them. Wealth, love, and success can be yours, so make the most of the next few weeks!</text:p>
          </table:table-cell>
          <table:table-cell office:value-type="string" table:style-name="ce11">
            <text:p>Nothing like seeing three cherries after you spin the wheel, huh? This rating is pretty darn sweet. Three lucky stars has the power to influence your major star Yun in a big way. What have you been longing to do or see? This is the time to explore those things. Go on some adventures. Buy yourself something pretty. You deserve the best in life, and the next few weeks could offer just that.</text:p>
          </table:table-cell>
          <table:table-cell office:value-type="string" table:style-name="ce14">
            <text:p>Cool. Three lucky stars in any Palace is definitely great news. This area of your life should see more than a few lucky breaks. It'll be the the source of many good things in your life. And, your good Luck here can also help you with other areas of your life. So take advantage of it!</text:p>
          </table:table-cell>
          <table:table-cell office:value-type="string" table:style-name="ce11">
            <text:p>Wahoo! You've hit the Yun jackpot with this one. Since these are your minor stars for this palace – and they're all lucky – they're probably going to affect your major stars in a great way. Yep, they enhance your positive Yun and diminish negative. Cool. Based on this rating, you can probably be confident this area of your life is going to run smoothly and deliver you a whole bunch of the good stuff. Go for it!</text:p>
          </table:table-cell>
          <table:table-cell table:number-columns-repeated="16371" table:style-name="ce11"/>
        </table:table-row>
        <table:table-row table:style-name="ro10">
          <table:table-cell office:value-type="string" table:style-name="ce12">
            <text:p>L</text:p>
          </table:table-cell>
          <table:table-cell office:value-type="string" table:style-name="ce12">
            <text:p>L</text:p>
          </table:table-cell>
          <table:table-cell office:value-type="string" table:style-name="ce12">
            <text:p>U</text:p>
          </table:table-cell>
          <table:table-cell office:value-type="string" table:style-name="ce11">
            <text:p>One unlucky and two, lucky major stars. That's favorable, but it's not superb. You'll have to really take advantage of the opportunities that come your way, while also remembering challenges are bound to pop up. Don't get too comfortable or complacent. Work hard and vow to keep up a fast pace when you're on winning streaks.</text:p>
          </table:table-cell>
          <table:table-cell office:value-type="string" table:style-name="ce11">
            <text:p>Well, this isn't bad, but it's not super great, either. Since none of these stars are very lucky or very unlucky, they might not have too great an influence on your major star spread. And if they do, better take the middle road here. Play it safe and don't do anything dumb! Mediocre decades can be your time to build the groundwork for future successes. So start stirring the cement and getting ready to sweat.</text:p>
          </table:table-cell>
          <table:table-cell office:value-type="string" table:style-name="ce11">
            <text:p>Looking like your Yun is on the plus side this year, two lucky stars and one unlucky one. Yes, good fortune could shine upon you more often than the bad kind, but that doesn't mean you should sit back and let life happen to you. Stay in the game. Have a hand in controlling your destiny. Work hard, lean on family members when things get rough, and use lucky moments as launching points for even greater things.</text:p>
          </table:table-cell>
          <table:table-cell office:value-type="string" table:style-name="ce11">
            <text:p>Two lucky stars here is pretty good. But you've also got an unlucky one that had to show up. There isn't much to get excited about, as most of what happens this year will probably be the result of your efforts <text:s/>and major stars. Sure, you may get a few breaks, but you'll probably have your challenges too. Kind of like normal life, huh?</text:p>
          </table:table-cell>
          <table:table-cell office:value-type="string" table:style-name="ce11">
            <text:p>Who invited that unlucky star to the party this year? If not for him, you have two lucky ones giving you an advantage. As it is, however, it looks like this year might be more about common sense, using what you already have, and putting out feelers before you take any steps in the dark. You might not have any terrible moments, but it's probably not going to be a stellar year, either.</text:p>
          </table:table-cell>
          <table:table-cell office:value-type="string" table:style-name="ce11">
            <text:p>Here you go, two lucky stars and one unlucky one. What does that mean for this year? Well, possibly not much. It's not enough to really say either way whether you're going to have fortune smiling upon you or face challenges. It's probably going to be a bit of both. Rely more on your past experiences to guide you through making decisions this year. Luck is slightly on your side, but a lot is likely to depend on major stars.</text:p>
          </table:table-cell>
          <table:table-cell office:value-type="string" table:style-name="ce11">
            <text:p>So, this isn't a terrible star forecast for the month. But it's not magnificent, either. Sure, two lucky stars might pump some fortune or positive energy into your world. But the unlucky one could cast a shadow on an otherwise bright month. So be smart here. Think before you act. Don't expect miracles. It could be a pretty productive time if you act wisely.</text:p>
          </table:table-cell>
          <table:table-cell office:value-type="string" table:style-name="ce11">
            <text:p>What do we have here? Two lucky stars and one unlucky. Which means that nothing major is indicated either way. It's not necessarily enough Yun to ensure a great month, but not enough to serve as a warning, either. All in all, the good should outweigh the bad – especially if your majors are favorable. You may have to wait for a more fortunate time to make big decisions or implement major changes, but don't overlook any goodies that might come your way right now.</text:p>
          </table:table-cell>
          <table:table-cell office:value-type="string" table:style-name="ce13">
            <text:p>Not great, not bad. In this Palace, you have two lucky stars and one unlucky one. This might give you a small advantage, but don't expect Luck is to bail you out every time. Actually, you should rely more on your ability to make good choices, tell right from wrong, or whatever. Your minor stars could play a bigger role than usual in this area of your life.</text:p>
          </table:table-cell>
          <table:table-cell office:value-type="string" table:style-name="ce11">
            <text:p>Well alright. Nothing too exciting going on here. I mean, you have two lucky minor stars, yes. And you have an unlucky one. Either way, it's probably not going to affect your Yun that much. If you look at your major stars, you can get a better idea of how things might turn out in this area of your life. Try to make the most of your opportunities and avoid any huge undertakings. Things may not be terrible, but they're probably not going to be amazing, either. Then again … .</text:p>
          </table:table-cell>
          <table:table-cell table:number-columns-repeated="16371" table:style-name="ce11"/>
        </table:table-row>
        <table:table-row table:style-name="ro12">
          <table:table-cell office:value-type="string" table:style-name="ce12">
            <text:p>L</text:p>
          </table:table-cell>
          <table:table-cell office:value-type="string" table:style-name="ce12">
            <text:p>L</text:p>
          </table:table-cell>
          <table:table-cell office:value-type="string" table:style-name="ce12">
            <text:p>VUL</text:p>
          </table:table-cell>
          <table:table-cell office:value-type="string" table:style-name="ce11">
            <text:p>You'd think two, lucky major stars is great – and it is – but you also have one very unlucky one that could pose a problem. Show it who's boss. In Chinese Astrology, free will always comes into play. It's what you do with your Luck and fortune that matters most. Make your Luck last and be ready to cope when lighting strikes.</text:p>
          </table:table-cell>
          <table:table-cell office:value-type="string" table:style-name="ce11">
            <text:p>Two lucky stars? Well that's great! But wait. You also have one, very <text:s/>unlucky star – and this guy could rain on your parade. Do you have a good outlook for your major stars? Then just be careful and prepare for possible complications. Major stars aren't so favorable? Then pull on your combat boots and prepare to fight for want you want. For much of the time, though, lying low could be your best bet.</text:p>
          </table:table-cell>
          <table:table-cell office:value-type="string" table:style-name="ce11">
            <text:p>Two, lucky major stars this year is great! Uh, but hold on there. A very unlucky star could sort of mess things up. Your best bet? Probably just play it safe instead of counting on your Luck this year. It might not be a good idea to bank on good fortune to bail you out. Be proactive. Be prepared. <text:s/>You'll have your chances.</text:p>
          </table:table-cell>
          <table:table-cell office:value-type="string" table:style-name="ce11">
            <text:p>Cool. Two lucky stars. Oh, but wait. There's a very unlucky one that sort of cancels out some of that good Luck. With this scenario your year will probably be a toss up. Don't rely on your Yun to get you through everything. Instead, fall back on your common sense and ability to be flexible in the face of changing priorities. Keeping a positive attitude will be invaluable right now. Cultivate yours.</text:p>
          </table:table-cell>
          <table:table-cell office:value-type="string" table:style-name="ce11">
            <text:p>Aw, man. Things were going so great here until you got a very unlucky star in the mix. Two lucky ones is still positive, but they're a bit canceled out by the party crasher. Watch out for challenges this year. You may have an OK time, but the difficulties you do meet could be tough. As they say, when it rains, it pours. So have an umbrella. Wear your slickers. And try to stay indoors to begin with. But don't forget to grab the good Luck when it comes your way – it's coming too!</text:p>
          </table:table-cell>
          <table:table-cell office:value-type="string" table:style-name="ce11">
            <text:p>So one, very unlucky star here. And two lucky ones. What you have here is a mixed bag. The very unlucky star might cause some problems, so be aware of that. Hopefully, the two lucky guys will soften the blow, but you never know. The solution? Just play it safe. Don't push boundaries and say your please and thank you's this year. Do act when the good Luck hits – and it will.</text:p>
          </table:table-cell>
          <table:table-cell office:value-type="string" table:style-name="ce11">
            <text:p>Could be better. You have one, very unlucky star overshadowing the two lucky ones you have this month. But don't fret. That isn't the end of the world. It just means you'll have to be more careful than usual. No big deal, right? Check with experts and others you trust before making decisions. Stay close to home instead of traveling. You get the idea. Then again, do jump on good Luck when it shows up!</text:p>
          </table:table-cell>
          <table:table-cell office:value-type="string" table:style-name="ce11">
            <text:p>Here you have two, lucky stars. But wait. There's a very unlucky one come to rain on your parade. Unfortunately, this guy might have more of an impact than your lucky ones. This means you should tread carefully, knowing misfortune could be around the corner. That doesn't mean for sure Sit will arrive. But it's certainly wise to play it safe and be prepared. <text:s/>'Course you do want to go for it when good Yun smiles on you!</text:p>
          </table:table-cell>
          <table:table-cell office:value-type="string" table:style-name="ce13">
            <text:p>Huh? Two lucky stars and one very unlucky one? How does this shake out, you might be wondering? Well, unfortunately, the negative is probably going to have more of an influence on this area of your life than the positive Yun. But it's not the end of the world. Just pay attention to clues and make sure you don't behave rashly where this realm is concerned. Challenges may come, but you're more than capable of handling them with grace. And there'll be opportunities too!</text:p>
          </table:table-cell>
          <table:table-cell office:value-type="string" table:style-name="ce11">
            <text:p>Hmmm. Interesting. You have one, very unlucky star accompanied by two lucky stars. What does that mean? Well, this Palace might take a hit. But don't get upset just yet. How are your major stars? If they're good, you might be OK here. In fact, based on this rating alone, it looks like this area of your life will probably be somewhat so-so. And that's better than bad. The two lucky stars and the one bad boy unlucky almost cancel each other out. Don't make crazy decisions. Stay alert to trouble. Keep an eye out for ways to improve things. Remember, there's lots of good in here too!</text:p>
          </table:table-cell>
          <table:table-cell table:number-columns-repeated="16371" table:style-name="ce11"/>
        </table:table-row>
        <table:table-row table:style-name="ro6">
          <table:table-cell office:value-type="string" table:style-name="ce12">
            <text:p>L</text:p>
          </table:table-cell>
          <table:table-cell office:value-type="string" table:style-name="ce12">
            <text:p>L</text:p>
          </table:table-cell>
          <table:table-cell table:style-name="ce12"/>
          <table:table-cell office:value-type="string" table:style-name="ce11">
            <text:p>Two lucky stars – good news! You may not win the lottery or find a cure for cancer, but this decade should be a happy and fulfilling one. You job is to grow your successes as big as you can. You'll probably have to put in some elbow grease, but it will be worth it.</text:p>
          </table:table-cell>
          <table:table-cell office:value-type="string" table:style-name="ce11">
            <text:p>Having two, lucky minor stars isn't bad. In fact it's pretty good and should give a nice boost to your majors. Take a look at them to really understand how your Yun should play out this decade. All in all, you can probably make some bold moves. Prepare for them as best you can and move out smartly as you go for your goals.</text:p>
          </table:table-cell>
          <table:table-cell office:value-type="string" table:style-name="ce11">
            <text:p>Double the Luck! Two, lucky major stars this year is positive, yes indeed. So get up and take charge of your life. If there are things you want, make them happen. More than one area of your life is <text:s/>going to bring you success. Use it to work on others where you'd like to see some improvement. <text:s/>As long as you're smart, you ought to have a fine year.</text:p>
          </table:table-cell>
          <table:table-cell office:value-type="string" table:style-name="ce11">
            <text:p>Ok. Two lucky stars. From your minors' point of view it should be a nice year. Let's hope your majors add <text:s/>to this rosy picture. Anyway, you're going to have some good Luck in the coming months. Expect it and do something with it when it arrives. Ride these two little gems for all they're worth.</text:p>
          </table:table-cell>
          <table:table-cell office:value-type="string" table:style-name="ce11">
            <text:p>Well, well. Two lucky stars. Is this going to be a good year or what?! I don't have <text:s/>to tell you what it means to have no bad ones in the mix. Now if your minors add more good Luck, it's off to the races for you. Either way, you've got a lot going for you. Good Luck is coming your way – be ready. This could be a memorable year.</text:p>
          </table:table-cell>
          <table:table-cell office:value-type="string" table:style-name="ce11">
            <text:p>Two lucky stars, baby. Yes they're only minors, but they could make the difference between you having a really good year or not. They can take the hard edge off an unlucky major star or add a big boost to a lucky one. So go celebrate. Expect to benefit from some good Luck this year – because you will!</text:p>
          </table:table-cell>
          <table:table-cell office:value-type="string" table:style-name="ce11">
            <text:p>Two, lucky major stars is pretty good. This month will probably be one of your better ones; booked that cruise yet? These gems are not the very lucky kind, so you might still have to work hard to create some of your Luck. So? It's all good. Now go out and make some money, have fun, and enjoy your good fortune.</text:p>
          </table:table-cell>
          <table:table-cell office:value-type="string" table:style-name="ce11">
            <text:p>Two lucky stars? Not bad! You can bet they're going to give a boost to your majors. But for now just think about what you're going to do with all the good Luck these little gems are sending your way. When something good shows up, go for it! Take a chance. Have fun. Just do it! If you must, take a look at your major stars so you can keep the big picture in mind.</text:p>
          </table:table-cell>
          <table:table-cell office:value-type="string" table:style-name="ce13">
            <text:p>Not so bad – in fact pretty good. Two lucky stars in this Palace, and they're majors. They carry a lot of weight and a decent amount of good Luck. So, I shouldn't have to tell you this is probably a rewarding area of your life. Draw on its strengths. Use them to achieve your goals. Let them help you when things aren't going the way you'd like. So, lots of Luck to be had as long as you don't have a very unlucky, minor star in this Palace.</text:p>
          </table:table-cell>
          <table:table-cell office:value-type="string" table:style-name="ce11">
            <text:p>Sweet. You have two lucky stars here. They may be minor ones, but they're going to bring good Luck to this area of your life. And, they're definitely going to help out your major star Yun. You always want to play to your strengths and do what you can to overcome your weaknesses. Well this area of your life may be good for doing both. Keep an eye on your majors, but don't lose sight of the two goodies in this Palace.</text:p>
          </table:table-cell>
          <table:table-cell table:number-columns-repeated="16371" table:style-name="ce11"/>
        </table:table-row>
        <table:table-row table:style-name="ro7">
          <table:table-cell office:value-type="string" table:style-name="ce12">
            <text:p>L</text:p>
          </table:table-cell>
          <table:table-cell office:value-type="string" table:style-name="ce12">
            <text:p>U</text:p>
          </table:table-cell>
          <table:table-cell table:style-name="ce12"/>
          <table:table-cell office:value-type="string" table:style-name="ce11">
            <text:p>Flip a coin. One lucky and one unlucky major star means you've got a 50-50 <text:s/>chance most of this decade. Those are still decent odds – it just means you have to be realistic. Know when it's worth it to gamble and when you ought to play it safe. As long as you don't do anything outrageous, you have a chance to make this a favorable time.</text:p>
          </table:table-cell>
          <table:table-cell office:value-type="string" table:style-name="ce11">
            <text:p>Don't get too excited here. Sure, you have one lucky star, but an unlucky one had to come and ruin the fun. No matter what your major stars are, these guys probably won't affect your Yun too much in this decade since they kind of cancel each other out. Better to just rely on common sense, a tried and true approach, and plenty of hard work.</text:p>
          </table:table-cell>
          <table:table-cell office:value-type="string" table:style-name="ce11">
            <text:p>Ok, so one lucky and one unlucky major star for this year. Nothing too exciting but nothing terrible, either. Better to rely on your own common sense and smarts than to think Luck will be the deciding factor this year. If you work hard enough, you can make things happen. There'll probably be ups and downs, but that's how life is anyway, right?</text:p>
          </table:table-cell>
          <table:table-cell office:value-type="string" table:style-name="ce11">
            <text:p>Boring!? Maybe. One lucky and one unlucky star. Nothing exciting, really. Whatever influence these stars might have individually is canceled out by the presence of the other. This year it's probably a safer bet to rely on your own resourcefulness and intuition than anything else. Yun isn't necessarily on your side either way. Expect some of both kinds and deal with it.</text:p>
          </table:table-cell>
          <table:table-cell office:value-type="string" table:style-name="ce11">
            <text:p>A lucky star, and an unlucky one. This year it's anyone's guess as to what might happen. Yun will play a role in your life, but good and bad Luck should be in balance overall. Because of this you should try to focus on using you free will as best as possible. What is in your power, and what isn't? It'll be important to make this distinction, as the outcome of the year is probably going to rely more on your own abilities than on Luck.</text:p>
          </table:table-cell>
          <table:table-cell office:value-type="string" table:style-name="ce11">
            <text:p>Ok, so one lucky and one unlucky star. Nothing too crazy here. Take a look at your major stars to really understand how to approach this year. It's probably going to more important to rely on yourself and your network of friends and family than anything else. You'll need to make sound decisions based on good judgment to get where you want to go. The rest will happen as it will!</text:p>
          </table:table-cell>
          <table:table-cell office:value-type="string" table:style-name="ce11">
            <text:p>Well, you have one lucky major star and one unlucky major star this month. So it's kind of a toss up. Worry less about your Yun over the next few weeks and more about using your head. Hard work is more important than trying to strike it rich at video poker. Stay the course and don't veer too far off the path. Jump on the good Luck and head the other way when <text:s/>the bad kind shows up.</text:p>
          </table:table-cell>
          <table:table-cell office:value-type="string" table:style-name="ce11">
            <text:p>With an unlucky and a lucky star here there's no telling what might happen. It's probably going to be a mixed bag over the next few weeks, so make sure you're prepared for anything. At least we're only talking minors here. <text:s/>So look to your major stars for more answers, as you might be in better or worse shape depending on them. Keep your wits about you either way.</text:p>
          </table:table-cell>
          <table:table-cell office:value-type="string" table:style-name="ce13">
            <text:p>Ho hum. A lucky and an unlucky star in this Palace. Not good but not bad either. It just means this area of your life is probably going to be more ruled by your decisions than by luck. Can you choose wisely? If so, things should turn out just fine. You may not have as many lucky breaks as in other areas of your life, but at least you probably won't see as much of the bad kind!</text:p>
          </table:table-cell>
          <table:table-cell office:value-type="string" table:style-name="ce11">
            <text:p>So here's what we got: a lucky and an unlucky one. Nothing really that exciting either way, really. I mean, this Palace could be interesting if you have major stars that tell a different story. But these puppies probably aren't going to affect your Yun all that much in this area of your life. So just use good judgment and make decisions based on what's worked in the past. As long as you don't do anything silly, you should be fine.</text:p>
          </table:table-cell>
          <table:table-cell table:number-columns-repeated="16371" table:style-name="ce11"/>
        </table:table-row>
        <table:table-row table:style-name="ro10">
          <table:table-cell office:value-type="string" table:style-name="ce12">
            <text:p>L</text:p>
          </table:table-cell>
          <table:table-cell office:value-type="string" table:style-name="ce12">
            <text:p>VUL</text:p>
          </table:table-cell>
          <table:table-cell table:style-name="ce12"/>
          <table:table-cell office:value-type="string" table:style-name="ce11">
            <text:p>A very unlucky star is offset a bit by one lucky star. But don't count your chickens before they hatch. You'll need to be smart this decade. Luck may come, but you're also likely to face a fair share of challenges. Don't sit back and leave this decade up to fate. You've got a hand in your future as well. Strike when the iron is hot, but only when it's hot. The rest of the time stay close to home and play it safe.</text:p>
          </table:table-cell>
          <table:table-cell office:value-type="string" table:style-name="ce11">
            <text:p>It's nice you have a lucky star here, but your very unlucky star kind of shuts the party down early. This bad boy could wreak havoc on your lucky majors, so take care. If you have a so-so or scary major star rating, that's even more reason to walk the straight and narrow and keep your head down. Save big decisions or life changes for another time. Now is your decade to play it safe. Then again, maybe your majors will save the day.</text:p>
          </table:table-cell>
          <table:table-cell office:value-type="string" table:style-name="ce11">
            <text:p>Uh oh. A very unlucky, major star is never a welcome party guest. Fortunately you do have another lucky, major star, but it might not be enough to set things right. So instead of relying on it to be your saving grace, be prepared for setbacks this year. Take care of yourself and tend to your physical and emotional needs. You can't control what Yun comes your way, but you can be ready with an open mind and healthy perspective.</text:p>
          </table:table-cell>
          <table:table-cell office:value-type="string" table:style-name="ce11">
            <text:p>Not what you want to hear. A very unlucky star is canceling out the positive effects of a lucky one here. But it's not the end of the world. People sometimes freak out over star ratings, but it's all about common sense. Just don't do anything stupid! Don't take risks, don't push the envelope, and do make the most of what's given to you. The rest will fall into place.</text:p>
          </table:table-cell>
          <table:table-cell office:value-type="string" table:style-name="ce11">
            <text:p>Well, this year could be a doozy. You have one lucky star that's pretty much overshadowed by a very unlucky one. Now, more than usual, it's important to be aware of problems you might face. Plan for challenges. Put away money in the bank. Don't venture too far from home or take huge steps that could be risky. As long as you're smart about your choices this year, things should turn out OK.</text:p>
          </table:table-cell>
          <table:table-cell office:value-type="string" table:style-name="ce11">
            <text:p>Yuck. A very unlucky star shadows the lucky one here. So you might have a stroke of bad luck. Or, if you're careful, you might be able to avoid it. The way to deal here is to just be smart. Don't do anything you might regret. Don't risk what's important to you. And, don't make any big changes. As long as you're careful, this year could turn out just fine.</text:p>
          </table:table-cell>
          <table:table-cell office:value-type="string" table:style-name="ce11">
            <text:p>One very unlucky star is never good news. But, you should give thanks you have a lucky one to help you out a bit this month. It still may be challenging, yes. Then again, life is like that sometimes. Keep a positive attitude. Lean on your loved ones. Wait until another time to make major decisions. For now, be conservative. You'll be glad you played it safe.</text:p>
          </table:table-cell>
          <table:table-cell office:value-type="string" table:style-name="ce11">
            <text:p>A very unlucky star is never good news. Here you do have a lucky one to balance things out a bit. At least we're talking minors. Still, be warned trouble could be lurking. This doesn't mean you have to let it in, but it could beat down your door. Stay inside. Lock the doors. Only go out when it's safe. And when you do? Bring a friend. There's safety and power in numbers.</text:p>
          </table:table-cell>
          <table:table-cell office:value-type="string" table:style-name="ce13">
            <text:p>Well darn. You've got one little, lucky star here, but it may not be big enough to outshine the very unlucky one that's also hanging around in this Palace. The bottom line? This area of your life could bring you some challenges and conflict. Yes, you might get a helping hand here and there. But your best bet is to draw on your the strengths and resources from other Palaces. Things may not be easy, but you have everything you need to deal with them. Trust yourself.</text:p>
          </table:table-cell>
          <table:table-cell office:value-type="string" table:style-name="ce11">
            <text:p>Don't you hate it when this happens? I mean, you have a lucky star just sitting there, but it's right next to a very unlucky one. Unfortunately, the unlucky one sort of overshadows things here. It's possible you'll have some challenges in this area of your life. Then again, look at your major stars. If you happen to have a great rating for those, then this little beast may not breathe as much fire. It depends. Be cautious and stay vigilant about protecting what is important to you.</text:p>
          </table:table-cell>
          <table:table-cell table:number-columns-repeated="16371" table:style-name="ce11"/>
        </table:table-row>
        <table:table-row table:style-name="ro8">
          <table:table-cell office:value-type="string" table:style-name="ce11">
            <text:p>NULL</text:p>
          </table:table-cell>
          <table:table-cell office:value-type="string" table:style-name="ce11">
            <text:p>NULL</text:p>
          </table:table-cell>
          <table:table-cell office:value-type="string" table:style-name="ce11">
            <text:p>NULL</text:p>
          </table:table-cell>
          <table:table-cell office:value-type="string" table:style-name="ce11">
            <text:p>Well this is interesting. You have no stars! Luck is completely out of the picture here – but that doesn't necessarily mean it's a bad thing. It just means your minor stars are going to take center stage this decade – so let's hope they are good! In that case you've nothing to worry about. If not, you're going to have to rely on your own inner compass to guide you. Just try to make good decisions and don't push the envelope too far.</text:p>
          </table:table-cell>
          <table:table-cell office:value-type="string" table:style-name="ce11">
            <text:p>Always an interesting possibility. You have no minor stars to speak of in this decade. Before you get upset, know this isn't necessarily trouble. It just means you should focus on your major stars to see what your Yun is going to look like. Another thing. <text:s/>Your actions and intentions are even more important than ever here since a lack of minors tends to give you more freedom of choice to create your own Luck.</text:p>
          </table:table-cell>
          <table:table-cell office:value-type="string" table:style-name="ce11">
            <text:p>Hmmm. This year could be interesting. Why? Well, namely because you haven't got any major stars ruling over it. This doesn't mean you're void of Luck completely – it just means your minor stars are going to play a more important role. Are they good? Are they bad? Either way, try to rely on your own resourcefulness now more than ever. Look on the bright side. You've got a lot more freedom now to create your own Luck.</text:p>
          </table:table-cell>
          <table:table-cell office:value-type="string" table:style-name="ce15">
            <text:p>This year, you have something interesting going on. It appears you have no minor stars to speak of – good or bad ones. So what does that mean? Basically, you'll need to look toward your majors to get a handle on what your Yun is probably going to be like. Also, it means you should make an extra effort to be self-reliant right now. Luck may not be a factor as much as smarts and common sense.</text:p>
          </table:table-cell>
          <table:table-cell office:value-type="string" table:style-name="ce11">
            <text:p>Very interesting indeed. What's happening here is a bit unusual but not necessarily bad. See, you have no major stars. None. This means you're going to have to look to your minor stars for more information. Are they good? Are they not-so-good? Either way, your ability to be proactive, smart, and resilient is probably going to be important this year. Luck may not help you out the way it will in other years. On the bright side, there's no bad boys here to ruin your Luck either!</text:p>
          </table:table-cell>
          <table:table-cell office:value-type="string" table:style-name="ce11">
            <text:p>Ok. So. You have no minor stars for this year! A bit strange. Actually, this does happen sometimes. And all it means is you're going to need to look at your major star Yun to get a feel for how your Luck will play out this year. It also means you should focus on getting organized and not letting things fall to chance. As long as you're proactive and play it safe this year, you should be OK. The bright side? No nasty minors to rain on your parade.</text:p>
          </table:table-cell>
          <table:table-cell office:value-type="string" table:style-name="ce11">
            <text:p>What a difference a month can make! For this one you're actually without any major stars to speak of. This isn't necessarily bad. It simply means you should look to your minors for guidance. If they're good, awesome! If they aren't, then know you'll need to rely on yourself and stay conservative to survive this month in the best possible way.</text:p>
          </table:table-cell>
          <table:table-cell office:value-type="string" table:style-name="ce11">
            <text:p>Well this is interesting. You have no minor stars this month. None! But before you get worried, know this happens sometimes – and it's not the end of the world. It just means you should look at your major stars, as they're going to be what solely rules your Luck over the next few weeks. Without any Yun here, you should also try to be more proactive and self-reliant right now.</text:p>
          </table:table-cell>
          <table:table-cell office:value-type="string" table:style-name="ce11">
            <text:p>An unusual thing is happening here. You have no major stars in this palace. Zip. Zilch. But that's not necessarily terrible news. All it means, really, is you have neither positive nor negative Yun happening in this area of your life. Look at the bright side. It's better than having a bunch of unlucky stars! So rely on yourself, not the slot machine. Make the best of positive opportunities that come your way, and don't let the challenges get you down.</text:p>
          </table:table-cell>
          <table:table-cell office:value-type="string" table:style-name="ce11">
            <text:p>Well, well. This is funny. You actually have no minor stars in this palace. Yes, sometimes this happens. It's not necessarily bad, either. Just look to your major stars for answers. At least there are no bad ones here – that's something to be thankful for. When it comes to this area of life, you might have to rely more on yourself and your ability to make wise decisions than anything -or anyone -else. Got it? Good.</text:p>
          </table:table-cell>
          <table:table-cell table:number-columns-repeated="16371" table:style-name="ce11"/>
        </table:table-row>
        <table:table-row table:style-name="ro2">
          <table:table-cell office:value-type="string" table:style-name="ce1">
            <text:p>VUL</text:p>
          </table:table-cell>
          <table:table-cell office:value-type="string" table:style-name="ce1">
            <text:p>VUL</text:p>
          </table:table-cell>
          <table:table-cell office:value-type="string" table:style-name="ce1">
            <text:p>NULL</text:p>
          </table:table-cell>
          <table:table-cell table:number-columns-repeated="1021" table:style-name="ce7"/>
          <table:table-cell table:number-columns-repeated="15360"/>
        </table:table-row>
        <table:table-row table:style-name="ro2">
          <table:table-cell office:value-type="string" table:style-name="ce1">
            <text:p>VUL</text:p>
          </table:table-cell>
          <table:table-cell office:value-type="string" table:style-name="ce1">
            <text:p>VUL</text:p>
          </table:table-cell>
          <table:table-cell office:value-type="string" table:style-name="ce1">
            <text:p>VUL</text:p>
          </table:table-cell>
          <table:table-cell table:number-columns-repeated="1021" table:style-name="ce7"/>
          <table:table-cell table:number-columns-repeated="15360"/>
        </table:table-row>
        <table:table-row table:style-name="ro2">
          <table:table-cell office:value-type="string" table:style-name="ce1">
            <text:p>VUL</text:p>
          </table:table-cell>
          <table:table-cell office:value-type="string" table:style-name="ce1">
            <text:p>VUL</text:p>
          </table:table-cell>
          <table:table-cell office:value-type="string" table:style-name="ce1">
            <text:p>L</text:p>
          </table:table-cell>
          <table:table-cell table:number-columns-repeated="1021" table:style-name="ce7"/>
          <table:table-cell table:number-columns-repeated="15360"/>
        </table:table-row>
        <table:table-row table:style-name="ro2">
          <table:table-cell office:value-type="string" table:style-name="ce1">
            <text:p>VUL</text:p>
          </table:table-cell>
          <table:table-cell office:value-type="string" table:style-name="ce1">
            <text:p>VUL</text:p>
          </table:table-cell>
          <table:table-cell office:value-type="string" table:style-name="ce1">
            <text:p>U</text:p>
          </table:table-cell>
          <table:table-cell table:number-columns-repeated="1021" table:style-name="ce7"/>
          <table:table-cell table:number-columns-repeated="15360"/>
        </table:table-row>
        <table:table-row table:style-name="ro2">
          <table:table-cell office:value-type="string" table:style-name="ce1">
            <text:p>VUL</text:p>
          </table:table-cell>
          <table:table-cell office:value-type="string" table:style-name="ce1">
            <text:p>VUL</text:p>
          </table:table-cell>
          <table:table-cell office:value-type="string" table:style-name="ce1">
            <text:p>VL</text:p>
          </table:table-cell>
          <table:table-cell table:number-columns-repeated="1021" table:style-name="ce7"/>
          <table:table-cell table:number-columns-repeated="15360"/>
        </table:table-row>
        <table:table-row table:style-name="ro2">
          <table:table-cell office:value-type="string" table:style-name="ce1">
            <text:p>VL</text:p>
          </table:table-cell>
          <table:table-cell office:value-type="string" table:style-name="ce1">
            <text:p>L</text:p>
          </table:table-cell>
          <table:table-cell office:value-type="string" table:style-name="ce1">
            <text:p>U</text:p>
          </table:table-cell>
          <table:table-cell table:number-columns-repeated="1021" table:style-name="ce7"/>
          <table:table-cell table:number-columns-repeated="15360"/>
        </table:table-row>
        <table:table-row table:style-name="ro2">
          <table:table-cell office:value-type="string" table:style-name="ce1">
            <text:p>VL</text:p>
          </table:table-cell>
          <table:table-cell office:value-type="string" table:style-name="ce1">
            <text:p>L</text:p>
          </table:table-cell>
          <table:table-cell office:value-type="string" table:style-name="ce1">
            <text:p>NULL</text:p>
          </table:table-cell>
          <table:table-cell table:number-columns-repeated="1021" table:style-name="ce7"/>
          <table:table-cell table:number-columns-repeated="15360"/>
        </table:table-row>
        <table:table-row table:style-name="ro2">
          <table:table-cell office:value-type="string" table:style-name="ce1">
            <text:p>VL</text:p>
          </table:table-cell>
          <table:table-cell office:value-type="string" table:style-name="ce1">
            <text:p>U</text:p>
          </table:table-cell>
          <table:table-cell office:value-type="string" table:style-name="ce1">
            <text:p>U</text:p>
          </table:table-cell>
          <table:table-cell table:number-columns-repeated="1021" table:style-name="ce7"/>
          <table:table-cell table:number-columns-repeated="15360"/>
        </table:table-row>
        <table:table-row table:style-name="ro2">
          <table:table-cell office:value-type="string" table:style-name="ce1">
            <text:p>VL</text:p>
          </table:table-cell>
          <table:table-cell office:value-type="string" table:style-name="ce1">
            <text:p>U</text:p>
          </table:table-cell>
          <table:table-cell office:value-type="string" table:style-name="ce1">
            <text:p>VUL</text:p>
          </table:table-cell>
          <table:table-cell table:number-columns-repeated="1021" table:style-name="ce7"/>
          <table:table-cell table:number-columns-repeated="15360"/>
        </table:table-row>
        <table:table-row table:style-name="ro2">
          <table:table-cell office:value-type="string" table:style-name="ce1">
            <text:p>L</text:p>
          </table:table-cell>
          <table:table-cell office:value-type="string" table:style-name="ce1">
            <text:p>U</text:p>
          </table:table-cell>
          <table:table-cell office:value-type="string" table:style-name="ce1">
            <text:p>U</text:p>
          </table:table-cell>
          <table:table-cell table:number-columns-repeated="1021" table:style-name="ce7"/>
          <table:table-cell table:number-columns-repeated="15360"/>
        </table:table-row>
        <table:table-row table:style-name="ro2">
          <table:table-cell office:value-type="string" table:style-name="ce1">
            <text:p>L</text:p>
          </table:table-cell>
          <table:table-cell office:value-type="string" table:style-name="ce1">
            <text:p>U</text:p>
          </table:table-cell>
          <table:table-cell office:value-type="string" table:style-name="ce1">
            <text:p>VUL</text:p>
          </table:table-cell>
          <table:table-cell table:number-columns-repeated="1021" table:style-name="ce7"/>
          <table:table-cell table:number-columns-repeated="15360"/>
        </table:table-row>
        <table:table-row table:style-name="ro2">
          <table:table-cell office:value-type="string" table:style-name="ce1">
            <text:p>U</text:p>
          </table:table-cell>
          <table:table-cell office:value-type="string" table:style-name="ce1">
            <text:p>U</text:p>
          </table:table-cell>
          <table:table-cell office:value-type="string" table:style-name="ce1">
            <text:p>U</text:p>
          </table:table-cell>
          <table:table-cell table:number-columns-repeated="1021" table:style-name="ce7"/>
          <table:table-cell table:number-columns-repeated="15360"/>
        </table:table-row>
        <table:table-row table:style-name="ro2">
          <table:table-cell office:value-type="string" table:style-name="ce1">
            <text:p>U</text:p>
          </table:table-cell>
          <table:table-cell office:value-type="string" table:style-name="ce1">
            <text:p>U</text:p>
          </table:table-cell>
          <table:table-cell office:value-type="string" table:style-name="ce1">
            <text:p>VUL</text:p>
          </table:table-cell>
          <table:table-cell table:number-columns-repeated="1021" table:style-name="ce7"/>
          <table:table-cell table:number-columns-repeated="15360"/>
        </table:table-row>
        <table:table-row table:style-name="ro2">
          <table:table-cell office:value-type="string" table:style-name="ce1">
            <text:p>U</text:p>
          </table:table-cell>
          <table:table-cell office:value-type="string" table:style-name="ce1">
            <text:p>VUL</text:p>
          </table:table-cell>
          <table:table-cell office:value-type="string" table:style-name="ce1">
            <text:p>NULL</text:p>
          </table:table-cell>
          <table:table-cell table:number-columns-repeated="1021" table:style-name="ce7"/>
          <table:table-cell table:number-columns-repeated="15360"/>
        </table:table-row>
        <table:table-row table:number-rows-repeated="4" table:style-name="ro4">
          <table:table-cell table:number-columns-repeated="16384"/>
        </table:table-row>
        <table:table-row table:style-name="ro8">
          <table:table-cell office:value-type="string" table:style-name="ce12">
            <text:p>VL</text:p>
          </table:table-cell>
          <table:table-cell office:value-type="string" table:style-name="ce12">
            <text:p>VL</text:p>
          </table:table-cell>
          <table:table-cell table:style-name="ce12"/>
          <table:table-cell office:value-type="string" table:style-name="ce11">
            <text:p>Two very lucky major stars – it's probably going to be a great 10 years! This influence can serve to bring you a whole lot of positive momentum. You can grow your wealth, enjoy great relationships, and feel confident in yourself right now. Use this as a launching off point for even further success down the road. Don't hold back. Now's when you can not only dream dreams but actually make them happen.</text:p>
          </table:table-cell>
          <table:table-cell office:value-type="string" table:style-name="ce11">
            <text:p>Two very lucky minor stars are definitely something to write home about. If your major stars are the least bit lucky, it's carpe diem for you! If not, you can probably still count on some periods of <text:s/>success and amazing opportunities. At the least these two should wipe out most of the bad stuff that comes with unlucky major stars. So make your luck last and start building a foundation for your empire!</text:p>
          </table:table-cell>
          <table:table-cell office:value-type="string" table:style-name="ce11">
            <text:p>Nice! Two, very lucky major stars are ruling this year. What could be better?! Well, another very lucky star could help out, but let's not be greedy. It's probably going to be an important year, full of lots of activity, opportunities, and successes. Keep the momentum strong, and there's no telling what you can accomplish.</text:p>
          </table:table-cell>
          <table:table-cell office:value-type="string" table:style-name="ce11">
            <text:p>Well, well. Someone is going to have a <text:s/>good year. And that someone is you! Two, very lucky minor shout hey, hey, amazing things are to come. It's true an unlucky major star or two could put a damper on things. But let's look on the bright side. These two gems will go a long way to wiping any bad stuff in your major stars. Bottom line: the time is now. Go out and conquer the world.</text:p>
          </table:table-cell>
          <table:table-cell office:value-type="string" table:style-name="ce11">
            <text:p>Great news here. Two, very lucky stars is something special, for sure. It could be quite the year – and in more ways than one. Depending on where you're at in your life, this'll probably be a time of very positive transformation and success. You won't have to look far in order to find what you want, and others are right there to help you when you need it. What could be better?!</text:p>
          </table:table-cell>
          <table:table-cell office:value-type="string" table:style-name="ce11">
            <text:p>With two, very lucky minor stars for this year, it's probably going to be a memorable one! Dance, drink, and be merry, as they say. Don't get bogged down with the chores of day to day life. Think bigger than that. Find new ways to amuse yourself and take some chances on what you want. If you don't, you may always regret it. Luck is on your side. Have any unlucky major stars? Not to worry. These two jewels should wash away most if not all of their bad stuff.</text:p>
          </table:table-cell>
          <table:table-cell office:value-type="string" table:style-name="ce11">
            <text:p>This is close to perfection, really. Two, very lucky stars in your corner could make this a great month. Sit down and think about what you'd really like to achieve over the next few weeks. Chances are you have all the resources, energy, and help you need to accomplish anything. Bravo! <text:s/>So go out and do something big.</text:p>
          </table:table-cell>
          <table:table-cell office:value-type="string" table:style-name="ce11">
            <text:p>Nothing luckier than two, very lucky stars. Well, that's not totally true. You could have one more, but this is pretty darn good. Time to celebrate. These minors should give your Luck a big boost – even if your major stars aren't looking that great this month. Lucky breaks are bound to come your way, and some could be pretty big. Be ready to jump on them.</text:p>
          </table:table-cell>
          <table:table-cell office:value-type="string" table:style-name="ce13">
            <text:p>Great rating – no doubt about it. You have two, very lucky stars in this palace. Indeed, this aspect of your life should give you some big reasons to celebrate. Or maybe it just means you'll enjoy the kind of peace, love, and protection you want out of life. In either case you're bound to see good fortune. Trust yourself to make good decisions and put yourself out there more than you normally would.</text:p>
          </table:table-cell>
          <table:table-cell office:value-type="string" table:style-name="ce11">
            <text:p>No question. Two, very lucky stars is a fantastic combo. This area of your life? Well, it's probably going to make you happy. You'll have the advantages you need in the ways you need them. So don't let them go to waste. Helpful people, great opportunities, and lucky breaks are just some of the things bound to show up. Claim them! This Palace is blessed with extremely positive Yun. These fabulous minors should eliminate most if not all of the bad Luck of any unlucky, major stars here.</text:p>
          </table:table-cell>
          <table:table-cell table:number-columns-repeated="16371" table:style-name="ce11"/>
        </table:table-row>
        <table:table-row table:style-name="ro6">
          <table:table-cell office:value-type="string" table:style-name="ce12">
            <text:p>L</text:p>
          </table:table-cell>
          <table:table-cell office:value-type="string" table:style-name="ce12">
            <text:p>L</text:p>
          </table:table-cell>
          <table:table-cell office:value-type="string" table:style-name="ce12">
            <text:p>VL</text:p>
          </table:table-cell>
          <table:table-cell office:value-type="string" table:style-name="ce11">
            <text:p>Now this is a reason to smile. Two lucky stars and one very lucky one. Momentum should be strong this decade, some key moments punctuated by amazing opportunities and successes. Woohoo! Don't hold back. It's your time to shine. Make your motto, Go for it. Fortune is on your side.</text:p>
          </table:table-cell>
          <table:table-cell office:value-type="string" table:style-name="ce11">
            <text:p>Two lucky stars? Ok. One very lucky star? Even better, wonderful in fact. You can gain speed right now. Keep your foot on the gas and really press down hard if your majors are also lucky. And, if you have an unlucky major star or two these three jewels will go a long way to reducing any bad Luck they might throw your way. So go make this a great decade!</text:p>
          </table:table-cell>
          <table:table-cell office:value-type="string" table:style-name="ce11">
            <text:p>Alright! Two lucky stars and one very lucky one ruling this year. Definitely your time to branch out a bit. There should even be one month or a period of time that's extremely fortunate. Bottom line: this could be one of your very best years. Fantastic! Keep up the momentum and see if you can make it number one.</text:p>
          </table:table-cell>
          <table:table-cell office:value-type="string" table:style-name="ce11">
            <text:p>Two lucky stars is the name of the game, but you've also got a very lucky one which ups the anty a bit. How will you use this to your advantage? Well if you have lucky majors this year, the sky's the limit. And if they aren't super great, these three gems will go a long way to reducing any bad side effects. Either way a win-win situation. So go have a fabulous year.</text:p>
          </table:table-cell>
          <table:table-cell office:value-type="string" table:style-name="ce11">
            <text:p>Two lucky stars, one very lucky one. Wonderful! Yun is positive and helpful this year. Plus, it looks like you could have an extra dose of fortune just when you need it. <text:s/>Keep your pace steady and your eyes open as you move full speed ahead. All kinds of opportunities could pop up along your path. It's up to you to grab them and use them the best way you know how.</text:p>
          </table:table-cell>
          <table:table-cell office:value-type="string" table:style-name="ce11">
            <text:p>Ok. A very lucky star and two lucky stars for this year. Sweet. This really helps our your major stars if they're unfavorable, and enhances the lucky ones. The world is at your fingertips, so what'll you do with it? Maybe it's time to finally take the plunge, so to speak. Go after what you want. Know that luck is on your side in just about anything you do.</text:p>
          </table:table-cell>
          <table:table-cell office:value-type="string" table:style-name="ce11">
            <text:p>How about this?! You have two, lucky major stars strengthened even by a very lucky one. Good things are bound to be on the way. So how will you maximize opportunities and take advantage of everything you can right now? Those are the key questions. Make sure you're rested and ready. It's going to be an adventure!</text:p>
          </table:table-cell>
          <table:table-cell office:value-type="string" table:style-name="ce11">
            <text:p>Two lucky stars is certainly something to smile about. But what's even better is that very lucky star in your corner. You definitely have reason to believe this month may be a memorable one! Use positive strokes of luck to your advantage – you never know where they might take you. Also, be on the lookout for helpful individuals. They could pop up out of nowhere right now. Let them help you.</text:p>
          </table:table-cell>
          <table:table-cell office:value-type="string" table:style-name="ce13">
            <text:p>Great! A very lucky star is ruling this Palace. That'd be good by itself, but you also have two lucky ones in the mix. You're not likely to struggle much in this area of your life. Hallelujah! You have an advantage in this Palace, so try to find ways to strengthen your other Palaces using this good fortune.</text:p>
          </table:table-cell>
          <table:table-cell office:value-type="string" table:style-name="ce11">
            <text:p>Very nice indeed. Here you have two lucky stars and one very lucky one. Clearly, <text:s/>this Palace is gold. Take a look at your major stars here, too. If they're also good, you can pretty much guarantee this area of your life is going to rock the house. Are your major stars not-so-good? No worries. These three gems take everything up a positive notch. You've got some lucky breaks here. Give it your all and don't even think about letting your good fortune go to waste.</text:p>
          </table:table-cell>
          <table:table-cell table:number-columns-repeated="16371" table:style-name="ce11"/>
        </table:table-row>
        <table:table-row table:number-rows-repeated="65493" table:style-name="ro4">
          <table:table-cell table:number-columns-repeated="16384"/>
        </table:table-row>
        <table:table-row table:number-rows-repeated="2" table:style-name="ro4">
          <table:table-cell table:number-columns-repeated="16384" table:style-name="ce1"/>
        </table:table-row>
        <table:table-row table:number-rows-repeated="983040" table:style-name="ro4">
          <table:table-cell table:number-columns-repeated="16384"/>
        </table:table-row>
      </table:table>
      <table:table table:name="Decade_Yun" table:style-name="ta1">
        <table:table-column table:style-name="co19" table:default-cell-style-name="ce10"/>
        <table:table-column table:style-name="co20" table:default-cell-style-name="ce7"/>
        <table:table-column table:style-name="co21" table:default-cell-style-name="ce7"/>
        <table:table-column table:style-name="co8" table:number-columns-repeated="1021" table:default-cell-style-name="ce7"/>
        <table:table-column table:style-name="co5" table:number-columns-repeated="15360" table:default-cell-style-name="ce1"/>
        <table:table-row table:style-name="ro2">
          <table:table-cell office:value-type="string" table:style-name="ce16">
            <text:p>Decade</text:p>
          </table:table-cell>
          <table:table-cell office:value-type="string" table:style-name="ce6">
            <text:p>Yun</text:p>
          </table:table-cell>
          <table:table-cell office:value-type="string" table:style-name="ce6">
            <text:p>Description</text:p>
          </table:table-cell>
          <table:table-cell table:number-columns-repeated="16381" table:style-name="ce6"/>
        </table:table-row>
        <table:table-row table:style-name="ro6">
          <table:table-cell office:value-type="float" office:value="1" table:style-name="ce17">
            <text:p>1</text:p>
          </table:table-cell>
          <table:table-cell office:value-type="string" table:style-name="ce18">
            <text:p>Very Favorable</text:p>
          </table:table-cell>
          <table:table-cell office:value-type="string" table:style-name="ce18">
            <text:p>Well, well! This is wonderful news. You're starting life with a decade of awesome Yun! It's kind of like getting a head start, really. Your parents probably give you all the love, support, and encouragement you need to grow up strong and happy. And, it's likely they have plenty of resources to take care of you and give you the best possible things. Or, if not, they make up for it with love. This time should be one of many adventures, explorations, and joyful moments. You'll have fond, childhood memories to look back on.</text:p>
          </table:table-cell>
          <table:table-cell table:number-columns-repeated="16381" table:style-name="ce6"/>
        </table:table-row>
        <table:table-row table:style-name="ro2">
          <table:table-cell office:value-type="float" office:value="1" table:style-name="ce10">
            <text:p>1</text:p>
          </table:table-cell>
          <table:table-cell office:value-type="string" table:style-name="ce1">
            <text:p>Favorable</text:p>
          </table:table-cell>
          <table:table-cell office:value-type="string" table:style-name="ce1">
            <text:p>Great news here. Your first decade of life should be a favorable one. Childhood is probably the best time to have positive Yun, as you're learning all kinds of important lessons about life. Luckily for you, you'll have good parents or at least plenty of people in your life who love and watch after you. It's also possible you'll get to do some traveling or participate in some fun adventures. All in all, this decade might be a very nice one indeed!</text:p>
          </table:table-cell>
          <table:table-cell table:number-columns-repeated="16381"/>
        </table:table-row>
        <table:table-row table:style-name="ro2">
          <table:table-cell office:value-type="float" office:value="1" table:style-name="ce10">
            <text:p>1</text:p>
          </table:table-cell>
          <table:table-cell office:value-type="string" table:style-name="ce1">
            <text:p>Neutral</text:p>
          </table:table-cell>
          <table:table-cell office:value-type="string" table:style-name="ce1">
            <text:p>Ok. So it looks like your first decade of life might be a mixed bag. You have neutral Yun here, which means there's really no telling what might happen. You'll probably have better luck if your parents are loving and supportive people who have the resources they need to best take care of you. Sure, you might have your ups and downs. But now is a good time to learn that life isn't always fair, anyway. So while it may not be your best decade, it's also probably not going to be your worst.</text:p>
          </table:table-cell>
          <table:table-cell table:number-columns-repeated="16381"/>
        </table:table-row>
        <table:table-row table:style-name="ro2">
          <table:table-cell office:value-type="float" office:value="1" table:style-name="ce10">
            <text:p>1</text:p>
          </table:table-cell>
          <table:table-cell office:value-type="string" table:style-name="ce1">
            <text:p>Unfavorable</text:p>
          </table:table-cell>
          <table:table-cell office:value-type="string" table:style-name="ce1">
            <text:p>It's a tad unfortunate you have to start life with a decade characterized by unfavorable Luck. One thing you should know. Since this is the time of your earliest childhood, the unlucky Yun may actually apply to your parents. During this first decade there could be a family problem, perhaps a divorce, or money difficulties. It's also possible you could have an accident or suffer from an illness. And, no, all this isn't going to happen to you. They're just examples. Hopefully, your parents or caretakers can do their best to love and support you through this time.</text:p>
          </table:table-cell>
          <table:table-cell table:number-columns-repeated="16381"/>
        </table:table-row>
        <table:table-row table:style-name="ro2">
          <table:table-cell office:value-type="float" office:value="1" table:style-name="ce10">
            <text:p>1</text:p>
          </table:table-cell>
          <table:table-cell office:value-type="string" table:style-name="ce1">
            <text:p>Very Unfavorable</text:p>
          </table:table-cell>
          <table:table-cell office:value-type="string" table:style-name="ce1">
            <text:p>Yikes. You have very unfavorable Yun in your first decade of life. No one likes a naysayer, but it's important to realize this could be a challenging time. However, the challenges may have more to do with the problems your parents face than you. Are there money problems? Accidents or illnesses? Whatever the case, an unfavorable Yun rating here means you might actually learn some valuable skills, like resilience and self-sufficiency, which can serve you well later on in life. Take heart. It will get better.</text:p>
          </table:table-cell>
          <table:table-cell table:number-columns-repeated="16381"/>
        </table:table-row>
        <table:table-row table:style-name="ro2">
          <table:table-cell office:value-type="float" office:value="2" table:style-name="ce10">
            <text:p>2</text:p>
          </table:table-cell>
          <table:table-cell office:value-type="string" table:style-name="ce1">
            <text:p>Very Favorable</text:p>
          </table:table-cell>
          <table:table-cell office:value-type="string" table:style-name="ce1">
            <text:p>Wahoo! The second decade of your life is probably going to be one of your best -if not your best! This is an exciting time anyway, since it's when you're growing into a teenager and starting to figure out who you are. You'll probably do excellent in school and may discover some athletic or artistic talent that gains you recognition early on. This is really the time to go for it, so don't hold back. The people in your life are bound to be supportive and can help you achieve your fullest potential right now.</text:p>
          </table:table-cell>
          <table:table-cell table:number-columns-repeated="16381"/>
        </table:table-row>
        <table:table-row table:style-name="ro2">
          <table:table-cell office:value-type="float" office:value="2" table:style-name="ce10">
            <text:p>2</text:p>
          </table:table-cell>
          <table:table-cell office:value-type="string" table:style-name="ce1">
            <text:p>Favorable</text:p>
          </table:table-cell>
          <table:table-cell office:value-type="string" table:style-name="ce1">
            <text:p>Good news! It looks like this decade – your pre-teen and teen years – is going to be favorable. Sure, it may not be your best yet, but you could get some lucky breaks. Look to your parents or trusted elders to help you maximize opportunities right now. You can probably do well in school and cultivate a strong circle of friends. Heck, you might even be the most popular student in school! People like you and are on your side. What you do with the advantages you have now can set the stage for a bright future in your young adult years. Don't waste any opportunities.</text:p>
          </table:table-cell>
          <table:table-cell table:number-columns-repeated="16381"/>
        </table:table-row>
        <table:table-row table:style-name="ro2">
          <table:table-cell office:value-type="float" office:value="2" table:style-name="ce10">
            <text:p>2</text:p>
          </table:table-cell>
          <table:table-cell office:value-type="string" table:style-name="ce1">
            <text:p>Neutral</text:p>
          </table:table-cell>
          <table:table-cell office:value-type="string" table:style-name="ce1">
            <text:p>Your later childhood and school years might be a confusing time. Things are already a roller coaster around this time in life, but your ride is likely to be one of even more ups and downs. <text:s/>If you accept this and make this best of your positive Yun, you can be successful and probably do well in school. If you let the challenges get the best of you, it could be detrimental to your future. Which will it be? Right now it's up to you. Hopefully you make the right choices.</text:p>
          </table:table-cell>
          <table:table-cell table:number-columns-repeated="16381"/>
        </table:table-row>
        <table:table-row table:style-name="ro2">
          <table:table-cell office:value-type="float" office:value="2" table:style-name="ce10">
            <text:p>2</text:p>
          </table:table-cell>
          <table:table-cell office:value-type="string" table:style-name="ce1">
            <text:p>Unfavorable</text:p>
          </table:table-cell>
          <table:table-cell office:value-type="string" table:style-name="ce1">
            <text:p>Oh dear. Looks like your pre-teen and teen years might be a bumpy ride. With unfavorable Yun, you could face some challenges that disrupt your routine right now. Maybe it's difficulty getting good grades, dealing with your parent's divorce, or perhaps you're running with the “wrong” crowd. Whatever the case, you're probably going to do a lot of growing and learning in this decade. As long as you make the most of the positive times you have and learn lessons from your mistakes, you should turn out OK.</text:p>
          </table:table-cell>
          <table:table-cell table:number-columns-repeated="16381"/>
        </table:table-row>
        <table:table-row table:style-name="ro2">
          <table:table-cell office:value-type="float" office:value="2" table:style-name="ce10">
            <text:p>2</text:p>
          </table:table-cell>
          <table:table-cell office:value-type="string" table:style-name="ce1">
            <text:p>Very Unfavorable</text:p>
          </table:table-cell>
          <table:table-cell office:value-type="string" table:style-name="ce1">
            <text:p>Ok. So this may not be your best decade. That's OK. You're more than likely going to face some big challenges, but it's what you do with them that matters. It could be that you deal with themes such as death, divorce, struggles in school, or health problems during your teen years. If you have the loving support of family and friends, you can make it out in one piece. This is not a time to take big risks or expect opportunities to fall into your lap. Be cautious, use good judgment, and rely on your loved ones to help you through the rough patches.</text:p>
          </table:table-cell>
          <table:table-cell table:number-columns-repeated="16381"/>
        </table:table-row>
        <table:table-row table:number-rows-repeated="1048565" table:style-name="ro4">
          <table:table-cell table:number-columns-repeated="16384"/>
        </table:table-row>
      </table:table>
      <table:table table:name="Decade_Start_Narrative" table:style-name="ta1">
        <table:table-column table:style-name="co22" table:number-columns-repeated="2" table:default-cell-style-name="ce10"/>
        <table:table-column table:style-name="co23" table:default-cell-style-name="ce10"/>
        <table:table-column table:style-name="co24" table:default-cell-style-name="ce10"/>
        <table:table-column table:style-name="co8" table:number-columns-repeated="1020" table:default-cell-style-name="ce10"/>
        <table:table-column table:style-name="co5" table:number-columns-repeated="15360" table:default-cell-style-name="ce1"/>
        <table:table-row table:style-name="ro2">
          <table:table-cell office:value-type="string" table:style-name="ce16">
            <text:p>Decade</text:p>
          </table:table-cell>
          <table:table-cell office:value-type="string" table:style-name="ce16">
            <text:p>First Year</text:p>
          </table:table-cell>
          <table:table-cell office:value-type="string" table:style-name="ce16">
            <text:p>First Year</text:p>
          </table:table-cell>
          <table:table-cell office:value-type="string" table:style-name="ce16">
            <text:p>Years of the Decade</text:p>
          </table:table-cell>
          <table:table-cell table:number-columns-repeated="16380" table:style-name="ce16"/>
        </table:table-row>
        <table:table-row table:style-name="ro2">
          <table:table-cell office:value-type="string" table:style-name="ce1">
            <text:p>Auspiciousness</text:p>
          </table:table-cell>
          <table:table-cell office:value-type="string" table:style-name="ce1">
            <text:p>Auspiciousness</text:p>
          </table:table-cell>
          <table:table-cell office:value-type="string" table:style-name="ce1">
            <text:p>Great. This decade is probably going to start off with some good times. The first year should be favorable, and that's good in and of itself. But then it also looks like your positive Yun will continue for the next nine years! Start things off right by really going for what you want and making some plans for the future.</text:p>
          </table:table-cell>
          <table:table-cell office:value-type="string" table:style-name="ce1">
            <text:p>Lucky ages in this decade are XXXX, while <text:s/>XXXX are mixed, and XXXX unlucky. The favorable Yun that you have going on in this decade, even though it's not super great, will probably increase the good Luck and help soften the blow or decrease the impact of the bad luck. Cool!</text:p>
          </table:table-cell>
          <table:table-cell table:number-columns-repeated="16380"/>
        </table:table-row>
        <table:table-row table:style-name="ro2">
          <table:table-cell office:value-type="string" table:style-name="ce1">
            <text:p>Very Auspicious</text:p>
          </table:table-cell>
          <table:table-cell office:value-type="string" table:style-name="ce1">
            <text:p>Very Auspicious</text:p>
          </table:table-cell>
          <table:table-cell office:value-type="string" table:style-name="ce1">
            <text:p>So you are likely to get off to a great start in what should be one of the most significant decades of your life. The time to act is now. If you wait, you could end up wasting all that favorable Yun that's on your side. Start things off with a bang! This is your year.</text:p>
          </table:table-cell>
          <table:table-cell office:value-type="string" table:style-name="ce1">
            <text:p>Lucky ages in this decade are XXXX, while <text:s/>XXXX are mixed, and XXXX unlucky. The very favorable Yun of this decade can enhance the Luck of the first two while minimizing the negative impact of the latter.</text:p>
          </table:table-cell>
          <table:table-cell table:number-columns-repeated="16380"/>
        </table:table-row>
        <table:table-row table:style-name="ro2">
          <table:table-cell office:value-type="string" table:style-name="ce1">
            <text:p>Very Auspicious</text:p>
          </table:table-cell>
          <table:table-cell office:value-type="string" table:style-name="ce1">
            <text:p>Auspicious</text:p>
          </table:table-cell>
          <table:table-cell office:value-type="string" table:style-name="ce1">
            <text:p>Things should start off on the right foot with a dose of positive Yun in the first year. What's better? Well, the whole decade should be incredibly lucky. You might not see those big breaks until a little bit later down the road, but at least you can be confident they're on the way.</text:p>
          </table:table-cell>
          <table:table-cell office:value-type="string" table:style-name="ce1">
            <text:p>So, your lucky ages in this decade are XXXX, while <text:s/>XXXX are mixed, and XXXX unlucky. Thankfully, this decade is predicted to be very favorable, so that means your lucky ages are enhanced and your unlucky years are somewhat minimized. Great news!</text:p>
          </table:table-cell>
          <table:table-cell table:number-columns-repeated="16380"/>
        </table:table-row>
        <table:table-row table:style-name="ro2">
          <table:table-cell office:value-type="string" table:style-name="ce1">
            <text:p>Very Auspicious</text:p>
          </table:table-cell>
          <table:table-cell office:value-type="string" table:style-name="ce1">
            <text:p>Inauspicious</text:p>
          </table:table-cell>
          <table:table-cell office:value-type="string" table:style-name="ce1">
            <text:p>Hmm. Ok. So in a decade that's predicted to be incredibly favorable, it looks like you might get off to a rocky start this first year. Can you handle the challenges? The grass will probably be greener if you can just wait it out a bit. Try to use this year as a time to build a solid foundation. Don't take too many risks and lay low for a while.</text:p>
          </table:table-cell>
          <table:table-cell office:value-type="string" table:style-name="ce1">
            <text:p>Your lucky ages in this decade are XXXX, while <text:s/>XXXX are mixed, and XXXX unlucky. What's great, however, is that your entire decade Yun is very favorable. This means that your lucky ages are even more enhanced and that the unfavorable Yun of your mixed or unlucky ages is minimized. Sweet!</text:p>
          </table:table-cell>
          <table:table-cell table:number-columns-repeated="16380"/>
        </table:table-row>
        <table:table-row table:style-name="ro2">
          <table:table-cell office:value-type="string" table:style-name="ce1">
            <text:p>Very Auspicious</text:p>
          </table:table-cell>
          <table:table-cell office:value-type="string" table:style-name="ce1">
            <text:p>Very Inauspicious</text:p>
          </table:table-cell>
          <table:table-cell office:value-type="string" table:style-name="ce1">
            <text:p>Alright. So your first year of this decade might be one of your most challenging. Would it help if you knew that the rest of the decade is probably going to be one of your best? If you can make it through the rocky times this year, you should have a lot to look forward to over the next nine. Be careful where you step. Don't take unecessay risks and be as conservative as you can.</text:p>
          </table:table-cell>
          <table:table-cell office:value-type="string" table:style-name="ce1">
            <text:p>Ok. So your lucky ages in this decade are XXXX, while <text:s/>XXXX are mixed, and XXXX unlucky. But don't worry. Since this decade has very favorable Yun going on, your mixed or unlucky ages get a big boost. Plus, the Yun of your lucky ages is enhanced even more. Awesome!</text:p>
          </table:table-cell>
          <table:table-cell table:number-columns-repeated="16380"/>
        </table:table-row>
        <table:table-row table:style-name="ro13">
          <table:table-cell office:value-type="string" table:style-name="ce1">
            <text:p>Auspicious</text:p>
          </table:table-cell>
          <table:table-cell office:value-type="string" table:style-name="ce1">
            <text:p>Very Auspicious</text:p>
          </table:table-cell>
          <table:table-cell office:value-type="string" table:style-name="ce1">
            <text:p>What a great start! This first year is probably going to be an amazing one. Not only that, but it's a decade that's looking good in general. Since this year will start things off with a bang, gain as much momentum as possible. If you use all the opportunities and advantages that come your way right now, you can set the tone for the rest of the decade. Say yes to life. Really go for it, as Yun is on your side.</text:p>
          </table:table-cell>
          <table:table-cell office:value-type="string" table:style-name="ce17">
            <text:p>Lookie here. Your lucky ages in this decade are XXXX, while <text:s/>XXXX are mixed, and XXXX unlucky. Thankfully, this decade is auspicious, which means that your lucky ages should have even more power, while your unlukcy or mixed ages will probably end up being better. Great news!</text:p>
          </table:table-cell>
          <table:table-cell table:number-columns-repeated="16380"/>
        </table:table-row>
        <table:table-row table:style-name="ro13">
          <table:table-cell office:value-type="string" table:style-name="ce1">
            <text:p>Auspicious</text:p>
          </table:table-cell>
          <table:table-cell office:value-type="string" table:style-name="ce1">
            <text:p>Auspicious</text:p>
          </table:table-cell>
          <table:table-cell office:value-type="string" table:style-name="ce1">
            <text:p>Perfect. You should be starting a good year in a good decade. This first year can get you off on the right foot. Take advantage. The efforts you put in now can help you navigate the next few years of your life with better direction. Strive for more. Think outside the box and use your innate talents to turn an inch into a mile. There's enough positive Yun to back you up in whatever you want to do.</text:p>
          </table:table-cell>
          <table:table-cell office:value-type="string" table:style-name="ce17">
            <text:p>Your lucky ages in this decade are XXXX, while <text:s/>XXXX are mixed, and XXXX unlucky. What's good news is that this decade is predicted to be favorable. So that means the ages that are lucky are going to be even more lucky, while your unlucky ages are going to have less of a negative influence.</text:p>
          </table:table-cell>
          <table:table-cell table:number-columns-repeated="16380"/>
        </table:table-row>
        <table:table-row table:style-name="ro2">
          <table:table-cell office:value-type="string" table:style-name="ce1">
            <text:p>Auspicious</text:p>
          </table:table-cell>
          <table:table-cell office:value-type="string" table:style-name="ce1">
            <text:p>Inauspicious</text:p>
          </table:table-cell>
          <table:table-cell office:value-type="string" table:style-name="ce1">
            <text:p>Well, Ok. Not great. You could start off this decade with a few challenges you'd rather not deal with. Such is life. But remember that the rest of this decade is looking good and favorable for you. Don't let one rough year get you down. It doesn't have to be terrible. Just try to look on the bright side and use your resources wisely. You can make it through just fine.</text:p>
          </table:table-cell>
          <table:table-cell office:value-type="string" table:style-name="ce1">
            <text:p>In terms of this decade, your lucky ages are XXXX, while <text:s/>XXXX are mixed, and XXXX unlucky. But don't worry. This decade has a favorable rating overall, so your unlucky or mixed ages are going to drag you down less, while your lucky ages are bound to bring even more good fortune. Wahoo for that!</text:p>
          </table:table-cell>
          <table:table-cell table:number-columns-repeated="16380"/>
        </table:table-row>
        <table:table-row table:style-name="ro5">
          <table:table-cell office:value-type="string" table:style-name="ce1">
            <text:p>Auspicious</text:p>
          </table:table-cell>
          <table:table-cell office:value-type="string" table:style-name="ce1">
            <text:p>Very Inauspicious</text:p>
          </table:table-cell>
          <table:table-cell office:value-type="string" table:style-name="ce1">
            <text:p>Oh boy. This year might be one where you question fate. Some big ol' challenges could <text:s/>test you here. But don't lose heart. The decade as a whole is predicted to be favorable. You just need to make it through this year. Don't go out on any limbs right now. Stay close to home, deal with only the people you can trust, and stick with the tried and true. You don't need to try anything crazy, and really, you shouldn't.</text:p>
          </table:table-cell>
          <table:table-cell office:value-type="string" table:style-name="ce17">
            <text:p>So for this decade, your lucky ages are XXXX, while <text:s/>XXXX are mixed, and XXXX unlucky. What's favorable here is that your decade is predicted to be auspicious in general. Those unlucky ages, therefore, aren't going to have as much negative influence. What's better? Your lucky ages get a big push in the right direction, bringing you even more things to be grateful for.</text:p>
          </table:table-cell>
          <table:table-cell table:number-columns-repeated="16380"/>
        </table:table-row>
        <table:table-row table:style-name="ro2">
          <table:table-cell office:value-type="string" table:style-name="ce1">
            <text:p>Inauspicious</text:p>
          </table:table-cell>
          <table:table-cell office:value-type="string" table:style-name="ce1">
            <text:p>Very Auspicious</text:p>
          </table:table-cell>
          <table:table-cell office:value-type="string" table:style-name="ce1">
            <text:p>In what's predicated to be a not-so-favorable decade, you could start it off with a great year. This is going to be an important time to gain some speed before things possibly start slowing down. Do whatever you can to get ahead while Yun is running strong and positive. If you can create a solid foundation now, the rest of this decade should fare better. For your own sake, go for it!</text:p>
          </table:table-cell>
          <table:table-cell office:value-type="string" table:style-name="ce1">
            <text:p>In terms of this decade, your lucky ages are XXXX, while <text:s/>XXXX are mixed, and XXXX unlucky. Unfortunately, this decade is looking to be unfavorable for you as a whole. So that means your lucky ages might not be as favorable as you'd like. Plus, the influence here could make your unlucky ages even more challenging.</text:p>
          </table:table-cell>
          <table:table-cell table:number-columns-repeated="16380"/>
        </table:table-row>
        <table:table-row table:style-name="ro2">
          <table:table-cell office:value-type="string" table:style-name="ce1">
            <text:p>Inauspicious</text:p>
          </table:table-cell>
          <table:table-cell office:value-type="string" table:style-name="ce1">
            <text:p>Auspicious</text:p>
          </table:table-cell>
          <table:table-cell office:value-type="string" table:style-name="ce1">
            <text:p>Ok. The decade’s start should be favorable. <text:s/>In the following years, however, you are likely to experience more negative Yun than good Luck. Caution is usually the best approach in this kind of decade. For now, however, use this first year to lay some groundwork for future success. You may not be able to work miracles, but you can at least get ahead a little. Whatever advantages you have now should be used as much as possible. So get off your bum and make things happen!</text:p>
          </table:table-cell>
          <table:table-cell office:value-type="string" table:style-name="ce1">
            <text:p>Lucky ages in this decade are XXXX, while <text:s/>XXXX are mixed, and XXXX unlucky. Unfortunately, the unfavorable Yun of this decade can decrease the good luck, while also increasing your bad luck. Be wary during those years and try to make the most of the favorable opportunities that come your way.</text:p>
          </table:table-cell>
          <table:table-cell table:number-columns-repeated="16380"/>
        </table:table-row>
        <table:table-row table:style-name="ro2">
          <table:table-cell office:value-type="string" table:style-name="ce1">
            <text:p>Inauspicious</text:p>
          </table:table-cell>
          <table:table-cell office:value-type="string" table:style-name="ce1">
            <text:p>Inauspicious</text:p>
          </table:table-cell>
          <table:table-cell office:value-type="string" table:style-name="ce1">
            <text:p>Yikes. This isn't looking very good here. You've got a decade that's not-so-favorable and a first year that could also be challenging. But you know what? It's not the end of the world. Remember that free will, smarts, and savvy always come into play. Make the best decisions for yourself as possible right now. If you're not sure about something, hold off. If you look closely, you can still find some bright spots and advantages. Be discerning and careful.</text:p>
          </table:table-cell>
          <table:table-cell office:value-type="string" table:style-name="ce1">
            <text:p>For this decade, your lucky ages are XXXX, while <text:s/>XXXX are mixed, and XXXX unlucky. The bummer? Well, since this decade is ruled by unfavorable Yun, there's a chance that your lucky ages will be affected by this negative influence, making them less powerful. The same goes for your unlucky ages, which could become even more challenging due to the decade's Yun influence here.</text:p>
          </table:table-cell>
          <table:table-cell table:number-columns-repeated="16380"/>
        </table:table-row>
        <table:table-row table:style-name="ro2">
          <table:table-cell office:value-type="string" table:style-name="ce1">
            <text:p>Inauspicious</text:p>
          </table:table-cell>
          <table:table-cell office:value-type="string" table:style-name="ce1">
            <text:p>Very Inauspicious</text:p>
          </table:table-cell>
          <table:table-cell office:value-type="string" table:style-name="ce1">
            <text:p>Goodness. Get ready. No one likes to hear this, but sometimes life hands you a bunch of lemons. This year could be one of your hardest in a decade that may be just as challenging. What to do? Try to be prepared for what might happen. This is not the time for risky manuevers or jumping out of airplanes without a parachute. Got it? Just be smart. Be mindful about your choices and the reality of your situation. It's just common sense. Use it.</text:p>
          </table:table-cell>
          <table:table-cell office:value-type="string" table:style-name="ce1">
            <text:p>Alright. So for this decade, your lucky ages are XXXX, while <text:s/>XXXX are mixed, and XXXX unlucky. Now don't freak out, but I have some bad news. Because the decade as a whole is ruled by negative Yun, your lucky ages aren't going to hold as much promise. What's worse, too, is that your unlucky ages could become even more of a problem. Be wary of making big decisions or taking risks right now.</text:p>
          </table:table-cell>
          <table:table-cell table:number-columns-repeated="16380"/>
        </table:table-row>
        <table:table-row table:style-name="ro2">
          <table:table-cell office:value-type="string" table:style-name="ce1">
            <text:p>Very Inauspicious</text:p>
          </table:table-cell>
          <table:table-cell office:value-type="string" table:style-name="ce1">
            <text:p>Very Auspicious</text:p>
          </table:table-cell>
          <table:table-cell office:value-type="string" table:style-name="ce1">
            <text:p>Well shucks. Want the good news or the bad news first? The good news is that this year is probably going to be one of your best ever. Seriously. The bad news? The rest of the decade could knock you over the head with a hammer. Since it's kind of like having a head start to a race, get as far ahead as you can in the first year. Make sure you have a safety net set in place. You could need it later on.</text:p>
          </table:table-cell>
          <table:table-cell office:value-type="string" table:style-name="ce1">
            <text:p>In terms of this decade, your lucky ages are XXXX, while <text:s/>XXXX are mixed, and XXXX unlucky. But brace yourself. Since your Yun for the decade is very unfavorable, your lucky years aren't going to have much power here. Your unlucky and mixed years also might be more challenging than normal. Try to stay off the radar and make sound decisions right now.</text:p>
          </table:table-cell>
          <table:table-cell table:number-columns-repeated="16380"/>
        </table:table-row>
        <table:table-row table:style-name="ro2">
          <table:table-cell office:value-type="string" table:style-name="ce1">
            <text:p>Very Inauspicious</text:p>
          </table:table-cell>
          <table:table-cell office:value-type="string" table:style-name="ce1">
            <text:p>Auspicious</text:p>
          </table:table-cell>
          <table:table-cell office:value-type="string" table:style-name="ce1">
            <text:p>Well this is good. Sorta. You are starting off the decade with an auspicious year. But the decade in its entirety may actually be pretty challenging. So the smart thing to do is to use this first year as a launching off point. If there are opportunities that come your way, take them. If there is a ladder to climb up, do it. Whatever you can do now to set yourself up for a better future is in your best interest.</text:p>
          </table:table-cell>
          <table:table-cell office:value-type="string" table:style-name="ce1">
            <text:p>For this decade, your lucky ages are XXXX, while <text:s/>XXXX are mixed, and XXXX unlucky. The problem, however, is that your decade Yun is pretty unfavorable. Your mixed and unlucky ages could cause more of a problem. Your lucky ages? Well, hopefully you'll still get a few breaks, but they could be influenced in a negative way. Don't rely on them to be the saving grace here.</text:p>
          </table:table-cell>
          <table:table-cell table:number-columns-repeated="16380"/>
        </table:table-row>
        <table:table-row table:style-name="ro2">
          <table:table-cell office:value-type="string" table:style-name="ce1">
            <text:p>Very Inauspicious</text:p>
          </table:table-cell>
          <table:table-cell office:value-type="string" table:style-name="ce1">
            <text:p>Inauspicious</text:p>
          </table:table-cell>
          <table:table-cell office:value-type="string" table:style-name="ce1">
            <text:p>Ugh. Don't you hate it when this happens? I mean, you've got a decade that's predicted to be not-so-great, along with a first year that's probably not going to be fantastic, either. In these kinds of situations, you just need to focus on what you can control and highlight your strengths. What has worked in the past? Go that route. Avoid anything new or risky. Be conservative. Don't take chances. You'll make it through, but it might not be without learning some important lessons.</text:p>
          </table:table-cell>
          <table:table-cell office:value-type="string" table:style-name="ce1">
            <text:p>In terms of this decade, your lucky ages are XXXX, while <text:s/>XXXX are mixed, and XXXX unlucky. Unfortunately, this decade is looking to be unfavorable for you. What does that mean? Your lucky ages might not be as favorable as you'd like. Plus, the influence here could make your unlucky ages even more challenging. Be smart about any risks you take and try to stay with the more tried and true route.</text:p>
          </table:table-cell>
          <table:table-cell table:number-columns-repeated="16380"/>
        </table:table-row>
        <table:table-row table:style-name="ro2">
          <table:table-cell office:value-type="string" table:style-name="ce1">
            <text:p>Very Inauspicious</text:p>
          </table:table-cell>
          <table:table-cell office:value-type="string" table:style-name="ce1">
            <text:p>Very Inauspicious</text:p>
          </table:table-cell>
          <table:table-cell office:value-type="string" table:style-name="ce1">
            <text:p>Yowzers. This ain't pretty. But before you go and bury your head in the sand, know that you do have some control here. Don't lose sight of the fact that, even in unfavorable decades or years, you can exercise your will and mind to make good decisions that change your fate. This first year, just be careful. Don't gamble, don't try new things, and just take the safe route. If you keep that mindset this whole decade, you should be OK.</text:p>
          </table:table-cell>
          <table:table-cell office:value-type="string" table:style-name="ce1">
            <text:p>So for this decade, your lucky ages are XXXX, while <text:s/>XXXX are mixed, and XXXX unlucky. There is some bad news here. Because the decade as a whole is ruled by negative Yun, your lucky ages aren't going to hold as much promise. What's worse, too, is that your unlucky ages could become even more of a problem. Make decisions with a sound mind and don't expect miracles right now.</text:p>
          </table:table-cell>
          <table:table-cell table:number-columns-repeated="16380"/>
        </table:table-row>
        <table:table-row table:number-rows-repeated="1048558" table:style-name="ro4">
          <table:table-cell table:number-columns-repeated="16384"/>
        </table:table-row>
      </table:table>
      <table:table table:name="Year_Descriptions" table:style-name="ta1">
        <table:table-column table:style-name="co8" table:default-cell-style-name="ce20"/>
        <table:table-column table:style-name="co25" table:default-cell-style-name="ce20"/>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8" table:number-columns-repeated="1017" table:default-cell-style-name="ce7"/>
        <table:table-column table:style-name="co5" table:number-columns-repeated="15360" table:default-cell-style-name="ce1"/>
        <table:table-row table:style-name="ro2">
          <table:table-cell office:value-type="string" table:style-name="ce19">
            <text:p>Years</text:p>
          </table:table-cell>
          <table:table-cell table:style-name="ce19"/>
          <table:table-cell office:value-type="string" table:style-name="ce6">
            <text:p>Most Lucky</text:p>
          </table:table-cell>
          <table:table-cell office:value-type="string" table:style-name="ce6">
            <text:p>Least Lucky</text:p>
          </table:table-cell>
          <table:table-cell office:value-type="string" table:style-name="ce6">
            <text:p>Generally Lucky</text:p>
          </table:table-cell>
          <table:table-cell office:value-type="string" table:style-name="ce6">
            <text:p>Generally Unlucky</text:p>
          </table:table-cell>
          <table:table-cell office:value-type="string" table:style-name="ce6">
            <text:p>Mixed Luck</text:p>
          </table:table-cell>
          <table:table-cell table:number-columns-repeated="16377"/>
        </table:table-row>
        <table:table-row table:style-name="ro2">
          <table:table-cell office:value-type="float" office:value="1" table:style-name="ce20">
            <text:p>1</text:p>
          </table:table-cell>
          <table:table-cell office:value-type="string" table:style-name="ce1">
            <text:p>Year 1</text:p>
          </table:table-cell>
          <table:table-cell office:value-type="string" table:style-name="ce1">
            <text:p>Alright! The first year of your life is the luckiest it can get. Since you're only an infant here, the luck that comes mostly has to do with the good fortune your parents will enjoy. This enables them to give you the best head start in life – a happy home, positive reinforcement, and all the love a baby could ask for. You can be confident that year one is going to set you up for success!</text:p>
          </table:table-cell>
          <table:table-cell office:value-type="string" table:style-name="ce1">
            <text:p>Hmm... not great news here. It looks like the first year of your life could be one of your least lucky. What happens, however, may have more to do with your parents than with you. They could face struggles with finances, their marriage, or other problems that prevent them from being able to care for you in the best possible way. However, you could still have some favorable months in this year, so chin up - not all is lost.</text:p>
          </table:table-cell>
          <table:table-cell office:value-type="string" table:style-name="ce1">
            <text:p>Here's some good news: when you make your cameo out of the birth canal, a good year awaits you! The first 12 months of your life should be favorable, which means your parents or caretakers can give you the best life has to offer. Your family still might have some normal challenges, but the overall forecast is sunny skies. You have a significant head start on life. Hopefully your luck continues!</text:p>
          </table:table-cell>
          <table:table-cell office:value-type="string" table:style-name="ce1">
            <text:p>Well, shucks. Being a newborn ain't always easy. Your first year of life could be challenging. Maybe more so for your parents than for you, but it could affect the way you're raised. Were there problems on the home front? Stress, money problems, or health issues in the family could bring a rocky start to your life. But don't fret. There are bound to be some good months -or at least moments – during these 12 months.</text:p>
          </table:table-cell>
          <table:table-cell office:value-type="string" table:style-name="ce1">
            <text:p>Ok. So year one is probably going to be a mixed bag. Maybe you'll enter into this life with a few advantages, but you could also see some challenges as well. Your parents might not be able to provide you with everything they want, but they probably will do a decent job, being the best caretakers they can. You're bound to have both good and not-so-good moments this year, but that's life.</text:p>
          </table:table-cell>
          <table:table-cell table:number-columns-repeated="16377"/>
        </table:table-row>
        <table:table-row table:style-name="ro2">
          <table:table-cell office:value-type="float" office:value="2" table:style-name="ce20">
            <text:p>2</text:p>
          </table:table-cell>
          <table:table-cell office:value-type="string" table:style-name="ce1">
            <text:p>Year 2-4</text:p>
          </table:table-cell>
          <table:table-cell office:value-type="string" table:style-name="ce1">
            <text:p>Life in toddler land is probably going to be sweet! During one of your luckiest years, you be learning to walk, talk, play, and explore. Who knows? Maybe you were even sent to some posh pre-school or you parents made a killing selling your photos to Gerber. Whatever the case, this is bound to be a time of good fortune. You're becoming your own little person – and life is supporting your every move.</text:p>
          </table:table-cell>
          <table:table-cell office:value-type="string" table:style-name="ce1">
            <text:p>Oh boy. They don't call it the terrible two's for nothing. Even though you might not be two this year, you'll probably have a good dose of crying spats and challenges. Is your health suffering this year? Did one of your parents lose their job? Whatever it is, this year could be challenging for the whole family. Hopefully next year is better, as this one might rain on your parade.</text:p>
          </table:table-cell>
          <table:table-cell office:value-type="string" table:style-name="ce1">
            <text:p>Well good. As a toddler this year, you're probably going to have a pretty cushy life! What a great time to have a lucky year, too. With all that exploring, learning, and developing, you could use all the positive Yun you can get. Your parents? They're probably in a happy place where they can give you all the love you need. Sure, you might see a few challenges. But for the most part, you're golden.</text:p>
          </table:table-cell>
          <table:table-cell office:value-type="string" table:style-name="ce1">
            <text:p>It can be tough being a little person in a big world, can't it? You might have your fair share of challenges this year. Maybe your parents are having problems that affect your life. Maybe you run into some developmental difficulties. Whatever the case, let's hope last year was good enough to give you a solid foundation. And don't worry – you're bound to see some happy moments this year as well. Even if they are fewer and farther between.</text:p>
          </table:table-cell>
          <table:table-cell office:value-type="string" table:style-name="ce1">
            <text:p>Well, it's no question that this year could be unpredictable. But aren't the toddler years kind of like that anyway? While you're busy learning how to be a person, your world could see some ups and downs. <text:s/>Hopefully your parents have created a stable environment for you. If there's enough love, positive energy, and resources, you should be able to bounce back from any difficulties just fine.</text:p>
          </table:table-cell>
          <table:table-cell table:number-columns-repeated="16377"/>
        </table:table-row>
        <table:table-row table:style-name="ro2">
          <table:table-cell office:value-type="float" office:value="3" table:style-name="ce20">
            <text:p>3</text:p>
          </table:table-cell>
          <table:table-cell office:value-type="string" table:style-name="ce1">
            <text:p>Year 5-10</text:p>
          </table:table-cell>
          <table:table-cell office:value-type="string" table:style-name="ce1">
            <text:p>Wahoo! This year couldn't get any luckier! As a school-aged child, you're probably going to see some big strides happening in your life. Are you already showing signs of artistic genius? Did you parents come into some money? Are you showing academic promise in school? Whatever it is, this year should be significant. Hopefully the streak will continue. This is definitely a great time to maximize opportunities – no matter how small they may seem through the lenses of your kid-colored glasses!</text:p>
          </table:table-cell>
          <table:table-cell office:value-type="string" table:style-name="ce1">
            <text:p>Ok. So it may not be a great year for you. As a school-aged child, you're now facing more responsibility. The days of finger painting and nap time are gone. Maybe you struggle with a learning disability. Maybe your parents can't send you to the best school. Or maybe there are some issues at home. If last year was good, you'll probably fare better. Let's hope you and your family can make the most of the good that does come your way.</text:p>
          </table:table-cell>
          <table:table-cell office:value-type="string" table:style-name="ce1">
            <text:p>Good news. It should be a generally lucky year. Since you're not quite a little tyke anymore but you're also not a pre-teen, you're learning responsibility and figuring out how to be a little more independent. You will probably have some good role models in your life, with possibly a few challenges along the way. For the most part, however, it should be a favorable year.</text:p>
          </table:table-cell>
          <table:table-cell office:value-type="string" table:style-name="ce1">
            <text:p>Ah yes. The struggles of being a kid. You could run into them this year, whether it's dealing with bad classroom behavior, fights on the playground, or learning the difference between right and wrong. Are your parents teaching you good lessons? As long as you have someone in your life who can love and support you, you should be fine. It might not be a fun year, but you'll come out of it stronger and wiser.</text:p>
          </table:table-cell>
          <table:table-cell office:value-type="string" table:style-name="ce1">
            <text:p>It's a mixed bag for you this year. One minute, things are going A-OK, and the next, you're dealing with some sort of crisis. But it's life. You and your family should try to focus on the positive times, opportunities, and good outcomes that come over the next 12 months. As long as you can deal with difficulties successfully – and learn something – you should be in OK shape for the time being.</text:p>
          </table:table-cell>
          <table:table-cell table:number-columns-repeated="16377"/>
        </table:table-row>
        <table:table-row table:style-name="ro2">
          <table:table-cell office:value-type="float" office:value="4" table:style-name="ce20">
            <text:p>4</text:p>
          </table:table-cell>
          <table:table-cell office:value-type="string" table:style-name="ce1">
            <text:p>Year 10-13</text:p>
          </table:table-cell>
          <table:table-cell office:value-type="string" table:style-name="ce1">
            <text:p>Well alright! This year is your most lucky. And since this is an age that can be challenging – that in-between, pre-adolescent time, it's good that you have Yun on your side. You have probably overcome the obstacles of your childhood and are now developing into an independent young kid. School should go well, and you might even find yourself pretty popular, athletic, and well-liked. At this age, you really can't ask for more!</text:p>
          </table:table-cell>
          <table:table-cell office:value-type="string" table:style-name="ce1">
            <text:p>Ok. So this isn't going to be a banner year for you. But that's OK. Plus, a lot of kids this age have a tough time. You're in that in-between age where you're not quite a kid but you're not an older teen yet. It can be difficult. So let's hope you have supportive parents to help get you through things. Remember, whatever challenges you face aren't going to last forever.</text:p>
          </table:table-cell>
          <table:table-cell office:value-type="string" table:style-name="ce1">
            <text:p>Not bad. In fact, it's good. This year should be pretty favorable for you. Every kid this age could use a break, too. You're probably doing well in school and have an easy time fitting in socially. Maybe your parents are doing well financially? Whatever good things come your way, it's advisable to make the most of them. And you've got the brains, resources, and skills to do just that!</text:p>
          </table:table-cell>
          <table:table-cell office:value-type="string" table:style-name="ce1">
            <text:p>Darn. This is an age where life is already kinda tough. Your body is changing, you're getting bullied at school, and you're trying to figure out how to break away from your parents and be independent. So this year might be extra hard for you, but you'll probably have some bright spots as well, so don't get too depressed. As long as you have the loving support of family and friends, you'll be just fine.</text:p>
          </table:table-cell>
          <table:table-cell office:value-type="string" table:style-name="ce1">
            <text:p>Ok. Mixed luck this year. That's not great but it's better than having an unlucky year altogether! So let's count your blessings, shall we? Focus on how you can take the good things and run with them. You'll probably do average in school, with the normal ups and downs that come with this tricky age in life. Try to roll with the punches, keep good council, and don't let anyone push you around.</text:p>
          </table:table-cell>
          <table:table-cell table:number-columns-repeated="16377"/>
        </table:table-row>
        <table:table-row table:style-name="ro2">
          <table:table-cell office:value-type="float" office:value="5" table:style-name="ce20">
            <text:p>5</text:p>
          </table:table-cell>
          <table:table-cell office:value-type="string" table:style-name="ce1">
            <text:p>Year 14-18</text:p>
          </table:table-cell>
          <table:table-cell office:value-type="string" table:style-name="ce1">
            <text:p>Great deal! This is your most lucky year! And it's a good time to have fabulous luck. This is an age where you're really starting to lay the foundation for your future. You'll probably get great grades in school, have a bustling social life, and you may even make captain of the cheer squad or dance team! Opportunities? They're everywhere! So jump on them while they're hot.</text:p>
          </table:table-cell>
          <table:table-cell office:value-type="string" table:style-name="ce1">
            <text:p>Hmm.. no one ever said high school was easy. And no more is this true than for you this year. It could be your toughest yet. Are you having a hard time finding your niche? Struggling to stay afloat academically? Whatever is going on could give you a rough ride. But remember – if last year was good and next year is predicted to be favorable, it might not be so bad. Hang in there.</text:p>
          </table:table-cell>
          <table:table-cell office:value-type="string" table:style-name="ce1">
            <text:p>Well this is pretty good. It should be a generally lucky year for you. High school drama? Not for you! You'll probably breeze through life easily right now. Sure, you might have a few challenging moments, but it's a favorable time, so make the most of it. It might be a good time to think about applying to colleges or at least going on some trips to visit campuses. With your luck, you never know what might happen!</text:p>
          </table:table-cell>
          <table:table-cell office:value-type="string" table:style-name="ce1">
            <text:p>Oh goodness. High school is already a hard enough time without factoring in a bad, er, challenging year. You might indeed have some lucky moments, but <text:s/>it's looking like the bulk of this year could be tough. Are you in that experimenting phase where you're doing all kinds of risky behaviors? Failing out of English class? Challenging as it may be, try to stay focused – getting derailed now could affect your future.</text:p>
          </table:table-cell>
          <table:table-cell office:value-type="string" table:style-name="ce1">
            <text:p>This age tends to have its ups and downs. After all, you're probably in high school. So the fact that you have mixed luck here isn't terrible. But it's not great, either. You're going to have to be super proactive about getting what you want – whether it's a role in the school play or an acceptance letter to the college of your choice. How was last year? If you're riding the tide from a high <text:s/>swell, you might continue the momentum. Was last year tough? Then paddle hard right now!</text:p>
          </table:table-cell>
          <table:table-cell table:number-columns-repeated="16377"/>
        </table:table-row>
        <table:table-row table:style-name="ro2">
          <table:table-cell office:value-type="float" office:value="6" table:style-name="ce20">
            <text:p>6</text:p>
          </table:table-cell>
          <table:table-cell office:value-type="string" table:style-name="ce1">
            <text:p>Year 18-22</text:p>
          </table:table-cell>
          <table:table-cell office:value-type="string" table:style-name="ce1">
            <text:p>Woop-dee-doo! It's your most lucky year – totally something to celebrate! Have you flown the nest yet? This is an age where good luck really serves you as you strike out on your own in college or at your first job. Maybe you got into an Ivy League school or are traveling the world with your pals this summer. In any case, you're bound to do a lot of learning, growing, and having fun right now. Don't let a second go by without enjoying it!</text:p>
          </table:table-cell>
          <table:table-cell office:value-type="string" table:style-name="ce1">
            <text:p>Big bummer. You're finally at the age where you're out of the house and on your own – but life wants to rain on your parade! Are you having trouble getting adjusted to college life? Dealing with money issues or crummy landlords? We've all been there. And this year might just be a bit tough for you. Lean on your folks and friends to help you get through. It's not going to last forever.</text:p>
          </table:table-cell>
          <table:table-cell office:value-type="string" table:style-name="ce1">
            <text:p>Ok. Cool. So this year is going to be generally lucky. Have you struck out on your own yet? If not, maybe now is the time to do so, what with Yun on your side and all! Take some risks, whether it's on going away to school or taking a job in a field you've never tried before. This time in life is one about growing, becoming independent, and learning how to fend for yourself. Get out there and make things happen!</text:p>
          </table:table-cell>
          <table:table-cell office:value-type="string" table:style-name="ce1">
            <text:p>Ah... yikes. A generally unlucky year here. What's a gal to do? Well, you might want to think about moving home or at least staying close to your parents and friends. Don't take any huge risks. If you're in college, keep yourself focused on your studies, and don't get caught up in all that partying! One wrong move could set things in motion toward a downhill slope.</text:p>
          </table:table-cell>
          <table:table-cell office:value-type="string" table:style-name="ce1">
            <text:p>This time in life tends to be one where you're trying to figure things out on your own. So it's pretty normal to have mixed luck here. Whether you're studying at a university or still living at home with the folks, it's time to start thinking about how to make the most of your opportunities now. Life may not hand you things on a silver platter, but it's possible to get what you want with a little elbow grease. Stay smart and use your resources wisely.</text:p>
          </table:table-cell>
          <table:table-cell table:number-columns-repeated="16377"/>
        </table:table-row>
        <table:table-row table:style-name="ro2">
          <table:table-cell office:value-type="float" office:value="7" table:style-name="ce20">
            <text:p>7</text:p>
          </table:table-cell>
          <table:table-cell office:value-type="string" table:style-name="ce1">
            <text:p>Year 22-25</text:p>
          </table:table-cell>
          <table:table-cell office:value-type="string" table:style-name="ce1">
            <text:p>Sweet! This is predicted to be your most lucky year. Are you done with college yet? With this kind of Yun on your side, maybe you'll land your dream job at that<text:s/>prestigious<text:span text:style-name="T2"><text:s/>firm or get a chance to travel the world. It's an exciting age, indeed. Now is the time to strike out on your own and make some big strides in your career. The foundation you lay now could set you up for a cushy future, if you act wisely.</text:span></text:p>
          </table:table-cell>
          <table:table-cell office:value-type="string" table:style-name="ce1">
            <text:p>Yuck. You're out of college, ready to finally break out into the “real” world, and you've got one of your least lucky years here. Are you having trouble landing a job? Had to move back in with your parents? Paying off student loan debt? No matter what you're dealing with, you need to remember that you still have free will. If you make conservative choices and take care of minor issues before they become major problems, you should make it through this year unscathed.</text:p>
          </table:table-cell>
          <table:table-cell office:value-type="string" table:style-name="ce1">
            <text:p>Alright. You're finally a grown-up and the world should treat you right this year. You might have some normal challenges that anyone has at this age, but it's probably going to be a successful time. Maybe you're in your first stable relationship. Maybe you landed a good job. Maybe you even have your first place without roommates. Whatever is going right, nurture it. It is possible to spin straw into gold.</text:p>
          </table:table-cell>
          <table:table-cell office:value-type="string" table:style-name="ce1">
            <text:p>Life has a tendency to be tough on young adults. So much pressure to grow up, fit in, get a career, get married, etc. So this year you might be feeling all of that stress. But don't let it derail you from your goals. You could face certain challenges – maybe it's coming up with rent money, maybe it's caring for a sick parent – but you're completely capable of dealing with them. Stay focused and try to remember what your priorities are.</text:p>
          </table:table-cell>
          <table:table-cell office:value-type="string" table:style-name="ce1">
            <text:p>Ah yes. The whirlwind of being a 20-something in a big, grown-up world. It can be fun, but it can also be extremely challenging. You're trying to prove yourself at work, maintain a social life, pay bills, keep the house clean – and a million other things you've never done before! Relax. You'll have your ups and downs. But you should be able to make progress this year. That is, if you can use your strengths and make good choices – even when faced with temptation.</text:p>
          </table:table-cell>
          <table:table-cell table:number-columns-repeated="16377"/>
        </table:table-row>
        <table:table-row table:style-name="ro2">
          <table:table-cell office:value-type="float" office:value="8" table:style-name="ce20">
            <text:p>8</text:p>
          </table:table-cell>
          <table:table-cell office:value-type="string" table:style-name="ce1">
            <text:p>Year 25-30</text:p>
          </table:table-cell>
          <table:table-cell office:value-type="string" table:style-name="ce1">
            <text:p>Wahoo! Your most lucky year! And what a time to have <text:s/>it. This is the age where you're literally building a foundation for the rest of your life: financially, professionally, and perhaps even emotionally with a partner. Make the most of this prosperous time. Whether it's climbing up the corporate ladder, buying your first house, or planning the wedding of your dreams, if you can imagine it, you can build it!</text:p>
          </table:table-cell>
          <table:table-cell office:value-type="string" table:style-name="ce1">
            <text:p>Hmm. Ok. So this may be your least lucky year. But, realistically, this can be a tough time for a lot of young people. Maybe you're saving to buy a home and scraping by on a small salary. Or maybe you've got little ones to take care of and not a lot of time for your marriage or yourself. Hang in there. You're still young and hopefully healthy enough to deal with whatever challenges come your way.</text:p>
          </table:table-cell>
          <table:table-cell office:value-type="string" table:style-name="ce1">
            <text:p>Not so bad. This year ought to be pretty swell. You might have some low points, but all in all you've got Yun on your side. Perhaps you'll finally get that promotion, score a great rental house, or pay off your student loan debt! Use this positive momentum to make strides wherever you can. You may not win the lottery or anything, but you should finish this year with a smile on your face. And that's great.</text:p>
          </table:table-cell>
          <table:table-cell office:value-type="string" table:style-name="ce1">
            <text:p>Ok. So you're probably not going to have a great time this year. Life is like that every once in a while, right? This age can be tricky. You're technically a grown up but you're probably not as financially stable or as far along in your career as you'd like to be. Plus, maybe you're having a rough time in the dating world. Take heart. Hopefully next year is better. And if last year was OK, you've got a better shot and making it through this one without major upsets.</text:p>
          </table:table-cell>
          <table:table-cell office:value-type="string" table:style-name="ce1">
            <text:p>No major news to report here. It looks like this year could be a mixed bag. Life at this age tends to be like that anyway though, doesn't it? One minute you're getting a promotion and the next minute your long-term boyfriend says he doesn't see marriage in your future. Sigh. The ups and downs should be easier to navigate if you happen to have a lucky year before or after this one. Make wise choices and wait for a luckier year to take big leaps.</text:p>
          </table:table-cell>
          <table:table-cell table:number-columns-repeated="16377"/>
        </table:table-row>
        <table:table-row table:style-name="ro2">
          <table:table-cell office:value-type="float" office:value="9" table:style-name="ce20">
            <text:p>9</text:p>
          </table:table-cell>
          <table:table-cell office:value-type="string" table:style-name="ce1">
            <text:p>Year 30-35</text:p>
          </table:table-cell>
          <table:table-cell office:value-type="string" table:style-name="ce1">
            <text:p>Hallelujah! It's your year, baby. You've worked your butt off the last few years, haven't you? Well, now it's time to reap the rewards. You're at that age where you've earned your place at the top – whether it's at work, in your personal endeavors, or finally having a great marriage or relationship. Get out there and show off your talent. You're in the prime of your life and people are definitely going to take notice right now.</text:p>
          </table:table-cell>
          <table:table-cell office:value-type="string" table:style-name="ce1">
            <text:p>Well darn. It's probably not going to be a banner year for ya. But that doesn't mean you need to go crawl in a hole somewhere. We all have our challenges years, so do what can with what you have. It's possible you'll have to deal with some tough stuff – whether it's financial trouble, infidelity in your marriage, or raising difficult kids – but that doesn't mean you won't make it out alive! Hang in there.</text:p>
          </table:table-cell>
          <table:table-cell office:value-type="string" table:style-name="ce1">
            <text:p>Good deal! It's probably going to be a pretty lucky year. Did you meet the love of your life? Finally get that corner office? Move into your dream house? Whatever happens this year, you should have a lot of positive momentum to make it last. Get ahead now, while Yun is on your side and you're surrounded by supportive, helpful people.</text:p>
          </table:table-cell>
          <table:table-cell office:value-type="string" table:style-name="ce1">
            <text:p>Yikes. Not every year can be successful, and this one might challenge your faith a little bit. No, it won't be all bad, but you should be prepared to deal with some ups and downs. Keep on top of your finances, your health, and your marriage or partnership. If you let anything slide, it could be the area of your life that causes you trouble.</text:p>
          </table:table-cell>
          <table:table-cell office:value-type="string" table:style-name="ce1">
            <text:p>It may not be your best year ever, but it's also not going to be your worst. With mixed luck going on, this is an age where you need to watch where you step and be proactive about going after what you want. Don't take huge risks, but don't completely sit on the sidelines, either. Find the balance. Enjoy the good things in your life and be grateful. This will help offset any negativity that comes your way from challenging moments.</text:p>
          </table:table-cell>
          <table:table-cell table:number-columns-repeated="16377"/>
        </table:table-row>
        <table:table-row table:style-name="ro2">
          <table:table-cell office:value-type="float" office:value="10" table:style-name="ce20">
            <text:p>10</text:p>
          </table:table-cell>
          <table:table-cell office:value-type="string" table:style-name="ce1">
            <text:p>Year 35-40</text:p>
          </table:table-cell>
          <table:table-cell office:value-type="string" table:style-name="ce1">
            <text:p>Great news! This is the year you've been waiting for. Yes, it should be a great one. At this age, you may be experiencing all kinds of happy moments. Did you start your own business? Have your second child? Finally made enough money to put in a pool in the backyard? Whatever comes your way, it's bound to be advantageous and supportive for you. Let's hope you can make it last into next year, too.</text:p>
          </table:table-cell>
          <table:table-cell office:value-type="string" table:style-name="ce1">
            <text:p>Yikes. Ok. So it's not going to be a memorable year because of the good things. But you might remember the challenges of this time period – and how much you will grow. Since you could be down and out a bit this year, make sure you plan accordingly. Save your money. Spend wisely. Nurture your relationships. Don't take risks. With a little help from your loved ones, you can get through it.</text:p>
          </table:table-cell>
          <table:table-cell office:value-type="string" table:style-name="ce1">
            <text:p>So we can safely assume this year will be mostly lucky. Sweet. At your age, maybe this means you've found stability in your career. Maybe you finally tied the knot with your one and only. Maybe your kids are healthy and happy. Appreciate the blessings in your life. You might see a few challenges, yes. But there should be plenty to celebrate right now.</text:p>
          </table:table-cell>
          <table:table-cell office:value-type="string" table:style-name="ce1">
            <text:p>Man. In a year that's predicted to be generally unlucky, you'll need to keep your armor and weapons close by. Secure the grounds, batten down the hatches – all of that stuff. You could run into trouble with your finances, your marriage, or maybe even your health. But that doesn't mean you won't be able to deal with it. Just stay your smart and resourceful self. You've slayed dragons before, and you can do it again.</text:p>
          </table:table-cell>
          <table:table-cell office:value-type="string" table:style-name="ce1">
            <text:p>What's going on this year? It's hard to say. With mixed luck, you should probably stay on your toes. If last year was successful, you might be able to ride the waves a little bit farther right now. If things were tough, challenges might continue. The good news is you do have control here. Be proactive, conservative, and plan ahead. In a year with mixed luck, an ounce of prevention is worth a few pounds of cure.</text:p>
          </table:table-cell>
          <table:table-cell table:number-columns-repeated="16377"/>
        </table:table-row>
        <table:table-row table:style-name="ro2">
          <table:table-cell office:value-type="float" office:value="11" table:style-name="ce20">
            <text:p>11</text:p>
          </table:table-cell>
          <table:table-cell office:value-type="string" table:style-name="ce1">
            <text:p>Year 40-45</text:p>
          </table:table-cell>
          <table:table-cell office:value-type="string" table:style-name="ce1">
            <text:p>Roll out the red carpet! You've reach mid-life and you deserve a fantastic year. Is your career finally where you'd like it to be? Settled into a happy marriage and beautiful home? Traveling the world on your own? Whatever your style, life applauds you right now. You've earned some bragging rights. It's a year to remember, so keep the camera nearby. You'll want to record all the joyous moments.</text:p>
          </table:table-cell>
          <table:table-cell office:value-type="string" table:style-name="ce1">
            <text:p>Uh oh. Mid-life crisis time? Don't freak out, but you might have a tough go of it this year. What's going on in your world that could cause problems? Well, it could be anything. But whatever challenges come, you'll need to deal with them immediately. No hemming and hawing. An infection or open wound without treatment can get worse. So get the proper medicine and take care of yourself.</text:p>
          </table:table-cell>
          <table:table-cell office:value-type="string" table:style-name="ce1">
            <text:p>Look at this – good luck for the year! Well, mostly. In general, things should be A-OK. Stability is good at this age, too. Whether it's in your career, your marriage, your living situation, or your health – it's nice to know that Yun is on your side. This doesn't necessarily mean you should throw caution to the wind. There could still be some hurdles to jump over. But most of your path should be free of debris and obstacles. Yay!</text:p>
          </table:table-cell>
          <table:table-cell office:value-type="string" table:style-name="ce1">
            <text:p>Well, they say it can be a tough go once you're “over the hill.” This might be the case for you this year. Let's hope there are some good months to punctuate what might be a challenging time. Be careful with your finances, as you could run into money trouble. Also, be sure you take care of problems as soon as they crop up. As long as you make decisions wisely, you <text:s/>won't get dragged through the mud.</text:p>
          </table:table-cell>
          <table:table-cell office:value-type="string" table:style-name="ce1">
            <text:p>Not every year can be one for the books. While this one may not be terrible, you probably shouldn't count on major strokes of luck, either. You'll probably have a fair share of highs and lows. The good news? Power is in your hands to make the best of it. Come up with a strategy. Set goals. Be realistic. Ask for help. Who knows? With a little hard work and determination, you might come out on top this year.</text:p>
          </table:table-cell>
          <table:table-cell table:number-columns-repeated="16377"/>
        </table:table-row>
        <table:table-row table:style-name="ro2">
          <table:table-cell office:value-type="float" office:value="12" table:style-name="ce20">
            <text:p>12</text:p>
          </table:table-cell>
          <table:table-cell office:value-type="string" table:style-name="ce1">
            <text:p>Year 45-55</text:p>
          </table:table-cell>
          <table:table-cell office:value-type="string" table:style-name="ce1">
            <text:p>Excellent! Who says getting older isn't great? This should probably be an amazing year for you. Like a fine wine, your life is getting better with age – or least this year is developing into a rich, full-bodied experience. Maybe you're at the top of your game at work or living a happy and content life with your family. Stay on top of your health and enjoy the ride. As they say, if it ain't broke, don't fix it.</text:p>
          </table:table-cell>
          <table:table-cell office:value-type="string" table:style-name="ce1">
            <text:p>Ah, OK. Into every heart some tears must fall. This year might not make you cry, but it could make you want to pout a little bit. It may not be easy. Perhaps there are problems at home, challenges in your career, or health issues associated with getting older. Now, more than ever, you'll need to rely on your loved ones for support and guidance.</text:p>
          </table:table-cell>
          <table:table-cell office:value-type="string" table:style-name="ce1">
            <text:p>It's mostly sunshine and rainbows for you this year. You might battle a few dark demons, but they'll be few and far between. With a generally lucky rating, it's time to think about maximizing your gains and making good decisions. Things may not be spectacular this year, but they should be steady, stable, and favorable. Make this work for you. There should be a lot to be thankful for.</text:p>
          </table:table-cell>
          <table:table-cell office:value-type="string" table:style-name="ce1">
            <text:p>Well, bummer. You might find yourself wondering what went wrong this year. No, it's probably not going to be all bad, but the shiny, happy moments might be fewer than you'd like. But don't go getting all depressed. There are bound to be some positive times, even in a rough year. Make the most of what you have – and don't get discouraged when things don't go your way. There's always next year!</text:p>
          </table:table-cell>
          <table:table-cell office:value-type="string" table:style-name="ce1">
            <text:p>Ok. So you may not be able to plan out your entire year based on your luck – it could be mixed. But that what life is like sometimes. At this age, you will probably want to think about securing your finances for the future and making good investments right now. Take care of your family, nurture your marriage if you have one, and make sure you're staying active and healthy. You never know what the future will bring.</text:p>
          </table:table-cell>
          <table:table-cell table:number-columns-repeated="16377"/>
        </table:table-row>
        <table:table-row table:style-name="ro2">
          <table:table-cell office:value-type="float" office:value="14" table:style-name="ce20">
            <text:p>14</text:p>
          </table:table-cell>
          <table:table-cell office:value-type="string" table:style-name="ce1">
            <text:p>Year 55-65</text:p>
          </table:table-cell>
          <table:table-cell office:value-type="string" table:style-name="ce1">
            <text:p>Yay! Time for a vacation! This year is probably going to be one to remember – and you deserve it. You've worked hard your whole life and it's about time you had some fun. A big raise, bonus, or promotion could come your way. Maybe you'll get married again or see the birth of your first grandchild. In any case, you should have many reasons to smile this year. Enjoy them and appreciate them for all they're worth.</text:p>
          </table:table-cell>
          <table:table-cell office:value-type="string" table:style-name="ce1">
            <text:p>Bum deal. This year is predicted to be your least lucky. But predictions can be wrong, so don't start crying just yet. Sure, it's likely that you'll have to deal with some challenges, but that doesn't mean they will rip apart the foundation of your life and who you are. Obstacles and frustrations are a part of life. Use this year to grow stronger, wiser, and healthier. There are lessons to be learned.</text:p>
          </table:table-cell>
          <table:table-cell office:value-type="string" table:style-name="ce1">
            <text:p>Sweet. You don't need to worry about rolling the dice this year, as luck is on your side. Feeling the pangs of getting older? Right now you can enjoy good health and there's a lot to be grateful for, so make the most of it. Perhaps it's time to take that long-put-off trip or finally start your own business. You have the green light for new and successful ventures. Go forth and prosper.</text:p>
          </table:table-cell>
          <table:table-cell office:value-type="string" table:style-name="ce1">
            <text:p>Alright. A generally unlucky year. Big whoop. They happen all the time - you just gotta know how to deal with them. This ain't the time for reliving your glory days or coming up with some<text:s/>harebrained<text:span text:style-name="T2"><text:s/>scheme. Play it safe. <text:s/>Some things might go wrong and you need all the resources, strength, and know-how to deal with them.</text:span></text:p>
          </table:table-cell>
          <table:table-cell office:value-type="string" table:style-name="ce1">
            <text:p>Eh, this year could be a toss up for you. You never really know what's gonna happen when you have mixed luck. But what you can rely on is your own self-sufficiency and abilities to deal with problems as they come up. Make the most of what you have going on in your life right now, especially when it comes to utilizing your family network and other people that can help you get ahead. Sure, it might be tough, but you have a lot to be grateful for.</text:p>
          </table:table-cell>
          <table:table-cell table:number-columns-repeated="16377"/>
        </table:table-row>
        <table:table-row table:style-name="ro2">
          <table:table-cell office:value-type="float" office:value="15" table:style-name="ce20">
            <text:p>15</text:p>
          </table:table-cell>
          <table:table-cell office:value-type="string" table:style-name="ce1">
            <text:p>Year 65-75</text:p>
          </table:table-cell>
          <table:table-cell office:value-type="string" table:style-name="ce1">
            <text:p>What a fantastic age to have a great year! You're nearing your older years and it's about time you just sat back and enjoyed things. So this year, make it a point to do all those things that you never got around to doing when you were younger. Should you go off and travel the world with your spouse? <text:s/>Should you finally get that business idea off the ground? Should you take your grandkids to Disneyland? Yes, yes, and yes!</text:p>
          </table:table-cell>
          <table:table-cell office:value-type="string" table:style-name="ce1">
            <text:p>Ah man. This looks like it might be your least lucky year. And as you're getting up there in your years, the challenges can become harder. Dealing with health problems? Worrying about your financial future? Trying to take care of everyone in your family? This year, really just try to play it safe. Stay inside your comfort zone. Be conservative with your resources and try to be prepared.</text:p>
          </table:table-cell>
          <table:table-cell office:value-type="string" table:style-name="ce1">
            <text:p>Well, alright. Cool. This should be a generally lucky year. And it's good news that it's here at this age, when you're starting to consider what you want to do with the time you have left on this earth. <text:s/>Now's the time to make those things happen. Think about planning a trip, finally getting out of that loveless marriage, or helping a child who might be having some money trouble. It's up to you how your successes are going to either grow or remain average.</text:p>
          </table:table-cell>
          <table:table-cell office:value-type="string" table:style-name="ce1">
            <text:p>Ok. Maybe it's not a very lucky year. But there's always something to learn in challenges, and maybe this is your job to figure that out right now. So, really, all you need to focus on is avoiding big risks and being adamant about saying healthy and protecting yourself as you prepare for retirement and beyond. Keep your loved ones close. Make sure you schedule enough time to be with family and do the things that bring you joy in life.</text:p>
          </table:table-cell>
          <table:table-cell office:value-type="string" table:style-name="ce1">
            <text:p>So you've got mixed luck going on this year, which means that you can't know what's going to happen. Such is life. It's almost better when you can just rely on yourself to <text:s/>guide your own life. <text:s/>Take control of your future. Now is an opportunity to make good decisions and prove to yourself that you're capable of autonomy and independence. Things could go either way this year so just make sure you have a safety nest.</text:p>
          </table:table-cell>
          <table:table-cell table:number-columns-repeated="16377"/>
        </table:table-row>
        <table:table-row table:style-name="ro2">
          <table:table-cell office:value-type="float" office:value="16" table:style-name="ce20">
            <text:p>16</text:p>
          </table:table-cell>
          <table:table-cell office:value-type="string" table:style-name="ce1">
            <text:p>Year 75-99</text:p>
          </table:table-cell>
          <table:table-cell office:value-type="string" table:style-name="ce1">
            <text:p>The older you get, the better life gets! Well, at least for this year. You've earned a good one and it's here. Since you're probably in your retirement stage by now, the next several months might find you traveling, enjoying leisure time with family, or maybe just enjoying good health and vitality. By now, you can appreciate what's important in life, so do just that.</text:p>
          </table:table-cell>
          <table:table-cell office:value-type="string" table:style-name="ce1">
            <text:p>Oh goodness. Well, they say getting old is hell. This year you might better know the meaning of that saying. Is it possible you might be battling some health problems? Maybe you have a falling out with a family member? Dealing with the death of a spouse or loved one? It may not be an easy time, but you've got a lifetime of overcoming challenging to point to. When you realize what you've already <text:s/>conquered, you will see that this year is no different. You can do it!</text:p>
          </table:table-cell>
          <table:table-cell office:value-type="string" table:style-name="ce1">
            <text:p>Your golden years? More like golden year! This one has been a long time coming, but it's here. What a great time to luck out, too. Time to take that trip to Europe, buy that vacation dream home, or just sit on your front porch and enjoy a cold drink. You've earned it. It's likely you'll have all the love and support of a strong family network, which gives you plenty to be grateful for right now. Excellent.</text:p>
          </table:table-cell>
          <table:table-cell office:value-type="string" table:style-name="ce1">
            <text:p>This isn't great news. Sure, a generally unlucky year isn't totally terrible, since you might still have some luck, but it's no day at the park. At this age, you might be dealing with particular challenges that have to do with getting older. Is you health failing? Are you relying a lot on your family members? Feeling isolated from the rest of the world? Know that these things are normal. Everyone at this age goes through them. Try to count your blessings and keep your spirits up.</text:p>
          </table:table-cell>
          <table:table-cell office:value-type="string" table:style-name="ce1">
            <text:p>Ok. It's probably going to be a toss up this <text:s/>year. You're at an age where life can be great one day, and challenging the next. So what can you do? Make sure to take good care of yourself and say on course with a health and fitness routine. Also, keep an eye on your finances or stocks this year. Carve out enough time for your loved ones and really just try to focus on what's important.</text:p>
          </table:table-cell>
          <table:table-cell table:number-columns-repeated="16377"/>
        </table:table-row>
        <table:table-row table:style-name="ro2">
          <table:table-cell office:value-type="float" office:value="19" table:style-name="ce20">
            <text:p>19</text:p>
          </table:table-cell>
          <table:table-cell office:value-type="float" office:value="100" table:style-name="ce20">
            <text:p>100</text:p>
          </table:table-cell>
          <table:table-cell office:value-type="string" table:style-name="ce1">
            <text:p>Wow! You made it to 100! And not only that, but it's predicted to be your luckiest year! Now that's what I call a sweet break. You may not have the energy and physical capabilities you had a few years back, but this is a time to celebrate the blessings you do have. If your health and lifestyle allows, take a trip this year. Go somewhere fabulous and throw a big party with your loved ones. You've certainly earned it!</text:p>
          </table:table-cell>
          <table:table-cell office:value-type="string" table:style-name="ce1">
            <text:p>Oh wow. You're turning 100 and you have your least lucky year! Oh, the irony! Somehow, you'll have to find the silver lining here. And that shouldn't be hard. You're 100 for goodness sake – that's something to be proud of. But yeah. You might have some health problems. Maybe you're having trouble getting around. But whatever challenges you're facing, take some time to congratulate yourself this year. You made it to the centennial club.</text:p>
          </table:table-cell>
          <table:table-cell office:value-type="string" table:style-name="ce1">
            <text:p>It doesn't get much better than this. You've hit one of the biggest life milestones you can reach and it's predicted to be a lucky year! Break out the champagne! What has gotten you to this age? Whatever it is, you're obviously doing something right. Right now you should enjoy the warmth and light of your loved ones, a happy home, and many blessings. You deserve them.</text:p>
          </table:table-cell>
          <table:table-cell office:value-type="string" table:style-name="ce1">
            <text:p>Ugh. How is it that you've made it to 100 but don't get a lucky year?! Feel cheated? Don't. Even just reaching this age is something to be proud of. Yes, you might need to be more careful this year and be vigilant about your health. But that doesn't mean you can't party just a little. Make sure you get your picture on the local news. Being this age might have its tough moments, but it's a big ol' accomplishment as well.</text:p>
          </table:table-cell>
          <table:table-cell office:value-type="string" table:style-name="ce1">
            <text:p>Well, turning 100 certainly will have its ups and downs. On one hand, you've reached a major life milestone that most people never will. On the other, you might be tired of seeing your friends pass away and the struggle to walk to the bathroom every morning! So just try to be grateful right now. You've come a long, long, long way. Let others take care of you and spend your days in the company of loved ones.</text:p>
          </table:table-cell>
          <table:table-cell table:number-columns-repeated="16377"/>
        </table:table-row>
        <table:table-row table:style-name="ro2">
          <table:table-cell office:value-type="float" office:value="21" table:style-name="ce20">
            <text:p>21</text:p>
          </table:table-cell>
          <table:table-cell table:style-name="ce20"/>
          <table:table-cell table:number-columns-repeated="1022" table:style-name="ce7"/>
          <table:table-cell table:number-columns-repeated="15360"/>
        </table:table-row>
        <table:table-row table:style-name="ro2">
          <table:table-cell office:value-type="float" office:value="22" table:style-name="ce20">
            <text:p>22</text:p>
          </table:table-cell>
          <table:table-cell table:style-name="ce20"/>
          <table:table-cell table:number-columns-repeated="1022" table:style-name="ce7"/>
          <table:table-cell table:number-columns-repeated="15360"/>
        </table:table-row>
        <table:table-row table:style-name="ro2">
          <table:table-cell office:value-type="float" office:value="23" table:style-name="ce20">
            <text:p>23</text:p>
          </table:table-cell>
          <table:table-cell table:style-name="ce20"/>
          <table:table-cell table:number-columns-repeated="1022" table:style-name="ce7"/>
          <table:table-cell table:number-columns-repeated="15360"/>
        </table:table-row>
        <table:table-row table:style-name="ro2">
          <table:table-cell office:value-type="float" office:value="24" table:style-name="ce20">
            <text:p>24</text:p>
          </table:table-cell>
          <table:table-cell table:style-name="ce20"/>
          <table:table-cell table:number-columns-repeated="1022" table:style-name="ce7"/>
          <table:table-cell table:number-columns-repeated="15360"/>
        </table:table-row>
        <table:table-row table:style-name="ro2">
          <table:table-cell office:value-type="float" office:value="25" table:style-name="ce20">
            <text:p>25</text:p>
          </table:table-cell>
          <table:table-cell table:style-name="ce20"/>
          <table:table-cell table:number-columns-repeated="1022" table:style-name="ce7"/>
          <table:table-cell table:number-columns-repeated="15360"/>
        </table:table-row>
        <table:table-row table:style-name="ro2">
          <table:table-cell office:value-type="float" office:value="26" table:style-name="ce20">
            <text:p>26</text:p>
          </table:table-cell>
          <table:table-cell table:style-name="ce20"/>
          <table:table-cell table:number-columns-repeated="1022" table:style-name="ce7"/>
          <table:table-cell table:number-columns-repeated="15360"/>
        </table:table-row>
        <table:table-row table:style-name="ro2">
          <table:table-cell office:value-type="float" office:value="27" table:style-name="ce20">
            <text:p>27</text:p>
          </table:table-cell>
          <table:table-cell table:style-name="ce20"/>
          <table:table-cell table:number-columns-repeated="1022" table:style-name="ce7"/>
          <table:table-cell table:number-columns-repeated="15360"/>
        </table:table-row>
        <table:table-row table:style-name="ro2">
          <table:table-cell office:value-type="float" office:value="28" table:style-name="ce20">
            <text:p>28</text:p>
          </table:table-cell>
          <table:table-cell table:style-name="ce20"/>
          <table:table-cell table:number-columns-repeated="1022" table:style-name="ce7"/>
          <table:table-cell table:number-columns-repeated="15360"/>
        </table:table-row>
        <table:table-row table:style-name="ro2">
          <table:table-cell office:value-type="float" office:value="29" table:style-name="ce20">
            <text:p>29</text:p>
          </table:table-cell>
          <table:table-cell table:style-name="ce20"/>
          <table:table-cell table:number-columns-repeated="1022" table:style-name="ce7"/>
          <table:table-cell table:number-columns-repeated="15360"/>
        </table:table-row>
        <table:table-row table:style-name="ro2">
          <table:table-cell office:value-type="float" office:value="30" table:style-name="ce20">
            <text:p>30</text:p>
          </table:table-cell>
          <table:table-cell table:style-name="ce20"/>
          <table:table-cell table:number-columns-repeated="1022" table:style-name="ce7"/>
          <table:table-cell table:number-columns-repeated="15360"/>
        </table:table-row>
        <table:table-row table:style-name="ro2">
          <table:table-cell office:value-type="float" office:value="31" table:style-name="ce20">
            <text:p>31</text:p>
          </table:table-cell>
          <table:table-cell table:style-name="ce20"/>
          <table:table-cell table:number-columns-repeated="1022" table:style-name="ce7"/>
          <table:table-cell table:number-columns-repeated="15360"/>
        </table:table-row>
        <table:table-row table:style-name="ro2">
          <table:table-cell office:value-type="float" office:value="32" table:style-name="ce20">
            <text:p>32</text:p>
          </table:table-cell>
          <table:table-cell table:style-name="ce20"/>
          <table:table-cell table:number-columns-repeated="1022" table:style-name="ce7"/>
          <table:table-cell table:number-columns-repeated="15360"/>
        </table:table-row>
        <table:table-row table:style-name="ro2">
          <table:table-cell office:value-type="float" office:value="33" table:style-name="ce20">
            <text:p>33</text:p>
          </table:table-cell>
          <table:table-cell table:style-name="ce20"/>
          <table:table-cell table:number-columns-repeated="1022" table:style-name="ce7"/>
          <table:table-cell table:number-columns-repeated="15360"/>
        </table:table-row>
        <table:table-row table:style-name="ro2">
          <table:table-cell office:value-type="float" office:value="34" table:style-name="ce20">
            <text:p>34</text:p>
          </table:table-cell>
          <table:table-cell table:style-name="ce20"/>
          <table:table-cell table:number-columns-repeated="1022" table:style-name="ce7"/>
          <table:table-cell table:number-columns-repeated="15360"/>
        </table:table-row>
        <table:table-row table:style-name="ro2">
          <table:table-cell office:value-type="float" office:value="35" table:style-name="ce20">
            <text:p>35</text:p>
          </table:table-cell>
          <table:table-cell table:style-name="ce20"/>
          <table:table-cell table:number-columns-repeated="1022" table:style-name="ce7"/>
          <table:table-cell table:number-columns-repeated="15360"/>
        </table:table-row>
        <table:table-row table:style-name="ro2">
          <table:table-cell office:value-type="float" office:value="36" table:style-name="ce20">
            <text:p>36</text:p>
          </table:table-cell>
          <table:table-cell table:number-columns-repeated="16383"/>
        </table:table-row>
        <table:table-row table:style-name="ro2">
          <table:table-cell office:value-type="float" office:value="37" table:style-name="ce20">
            <text:p>37</text:p>
          </table:table-cell>
          <table:table-cell table:number-columns-repeated="16383"/>
        </table:table-row>
        <table:table-row table:style-name="ro2">
          <table:table-cell office:value-type="float" office:value="38" table:style-name="ce20">
            <text:p>38</text:p>
          </table:table-cell>
          <table:table-cell table:number-columns-repeated="16383"/>
        </table:table-row>
        <table:table-row table:style-name="ro2">
          <table:table-cell office:value-type="float" office:value="39" table:style-name="ce20">
            <text:p>39</text:p>
          </table:table-cell>
          <table:table-cell table:number-columns-repeated="16383"/>
        </table:table-row>
        <table:table-row table:style-name="ro2">
          <table:table-cell office:value-type="float" office:value="40" table:style-name="ce20">
            <text:p>40</text:p>
          </table:table-cell>
          <table:table-cell table:number-columns-repeated="16383"/>
        </table:table-row>
        <table:table-row table:style-name="ro2">
          <table:table-cell office:value-type="float" office:value="41" table:style-name="ce20">
            <text:p>41</text:p>
          </table:table-cell>
          <table:table-cell table:number-columns-repeated="16383"/>
        </table:table-row>
        <table:table-row table:style-name="ro2">
          <table:table-cell office:value-type="float" office:value="42" table:style-name="ce20">
            <text:p>42</text:p>
          </table:table-cell>
          <table:table-cell table:number-columns-repeated="16383"/>
        </table:table-row>
        <table:table-row table:style-name="ro2">
          <table:table-cell office:value-type="float" office:value="43" table:style-name="ce20">
            <text:p>43</text:p>
          </table:table-cell>
          <table:table-cell table:number-columns-repeated="16383"/>
        </table:table-row>
        <table:table-row table:style-name="ro2">
          <table:table-cell office:value-type="float" office:value="44" table:style-name="ce20">
            <text:p>44</text:p>
          </table:table-cell>
          <table:table-cell table:number-columns-repeated="16383"/>
        </table:table-row>
        <table:table-row table:style-name="ro2">
          <table:table-cell office:value-type="float" office:value="45" table:style-name="ce20">
            <text:p>45</text:p>
          </table:table-cell>
          <table:table-cell table:number-columns-repeated="16383"/>
        </table:table-row>
        <table:table-row table:style-name="ro2">
          <table:table-cell office:value-type="float" office:value="46" table:style-name="ce20">
            <text:p>46</text:p>
          </table:table-cell>
          <table:table-cell table:number-columns-repeated="16383"/>
        </table:table-row>
        <table:table-row table:style-name="ro2">
          <table:table-cell office:value-type="float" office:value="47" table:style-name="ce20">
            <text:p>47</text:p>
          </table:table-cell>
          <table:table-cell table:number-columns-repeated="16383"/>
        </table:table-row>
        <table:table-row table:style-name="ro2">
          <table:table-cell office:value-type="float" office:value="48" table:style-name="ce20">
            <text:p>48</text:p>
          </table:table-cell>
          <table:table-cell table:number-columns-repeated="16383"/>
        </table:table-row>
        <table:table-row table:style-name="ro2">
          <table:table-cell office:value-type="float" office:value="49" table:style-name="ce20">
            <text:p>49</text:p>
          </table:table-cell>
          <table:table-cell table:number-columns-repeated="16383"/>
        </table:table-row>
        <table:table-row table:style-name="ro2">
          <table:table-cell office:value-type="float" office:value="50" table:style-name="ce20">
            <text:p>50</text:p>
          </table:table-cell>
          <table:table-cell table:number-columns-repeated="16383"/>
        </table:table-row>
        <table:table-row table:style-name="ro2">
          <table:table-cell office:value-type="float" office:value="51" table:style-name="ce20">
            <text:p>51</text:p>
          </table:table-cell>
          <table:table-cell table:number-columns-repeated="16383"/>
        </table:table-row>
        <table:table-row table:style-name="ro2">
          <table:table-cell office:value-type="float" office:value="52" table:style-name="ce20">
            <text:p>52</text:p>
          </table:table-cell>
          <table:table-cell table:style-name="ce20"/>
          <table:table-cell office:value-type="string" table:style-name="ce1">
            <text:p>You should be at or approaching your peak, earnings potential at this time. This could be a significant year for your career. It is also an excellent time to deepen your relationships. If you are single during this middle stage of your life, this is the time to find a new special someone.</text:p>
          </table:table-cell>
          <table:table-cell table:number-columns-repeated="16381"/>
        </table:table-row>
        <table:table-row table:style-name="ro2">
          <table:table-cell office:value-type="float" office:value="53" table:style-name="ce20">
            <text:p>53</text:p>
          </table:table-cell>
          <table:table-cell table:style-name="ce20"/>
          <table:table-cell table:number-columns-repeated="1022" table:style-name="ce7"/>
          <table:table-cell table:number-columns-repeated="15360"/>
        </table:table-row>
        <table:table-row table:style-name="ro2">
          <table:table-cell office:value-type="float" office:value="54" table:style-name="ce20">
            <text:p>54</text:p>
          </table:table-cell>
          <table:table-cell table:style-name="ce20"/>
          <table:table-cell table:number-columns-repeated="1022" table:style-name="ce7"/>
          <table:table-cell table:number-columns-repeated="15360"/>
        </table:table-row>
        <table:table-row table:style-name="ro2">
          <table:table-cell office:value-type="float" office:value="55" table:style-name="ce20">
            <text:p>55</text:p>
          </table:table-cell>
          <table:table-cell table:style-name="ce20"/>
          <table:table-cell table:number-columns-repeated="1022" table:style-name="ce7"/>
          <table:table-cell table:number-columns-repeated="15360"/>
        </table:table-row>
        <table:table-row table:style-name="ro2">
          <table:table-cell office:value-type="float" office:value="56" table:style-name="ce20">
            <text:p>56</text:p>
          </table:table-cell>
          <table:table-cell table:style-name="ce20"/>
          <table:table-cell table:number-columns-repeated="1022" table:style-name="ce7"/>
          <table:table-cell table:number-columns-repeated="15360"/>
        </table:table-row>
        <table:table-row table:style-name="ro2">
          <table:table-cell office:value-type="float" office:value="57" table:style-name="ce20">
            <text:p>57</text:p>
          </table:table-cell>
          <table:table-cell table:style-name="ce20"/>
          <table:table-cell table:number-columns-repeated="1022" table:style-name="ce7"/>
          <table:table-cell table:number-columns-repeated="15360"/>
        </table:table-row>
        <table:table-row table:style-name="ro2">
          <table:table-cell office:value-type="float" office:value="58" table:style-name="ce20">
            <text:p>58</text:p>
          </table:table-cell>
          <table:table-cell table:style-name="ce20"/>
          <table:table-cell table:number-columns-repeated="1022" table:style-name="ce7"/>
          <table:table-cell table:number-columns-repeated="15360"/>
        </table:table-row>
        <table:table-row table:style-name="ro2">
          <table:table-cell office:value-type="float" office:value="59" table:style-name="ce20">
            <text:p>59</text:p>
          </table:table-cell>
          <table:table-cell table:style-name="ce20"/>
          <table:table-cell table:number-columns-repeated="1022" table:style-name="ce7"/>
          <table:table-cell table:number-columns-repeated="15360"/>
        </table:table-row>
        <table:table-row table:style-name="ro2">
          <table:table-cell office:value-type="float" office:value="60" table:style-name="ce20">
            <text:p>60</text:p>
          </table:table-cell>
          <table:table-cell table:style-name="ce20"/>
          <table:table-cell table:number-columns-repeated="1022" table:style-name="ce7"/>
          <table:table-cell table:number-columns-repeated="15360"/>
        </table:table-row>
        <table:table-row table:style-name="ro2">
          <table:table-cell office:value-type="float" office:value="61" table:style-name="ce20">
            <text:p>61</text:p>
          </table:table-cell>
          <table:table-cell table:style-name="ce20"/>
          <table:table-cell table:number-columns-repeated="1022" table:style-name="ce7"/>
          <table:table-cell table:number-columns-repeated="15360"/>
        </table:table-row>
        <table:table-row table:style-name="ro2">
          <table:table-cell office:value-type="float" office:value="62" table:style-name="ce20">
            <text:p>62</text:p>
          </table:table-cell>
          <table:table-cell table:style-name="ce20"/>
          <table:table-cell table:number-columns-repeated="1022" table:style-name="ce7"/>
          <table:table-cell table:number-columns-repeated="15360"/>
        </table:table-row>
        <table:table-row table:style-name="ro2">
          <table:table-cell office:value-type="float" office:value="63" table:style-name="ce20">
            <text:p>63</text:p>
          </table:table-cell>
          <table:table-cell table:style-name="ce20"/>
          <table:table-cell table:number-columns-repeated="1022" table:style-name="ce7"/>
          <table:table-cell table:number-columns-repeated="15360"/>
        </table:table-row>
        <table:table-row table:style-name="ro2">
          <table:table-cell office:value-type="float" office:value="64" table:style-name="ce20">
            <text:p>64</text:p>
          </table:table-cell>
          <table:table-cell table:style-name="ce20"/>
          <table:table-cell table:number-columns-repeated="1022" table:style-name="ce7"/>
          <table:table-cell table:number-columns-repeated="15360"/>
        </table:table-row>
        <table:table-row table:style-name="ro2">
          <table:table-cell office:value-type="float" office:value="65" table:style-name="ce20">
            <text:p>65</text:p>
          </table:table-cell>
          <table:table-cell table:style-name="ce20"/>
          <table:table-cell table:number-columns-repeated="1022" table:style-name="ce7"/>
          <table:table-cell table:number-columns-repeated="15360"/>
        </table:table-row>
        <table:table-row table:style-name="ro2">
          <table:table-cell office:value-type="float" office:value="66" table:style-name="ce20">
            <text:p>66</text:p>
          </table:table-cell>
          <table:table-cell table:style-name="ce20"/>
          <table:table-cell table:number-columns-repeated="1022" table:style-name="ce7"/>
          <table:table-cell table:number-columns-repeated="15360"/>
        </table:table-row>
        <table:table-row table:style-name="ro2">
          <table:table-cell office:value-type="float" office:value="67" table:style-name="ce20">
            <text:p>67</text:p>
          </table:table-cell>
          <table:table-cell table:style-name="ce20"/>
          <table:table-cell table:number-columns-repeated="1022" table:style-name="ce7"/>
          <table:table-cell table:number-columns-repeated="15360"/>
        </table:table-row>
        <table:table-row table:style-name="ro2">
          <table:table-cell office:value-type="float" office:value="68" table:style-name="ce20">
            <text:p>68</text:p>
          </table:table-cell>
          <table:table-cell table:number-columns-repeated="16383"/>
        </table:table-row>
        <table:table-row table:style-name="ro2">
          <table:table-cell office:value-type="float" office:value="69" table:style-name="ce20">
            <text:p>69</text:p>
          </table:table-cell>
          <table:table-cell table:number-columns-repeated="16383"/>
        </table:table-row>
        <table:table-row table:style-name="ro2">
          <table:table-cell office:value-type="float" office:value="70" table:style-name="ce20">
            <text:p>70</text:p>
          </table:table-cell>
          <table:table-cell table:number-columns-repeated="16383"/>
        </table:table-row>
        <table:table-row table:style-name="ro2">
          <table:table-cell office:value-type="float" office:value="71" table:style-name="ce20">
            <text:p>71</text:p>
          </table:table-cell>
          <table:table-cell table:number-columns-repeated="16383"/>
        </table:table-row>
        <table:table-row table:style-name="ro2">
          <table:table-cell office:value-type="float" office:value="72" table:style-name="ce20">
            <text:p>72</text:p>
          </table:table-cell>
          <table:table-cell table:number-columns-repeated="16383"/>
        </table:table-row>
        <table:table-row table:style-name="ro2">
          <table:table-cell office:value-type="float" office:value="73" table:style-name="ce20">
            <text:p>73</text:p>
          </table:table-cell>
          <table:table-cell table:number-columns-repeated="16383"/>
        </table:table-row>
        <table:table-row table:style-name="ro2">
          <table:table-cell office:value-type="float" office:value="74" table:style-name="ce20">
            <text:p>74</text:p>
          </table:table-cell>
          <table:table-cell table:number-columns-repeated="16383"/>
        </table:table-row>
        <table:table-row table:style-name="ro2">
          <table:table-cell office:value-type="float" office:value="75" table:style-name="ce20">
            <text:p>75</text:p>
          </table:table-cell>
          <table:table-cell table:number-columns-repeated="16383"/>
        </table:table-row>
        <table:table-row table:style-name="ro2">
          <table:table-cell office:value-type="float" office:value="76" table:style-name="ce20">
            <text:p>76</text:p>
          </table:table-cell>
          <table:table-cell table:number-columns-repeated="16383"/>
        </table:table-row>
        <table:table-row table:style-name="ro2">
          <table:table-cell office:value-type="float" office:value="77" table:style-name="ce20">
            <text:p>77</text:p>
          </table:table-cell>
          <table:table-cell table:number-columns-repeated="16383"/>
        </table:table-row>
        <table:table-row table:style-name="ro2">
          <table:table-cell office:value-type="float" office:value="78" table:style-name="ce20">
            <text:p>78</text:p>
          </table:table-cell>
          <table:table-cell table:number-columns-repeated="16383"/>
        </table:table-row>
        <table:table-row table:style-name="ro2">
          <table:table-cell office:value-type="float" office:value="79" table:style-name="ce20">
            <text:p>79</text:p>
          </table:table-cell>
          <table:table-cell table:number-columns-repeated="16383"/>
        </table:table-row>
        <table:table-row table:style-name="ro2">
          <table:table-cell office:value-type="float" office:value="80" table:style-name="ce20">
            <text:p>80</text:p>
          </table:table-cell>
          <table:table-cell table:number-columns-repeated="16383"/>
        </table:table-row>
        <table:table-row table:style-name="ro2">
          <table:table-cell office:value-type="float" office:value="81" table:style-name="ce20">
            <text:p>81</text:p>
          </table:table-cell>
          <table:table-cell table:number-columns-repeated="16383"/>
        </table:table-row>
        <table:table-row table:style-name="ro2">
          <table:table-cell office:value-type="float" office:value="82" table:style-name="ce20">
            <text:p>82</text:p>
          </table:table-cell>
          <table:table-cell table:number-columns-repeated="16383"/>
        </table:table-row>
        <table:table-row table:style-name="ro2">
          <table:table-cell office:value-type="float" office:value="83" table:style-name="ce20">
            <text:p>83</text:p>
          </table:table-cell>
          <table:table-cell table:number-columns-repeated="16383"/>
        </table:table-row>
        <table:table-row table:style-name="ro2">
          <table:table-cell office:value-type="float" office:value="84" table:style-name="ce20">
            <text:p>84</text:p>
          </table:table-cell>
          <table:table-cell table:number-columns-repeated="16383"/>
        </table:table-row>
        <table:table-row table:style-name="ro2">
          <table:table-cell office:value-type="float" office:value="85" table:style-name="ce20">
            <text:p>85</text:p>
          </table:table-cell>
          <table:table-cell table:number-columns-repeated="16383"/>
        </table:table-row>
        <table:table-row table:style-name="ro2">
          <table:table-cell office:value-type="float" office:value="86" table:style-name="ce20">
            <text:p>86</text:p>
          </table:table-cell>
          <table:table-cell table:number-columns-repeated="16383"/>
        </table:table-row>
        <table:table-row table:style-name="ro2">
          <table:table-cell office:value-type="float" office:value="87" table:style-name="ce20">
            <text:p>87</text:p>
          </table:table-cell>
          <table:table-cell table:number-columns-repeated="16383"/>
        </table:table-row>
        <table:table-row table:style-name="ro2">
          <table:table-cell office:value-type="float" office:value="88" table:style-name="ce20">
            <text:p>88</text:p>
          </table:table-cell>
          <table:table-cell table:number-columns-repeated="16383"/>
        </table:table-row>
        <table:table-row table:style-name="ro2">
          <table:table-cell office:value-type="float" office:value="89" table:style-name="ce20">
            <text:p>89</text:p>
          </table:table-cell>
          <table:table-cell table:number-columns-repeated="16383"/>
        </table:table-row>
        <table:table-row table:style-name="ro2">
          <table:table-cell office:value-type="float" office:value="90" table:style-name="ce20">
            <text:p>90</text:p>
          </table:table-cell>
          <table:table-cell table:number-columns-repeated="16383"/>
        </table:table-row>
        <table:table-row table:style-name="ro2">
          <table:table-cell office:value-type="float" office:value="91" table:style-name="ce20">
            <text:p>91</text:p>
          </table:table-cell>
          <table:table-cell table:number-columns-repeated="16383"/>
        </table:table-row>
        <table:table-row table:style-name="ro2">
          <table:table-cell office:value-type="float" office:value="92" table:style-name="ce20">
            <text:p>92</text:p>
          </table:table-cell>
          <table:table-cell table:number-columns-repeated="16383"/>
        </table:table-row>
        <table:table-row table:style-name="ro2">
          <table:table-cell office:value-type="float" office:value="93" table:style-name="ce20">
            <text:p>93</text:p>
          </table:table-cell>
          <table:table-cell table:number-columns-repeated="16383"/>
        </table:table-row>
        <table:table-row table:style-name="ro2">
          <table:table-cell office:value-type="float" office:value="94" table:style-name="ce20">
            <text:p>94</text:p>
          </table:table-cell>
          <table:table-cell table:number-columns-repeated="16383"/>
        </table:table-row>
        <table:table-row table:style-name="ro2">
          <table:table-cell office:value-type="float" office:value="95" table:style-name="ce20">
            <text:p>95</text:p>
          </table:table-cell>
          <table:table-cell table:number-columns-repeated="16383"/>
        </table:table-row>
        <table:table-row table:style-name="ro2">
          <table:table-cell office:value-type="float" office:value="96" table:style-name="ce20">
            <text:p>96</text:p>
          </table:table-cell>
          <table:table-cell table:number-columns-repeated="16383"/>
        </table:table-row>
        <table:table-row table:style-name="ro2">
          <table:table-cell office:value-type="float" office:value="97" table:style-name="ce20">
            <text:p>97</text:p>
          </table:table-cell>
          <table:table-cell table:number-columns-repeated="16383"/>
        </table:table-row>
        <table:table-row table:style-name="ro2">
          <table:table-cell office:value-type="float" office:value="98" table:style-name="ce20">
            <text:p>98</text:p>
          </table:table-cell>
          <table:table-cell table:number-columns-repeated="16383"/>
        </table:table-row>
        <table:table-row table:style-name="ro2">
          <table:table-cell office:value-type="float" office:value="99" table:style-name="ce20">
            <text:p>99</text:p>
          </table:table-cell>
          <table:table-cell table:number-columns-repeated="16383"/>
        </table:table-row>
        <table:table-row table:style-name="ro2">
          <table:table-cell office:value-type="float" office:value="100" table:style-name="ce20">
            <text:p>100</text:p>
          </table:table-cell>
          <table:table-cell table:number-columns-repeated="16383"/>
        </table:table-row>
        <table:table-row table:style-name="ro2">
          <table:table-cell office:value-type="float" office:value="101" table:style-name="ce20">
            <text:p>101</text:p>
          </table:table-cell>
          <table:table-cell table:number-columns-repeated="16383"/>
        </table:table-row>
        <table:table-row table:style-name="ro2">
          <table:table-cell office:value-type="float" office:value="102" table:style-name="ce20">
            <text:p>102</text:p>
          </table:table-cell>
          <table:table-cell table:number-columns-repeated="16383"/>
        </table:table-row>
        <table:table-row table:style-name="ro2">
          <table:table-cell office:value-type="float" office:value="103" table:style-name="ce20">
            <text:p>103</text:p>
          </table:table-cell>
          <table:table-cell table:number-columns-repeated="16383"/>
        </table:table-row>
        <table:table-row table:style-name="ro2">
          <table:table-cell office:value-type="float" office:value="104" table:style-name="ce20">
            <text:p>104</text:p>
          </table:table-cell>
          <table:table-cell table:number-columns-repeated="16383"/>
        </table:table-row>
        <table:table-row table:style-name="ro2">
          <table:table-cell office:value-type="float" office:value="105" table:style-name="ce20">
            <text:p>105</text:p>
          </table:table-cell>
          <table:table-cell table:number-columns-repeated="16383"/>
        </table:table-row>
        <table:table-row table:style-name="ro2">
          <table:table-cell office:value-type="float" office:value="106" table:style-name="ce20">
            <text:p>106</text:p>
          </table:table-cell>
          <table:table-cell table:number-columns-repeated="16383"/>
        </table:table-row>
        <table:table-row table:style-name="ro2">
          <table:table-cell office:value-type="float" office:value="107" table:style-name="ce20">
            <text:p>107</text:p>
          </table:table-cell>
          <table:table-cell table:number-columns-repeated="16383"/>
        </table:table-row>
        <table:table-row table:style-name="ro2">
          <table:table-cell office:value-type="float" office:value="108" table:style-name="ce20">
            <text:p>108</text:p>
          </table:table-cell>
          <table:table-cell table:number-columns-repeated="16383"/>
        </table:table-row>
        <table:table-row table:style-name="ro2">
          <table:table-cell office:value-type="float" office:value="109" table:style-name="ce20">
            <text:p>109</text:p>
          </table:table-cell>
          <table:table-cell table:number-columns-repeated="16383"/>
        </table:table-row>
        <table:table-row table:style-name="ro2">
          <table:table-cell office:value-type="float" office:value="110" table:style-name="ce20">
            <text:p>110</text:p>
          </table:table-cell>
          <table:table-cell table:number-columns-repeated="16383"/>
        </table:table-row>
        <table:table-row table:style-name="ro2">
          <table:table-cell office:value-type="float" office:value="111" table:style-name="ce20">
            <text:p>111</text:p>
          </table:table-cell>
          <table:table-cell table:number-columns-repeated="16383"/>
        </table:table-row>
        <table:table-row table:style-name="ro2">
          <table:table-cell office:value-type="float" office:value="112" table:style-name="ce20">
            <text:p>112</text:p>
          </table:table-cell>
          <table:table-cell table:number-columns-repeated="16383"/>
        </table:table-row>
        <table:table-row table:style-name="ro2">
          <table:table-cell office:value-type="float" office:value="113" table:style-name="ce20">
            <text:p>113</text:p>
          </table:table-cell>
          <table:table-cell table:number-columns-repeated="16383"/>
        </table:table-row>
        <table:table-row table:style-name="ro2">
          <table:table-cell office:value-type="float" office:value="114" table:style-name="ce20">
            <text:p>114</text:p>
          </table:table-cell>
          <table:table-cell table:number-columns-repeated="16383"/>
        </table:table-row>
        <table:table-row table:style-name="ro2">
          <table:table-cell office:value-type="float" office:value="115" table:style-name="ce20">
            <text:p>115</text:p>
          </table:table-cell>
          <table:table-cell table:number-columns-repeated="16383"/>
        </table:table-row>
        <table:table-row table:style-name="ro2">
          <table:table-cell office:value-type="float" office:value="116" table:style-name="ce20">
            <text:p>116</text:p>
          </table:table-cell>
          <table:table-cell table:number-columns-repeated="16383"/>
        </table:table-row>
        <table:table-row table:style-name="ro2">
          <table:table-cell office:value-type="float" office:value="117" table:style-name="ce20">
            <text:p>117</text:p>
          </table:table-cell>
          <table:table-cell table:number-columns-repeated="16383"/>
        </table:table-row>
        <table:table-row table:style-name="ro2">
          <table:table-cell office:value-type="float" office:value="118" table:style-name="ce20">
            <text:p>118</text:p>
          </table:table-cell>
          <table:table-cell table:number-columns-repeated="16383"/>
        </table:table-row>
        <table:table-row table:style-name="ro2">
          <table:table-cell office:value-type="float" office:value="119" table:style-name="ce20">
            <text:p>119</text:p>
          </table:table-cell>
          <table:table-cell table:number-columns-repeated="16383"/>
        </table:table-row>
        <table:table-row table:style-name="ro2">
          <table:table-cell office:value-type="float" office:value="120" table:style-name="ce20">
            <text:p>120</text:p>
          </table:table-cell>
          <table:table-cell table:number-columns-repeated="16383"/>
        </table:table-row>
        <table:table-row table:number-rows-repeated="1048459" table:style-name="ro4">
          <table:table-cell table:number-columns-repeated="16384"/>
        </table:table-row>
      </table:table>
      <table:table table:name="Palace_Conclusion" table:style-name="ta1">
        <table:table-column table:style-name="co30" table:default-cell-style-name="ce7"/>
        <table:table-column table:style-name="co31" table:default-cell-style-name="ce7"/>
        <table:table-column table:style-name="co32" table:default-cell-style-name="ce7"/>
        <table:table-column table:style-name="co33" table:default-cell-style-name="ce7"/>
        <table:table-column table:style-name="co34" table:default-cell-style-name="ce7"/>
        <table:table-column table:style-name="co35" table:default-cell-style-name="ce7"/>
        <table:table-column table:style-name="co8" table:number-columns-repeated="1018" table:default-cell-style-name="ce7"/>
        <table:table-column table:style-name="co5" table:number-columns-repeated="15360" table:default-cell-style-name="ce1"/>
        <table:table-row table:style-name="ro2">
          <table:table-cell office:value-type="string" table:style-name="ce16">
            <text:p>Palace</text:p>
          </table:table-cell>
          <table:table-cell office:value-type="string" table:style-name="ce16">
            <text:p>Most Lucky</text:p>
          </table:table-cell>
          <table:table-cell office:value-type="string" table:style-name="ce16">
            <text:p>Least Lucky</text:p>
          </table:table-cell>
          <table:table-cell office:value-type="string" table:style-name="ce16">
            <text:p>Generally Lucky</text:p>
          </table:table-cell>
          <table:table-cell office:value-type="string" table:style-name="ce16">
            <text:p>Generally Unlucky</text:p>
          </table:table-cell>
          <table:table-cell office:value-type="string" table:style-name="ce16">
            <text:p>Mixed Luck</text:p>
          </table:table-cell>
          <table:table-cell table:number-columns-repeated="1018" table:style-name="ce7"/>
          <table:table-cell table:number-columns-repeated="15360"/>
        </table:table-row>
        <table:table-row table:style-name="ro9">
          <table:table-cell office:value-type="string" table:style-name="ce10">
            <text:p>Ming / Fate</text:p>
          </table:table-cell>
          <table:table-cell office:value-type="string" table:style-name="ce21">
            <text:p>It's truly a blessing that Ming is the palace in which you have the most luck. Yep, fortune smiles upon you, giving you success and strength of character. Like all of us, you'll have your challenges. But you have something special – the ability to reach above and beyond to do something great with your life. So set your sights high. You will probably be in some sort of leadership position or find that you'll reach an elevated social status due to material wealth. Awesome! If you get a good education this might launch you even further up the ladder of success. Set your sights on big goals.</text:p>
          </table:table-cell>
          <table:table-cell office:value-type="string" table:style-name="ce10">
            <text:p>Yikes. It's not great that this palace is predicted to be your least lucky area of life. But we all have to do the best with what we have, right? For you, this means not letting opportunities go to waste and striving for greatness despite how hard it may be. You'll need to find some consistency, as life could be a series of ups and downs. You'll need to play it safe and be vigilant about your health, your finances, and your self-control. Otherwise, you may know too well the meaning of misfortune.</text:p>
          </table:table-cell>
          <table:table-cell office:value-type="string" table:style-name="ce1">
            <text:p>Ok, great. A lucky Ming Palace shows us that you have good decision making skills that will probably lead to a happy and healthy life. Success may require that you leave town or travel great distances to find it, but it's within reach. Do you have a family? If so, the indication is that you will all be well off and supportive of one another. Think happy times and many opportunities for growth. As long as you're patient with the ebbs and flows of life, you should be rewarded with a lot to be grateful for.</text:p>
          </table:table-cell>
          <table:table-cell office:value-type="string" table:style-name="ce10">
            <text:p>An inauspicious Ming Palace? Look out – as there are most likely challenges ahead. Like everyone, you will find some aspects rewarding and working in your favor to support your goals. Unfortunately, there may be more that present obstacles, some of which might not be able to overcome. Bad Luck could come in a variety of forms: money trouble, issues in relationships, accidents, or maybe just a bad habit you can't kick. Please understand these are only examples. You could experience only one or even none of them. Just be aware of what challenges might come up.</text:p>
          </table:table-cell>
          <table:table-cell office:value-type="string" table:style-name="ce1">
            <text:p>Since you have mixed luck in your Ming Palace, life might be a series of high highs and low lows. Or maybe you'll just cruise along down the middle. You really won't know what to expect, to be honest. Financial success can probably happen, but you'll need to be smart about when you act and how. Since challenges are just as likely to occur, you could also end up losing big. Be aware that the pendulum could swing either way, and you should prepare for both the best and worst case scenarios.</text:p>
          </table:table-cell>
          <table:table-cell table:number-columns-repeated="1018" table:style-name="ce7"/>
          <table:table-cell table:number-columns-repeated="15360"/>
        </table:table-row>
        <table:table-row table:style-name="ro12">
          <table:table-cell office:value-type="string" table:style-name="ce10">
            <text:p>Siblings</text:p>
          </table:table-cell>
          <table:table-cell office:value-type="string" table:style-name="ce22">
            <text:p>Your siblings will give you a lot of support in life – and you will probably have many of them. It's also possible that an older brother or sister (or cousin ) could end up playing a strong parental role for you, taking care of you and looking out for you. With these strong family ties, you'll have a harmonious home environment, not to mention that you'll always have a band of helpers at your side when you need them! Like birds of a feather, you stick together.</text:p>
          </table:table-cell>
          <table:table-cell office:value-type="string" table:style-name="ce10">
            <text:p>Well, the truth can be hard to swallow. Here it means that your sibling relationships could be pretty problematic. Sibling rivalry? Oh yeah. Competition? Probably. Do what you can to maintain harmony or, at least, civility. Eventually you might drift apart as adults, but that's not set in stone. You'll probably have to rely more on your friends or spouse for the support you need. It's not a hopeless situation, but it might indeed take some work.</text:p>
          </table:table-cell>
          <table:table-cell office:value-type="string" table:style-name="ce18">
            <text:p>Isn't it great when you have people in your life to rely on? In terms of your siblings, you'll probably have a solid network of support here. You'll tend to be in harmony and stick together. Nice. What's even better? Your helpful brood might even assist you with growing your business or enabling your career to take off. Material and moral support? You really can't ask for more when it comes to your brothers and sisters.</text:p>
          </table:table-cell>
          <table:table-cell office:value-type="string" table:style-name="ce9">
            <text:p>So you might have a smaller family with very few siblings – if any. It's not the end of the world, but that means there are fewer people in your life to count on. The trouble? You might not get along that well with your brothers and sisters. Is there bad blood over a family conflict? Do you just see the world differently than them? Are you separated by distance? Whatever the case, it could cause you a fair amount of pain in life. Remember to take care of yourself and just do the best you can. We can't choose our families but we can choose how to respond to them.</text:p>
          </table:table-cell>
          <table:table-cell office:value-type="string" table:style-name="ce9">
            <text:p>Hmm. Alright. So maybe you have one sibling you adore and another you can't stand. Or maybe you get along fine together most of the time but have your moments now and then. That's normal. With mixed luck, you might not be able to rely on your siblings as the greatest source of comfort and joy, but you'll probably have some happy times with them. Good. Try to love them for who they are. Hopefully they will do the same with you.</text:p>
          </table:table-cell>
          <table:table-cell table:style-name="ce9"/>
          <table:table-cell table:number-columns-repeated="16377"/>
        </table:table-row>
        <table:table-row table:style-name="ro6">
          <table:table-cell office:value-type="string" table:style-name="ce10">
            <text:p>Marriage</text:p>
          </table:table-cell>
          <table:table-cell office:value-type="string" table:style-name="ce1">
            <text:p>Lucky you. A long, happy marriage is one of the great blessings in life. Don't get me wrong; you might not get it right the first time. And, you still might have the occasional ups and downs everyone has. When all is said done; however, you're likely to conclude this is the most rewarding area of your life. So cherish your partner and do your best. This partnership should prove to help you grow and flourish in all areas of your life. How beautiful!</text:p>
          </table:table-cell>
          <table:table-cell office:value-type="string" table:style-name="ce1">
            <text:p>Did you get married too early? If so, that might be the cause of your unlucky fortune in this Palace. Yep, you might have some trouble in paradise. While a little conflict is normal, you might start to wonder if a happy marriage is possible after a while. It is. You just need to work at it. If you're with the wrong person, make a change. If you need counseling, find the money to pay for it. Above all, try not to let a rocky marriage affect other areas of your life in a negative way.</text:p>
          </table:table-cell>
          <table:table-cell office:value-type="string" table:style-name="ce10">
            <text:p>Alright! The odds of enjoying a long and happy marriage are in your favor. You're definitely on the path to harmony and <text:s/>support here. Yours may not be the perfect marriage, but it should contribute to your overall well being and success in life. Even if you have the misfortune to go through a dreaded divorce, you're still likely to meet someone new with whom you make a better team. Enjoy your wedded bliss!</text:p>
          </table:table-cell>
          <table:table-cell office:value-type="string" table:style-name="ce1">
            <text:p>Oh boy. There is probably going to be trouble on the horizon if you get married. Or maybe you'll just have a tough time finding a compatible partner or dealing with commitment issues surround marriages. All of these things are possible. Bickering? Financial struggles? Property or possession wars? Divorce? Maybe. If you're not happy, get out. Want to make it work? Then do you best to live in harmony. It's not totally impossible.</text:p>
          </table:table-cell>
          <table:table-cell office:value-type="string" table:style-name="ce9">
            <text:p>Marriages always have highs and lows. Yours will too. Maybe you go through periods where you feel incredibly close, followed by periods of alienation or distance. Perhaps there are times when you're sure you made the right choices, and times you regret it 100 percent. In any case, you'll need to figure out how to cope with these challenges. They are normal and often necessary to the growth of a relationship.</text:p>
          </table:table-cell>
          <table:table-cell table:number-columns-repeated="1018" table:style-name="ce7"/>
          <table:table-cell table:number-columns-repeated="15360"/>
        </table:table-row>
        <table:table-row table:style-name="ro2">
          <table:table-cell office:value-type="string" table:style-name="ce10">
            <text:p>Children</text:p>
          </table:table-cell>
          <table:table-cell office:value-type="string" table:style-name="ce1">
            <text:p>Looks like your Fate could be that of a doting parent. Whether that's true or not, you're likely to be blessed with a close relationship (Yuanten in Chinese) with your children. Chances are you will have more than one. But lucky for you, they shouldn’t be too much of a handful. And, your life might even revolve around them. At any rate, they're probably going to be your greatest source of joy.</text:p>
          </table:table-cell>
          <table:table-cell office:value-type="string" table:style-name="ce1">
            <text:p>To be honest, the odds are against you having a lot of children. And, you may find you are not really that close to the ones you do end up having. What to do? Well, just show your love regardless! Just don't put your expectations too high. You could still be lucky and end up with children from your spouse or by adopting one or two.</text:p>
          </table:table-cell>
          <table:table-cell office:value-type="string" table:style-name="ce1">
            <text:p>You can probably expect your flesh and blood to lead happy and fulfilling lives. They may even have the type of physical beauty that gets them attention and recognition. Heck, one of them might even help to grow the family business. And congrats, turns out all those years of hard work raising them has paid off. They should slip into old age with plenty of money (that they'll probably spend taking care of you!).</text:p>
          </table:table-cell>
          <table:table-cell office:value-type="string" table:style-name="ce1">
            <text:p>Well this is a bit of a bummer. You might find yourself in an ongoing rift with one of your kids. Friendly conversation sometimes turns to quarreling, both between and among you and your children. Or maybe it's the distance between you and your kids that makes things hard. Either way, keep hope alive by knowing that constant communication can help heal all wounds. Do your best. Also? Rely on your partner to help out. It's not a one-man job!</text:p>
          </table:table-cell>
          <table:table-cell office:value-type="string" table:style-name="ce1">
            <text:p>Looks like you've found yourself with a mixed bag here. Those obedient and good-looking kids may not be quite so successful in the working world. On the other hand, you may find yourself with a business-savvy daughter whose beauty continues to be the foundation for trouble. Either way, take comfort in knowing that loving and fulfilling relationships will exist with at least a few of your children. The other ones might just have to learn the hard way.</text:p>
          </table:table-cell>
          <table:table-cell table:number-columns-repeated="1018" table:style-name="ce7"/>
          <table:table-cell table:number-columns-repeated="15360"/>
        </table:table-row>
        <table:table-row table:style-name="ro2">
          <table:table-cell office:value-type="string" table:style-name="ce10">
            <text:p>Wealth</text:p>
          </table:table-cell>
          <table:table-cell office:value-type="string" table:style-name="ce1">
            <text:p>Whoa nelly! It looks like your destiny could be filled with steady income. Do you have a good business savvy and networking abilities? You might find success in a few different ways: You're recognizable by the public, you have an ever-growing income, and an elevated social standing. To make matters even better, you very well might find yourself working side by side with friends and family. What more could you ask for when it comes to how you make your money?!</text:p>
          </table:table-cell>
          <table:table-cell office:value-type="string" table:style-name="ce1">
            <text:p>Danger could be on the horizon in this palace. Make a poor investment? Go into business with shady characters? Get wrapped up in a Ponzi scheme-like venture? These types of decisions could lead to financial trouble in your later years. And beware - even when you manage to save up a substantial amount of cash, you could find it leaving your bank account just as quickly as it came.</text:p>
          </table:table-cell>
          <table:table-cell office:value-type="string" table:style-name="ce1">
            <text:p>Isn't it nice knowing that you won't be stressed out on a daily basis when it comes to money? There's great potential here for you to earn a hefty salary, especially as you pass through middle age. Shrewd investments and company bonuses will only add to your <text:s/>savings account. You might not reach the level of Hollywood-movie-star rich, but you can expect a life free of worries due to more than enough money at your hands. Nice!</text:p>
          </table:table-cell>
          <table:table-cell office:value-type="string" table:style-name="ce1">
            <text:p>This may not be your luckiest palace. <text:s/>Working too hard for too little, overspending, and finding yourself in credit card debt could be quite the burden if you're not careful. You may even find yourself on the verge bankruptcy. But keep the faith, since you're more than likely to have increased income as you make your way out of your earlier years and into middle age. Turn to friends or family if you need help.</text:p>
          </table:table-cell>
          <table:table-cell office:value-type="string" table:style-name="ce1">
            <text:p>A lifetime of ups and downs could characterize this palace. Money comes in; money goes out. You make it; you spend it. The good news is that although you might not accumulate a ton of cash, you probably won't find yourself wallowing in poverty. The key is to stay level-headed when coping with changes in your <text:s/>income. Be careful you don't get too down when money is tight and not too excited when its in your back pocket.</text:p>
          </table:table-cell>
          <table:table-cell table:number-columns-repeated="1018" table:style-name="ce7"/>
          <table:table-cell table:number-columns-repeated="15360"/>
        </table:table-row>
        <table:table-row table:style-name="ro2">
          <table:table-cell office:value-type="string" table:style-name="ce10">
            <text:p>Health</text:p>
          </table:table-cell>
          <table:table-cell office:value-type="string" table:style-name="ce1">
            <text:p>Yahoo! Physically strong? Rosy-cheeked? That's you. Seldom sick and easily able to recover during those rare times you are? Yes, that's you! Although minor colds and scratches might affect you every now and again, you'll probably find yourself leading a healthy life well into old age. So revel in a lifetime of good health and good cheer. You know what they say: eat, drink, and be merry!</text:p>
          </table:table-cell>
          <table:table-cell office:value-type="string" table:style-name="ce1">
            <text:p>Be careful. Good health could prove to be tricky for you. Maybe you were often sick as a child. When you get sick as an adult, it may take longer to recover than you'd like. You'll have to stay mentally strong as you deal with some health challenges throughout life. Keep a watchful eye on skin, stomach, and heart conditions that could plague you as an adult. Proactive behavior is the key here, so visit your doctor often.</text:p>
          </table:table-cell>
          <table:table-cell office:value-type="string" table:style-name="ce1">
            <text:p>Fantastic! You can expect a life free from major health problems. Thank goodness! Oh sure, you'll have the sniffles every now and then. You might even have a bout with the flu that took awhile to go away. Generally, however, you can expect to have your health. You'll still find yourself in the doctor's office from time to time, but not for anything serious.</text:p>
          </table:table-cell>
          <table:table-cell office:value-type="string" table:style-name="ce1">
            <text:p>Yikes. Nagging and irritating issues could plague you here. Were you sick all the time as a child? Maybe you've always had sinus issues or tonsil problems that persisted into adulthood? And allergies! Sound familiar? All is not lost, however, as you can do a lot with a healthy diet, exercise, and routine checkups with your doctor.</text:p>
          </table:table-cell>
          <table:table-cell office:value-type="string" table:style-name="ce1">
            <text:p>Good health comes and goes. You may find yourself illness-free for a long time. But sometimes when it rains, it pours. Irritating eye problems or a nagging shoulder injury could be a pain as the years go on. But keep your spirits up and know that serious illnesses and frequent visits to the hospital shouldn't be major issues for you.</text:p>
          </table:table-cell>
          <table:table-cell table:number-columns-repeated="1018" table:style-name="ce7"/>
          <table:table-cell table:number-columns-repeated="15360"/>
        </table:table-row>
        <table:table-row table:style-name="ro2">
          <table:table-cell office:value-type="string" table:style-name="ce10">
            <text:p>Travel</text:p>
          </table:table-cell>
          <table:table-cell office:value-type="string" table:style-name="ce1">
            <text:p>Pack up your bags because you're going places! Thanks to loyal family and friends, older mentors, and your own business savvy, you'll probably find yourself living and working from exotic locations. Oooh-la-la! You might even find yourself a little bit famous or a huge inspiration to others. The more you travel, leave your hometown, and get out of your comfort zone the more you will succeed. You're not a lemming, so unusual jobs and careers choices could be the norm. But hey. They're bound to be exciting!</text:p>
          </table:table-cell>
          <table:table-cell office:value-type="string" table:style-name="ce1">
            <text:p>Ok. Proceed with caution. Traveling could mean trouble for you. Did you find your life's savings or business hanging by a thread when you were living on foreign soil? While it's not an option to never leave the comforts of your own home, you'll need to be extra aware of your surroundings and the people you're dealing with. <text:s/>Especially if <text:s/>you're thousands of miles away from home. Keep an eye on your personal possessions too. Those pick-pockets can be tricksters!</text:p>
          </table:table-cell>
          <table:table-cell office:value-type="string" table:style-name="ce1">
            <text:p>Always wanted to leave your hometown to live and work in another country? Go for it! Your social connections and networking skills will help you make a smooth transition. You'll use your people skills to make influential friends overseas that help your business grow. Heck, you might even find yourself romantically involved, which can be fun to have company as you jet-set around the globe. Along the way, you'll pay forward all the amazing help you've received, maybe even enabling others to pick up their bags and join you.</text:p>
          </table:table-cell>
          <table:table-cell office:value-type="string" table:style-name="ce1">
            <text:p>Travel with eyes in the back of your head. Shady people could be ready to pounce. That master plan you had? Careful, the opposite of what you want could take place. Cheaters and scammers lurk could be lurking around ever corner. This doesn't mean you won't or shouldn't travel at all. Just do your research before you sign up for some volunteer program in India. Things may not be what they seem.</text:p>
          </table:table-cell>
          <table:table-cell office:value-type="string" table:style-name="ce1">
            <text:p>Yes, you might be quite the jet-setter. Or maybe you'll end up a total homebody. We really can't tell here. Beware of people whose jealousy could keep you from a picking up and moving somewhere new. <text:s/>There's always lots to see and do, but is there enough cash in your bank account to cover your expenses? Find a balance here. You can have fun while also not going too crazy.</text:p>
          </table:table-cell>
          <table:table-cell table:number-columns-repeated="1018" table:style-name="ce7"/>
          <table:table-cell table:number-columns-repeated="15360"/>
        </table:table-row>
        <table:table-row table:style-name="ro2">
          <table:table-cell office:value-type="string" table:style-name="ce10">
            <text:p>Associates</text:p>
          </table:table-cell>
          <table:table-cell office:value-type="string" table:style-name="ce1">
            <text:p>Success!! Coworkers and subordinates respect your leadership skills <text:s/>and ability to keep cool under pressure. The result? Promotions and pay raises become a way of life, darlin'. Those around you in the workplace not only thrive under your natural leadership, but they inspire and motivate you too. It's going to be a good ride. Make sure you show them your appreciation from time to time.</text:p>
          </table:table-cell>
          <table:table-cell office:value-type="string" table:style-name="ce1">
            <text:p>Good help can be hard to find, especially in this palace. Your subordinates might be prone to showing up late to work, falling behind on projects or not delivering great work. Even worse? They could be the type of employees that seem to have an excuse for everything. You'll need to be on your toes and really stay centered. Learn to be a good leader. Set boundaries. Also? Watch your back. Jealous and suspicious types could try to sabotage your career.</text:p>
          </table:table-cell>
          <table:table-cell office:value-type="string" table:style-name="ce1">
            <text:p>Kindness brings about kindness. The respect and love you've shown your coworkers will come right back atcha. Are your associates helpful? You bet. Do they work late to complete that important project? Without a complaint! Don't be surprised if you find yourself in a successful business venture with a longtime friend. Your mutual admiration for each other and similar visions could be the perfect recipe for success. Good money is the norm, babe. Enjoy it.</text:p>
          </table:table-cell>
          <table:table-cell office:value-type="string" table:style-name="ce1">
            <text:p>Darn! Finding reliable and trustworthy associates in the workplace could be harder than you thought. Are you routinely bumping heads with those working under you? Jealousy, laziness, and apathetic behavior? These things could threaten your success. Maybe you'll need to drop the boot-camp instructor mentality in favor of a little more TLC. This could go a long way to turning the tide from angry employees to dedicated souls.</text:p>
          </table:table-cell>
          <table:table-cell office:value-type="string" table:style-name="ce1">
            <text:p>During the first half of your life, getting help from coworkers and friends probably won't be in the cards. But hard work and <text:s/>understanding <text:s/>how to communicate better can bring about smoother sailing. Heck, even if certain people can't help you advance your career, you could still find yourself with a solid friendship. Just make sure to focus your energy on people who add something to your life while avoiding those that don't.</text:p>
          </table:table-cell>
          <table:table-cell table:number-columns-repeated="1018" table:style-name="ce7"/>
          <table:table-cell table:number-columns-repeated="15360"/>
        </table:table-row>
        <table:table-row table:style-name="ro2">
          <table:table-cell office:value-type="string" table:style-name="ce10">
            <text:p>Career</text:p>
          </table:table-cell>
          <table:table-cell office:value-type="string" table:style-name="ce1">
            <text:p>Solid! Great relationships with superiors could give you the kind of career anyone could ever dream of. You're successful, respected, and you use your position to really make something of yourself. Promotions and pay raises? They're as routine as the setting of the sun. With all that money, you could find yourself living quite the cushy life. Wise investments - or even running your own business – are just second nature to you. Lucky.</text:p>
          </table:table-cell>
          <table:table-cell office:value-type="string" table:style-name="ce1">
            <text:p>Beware of the boss! Selfish and greedy peeps have the potential to drag you down. If you're not careful, they may even drag you into an illegal scheme of some kind without you knowing it. Harmonious relationships may be hard to come by, so make sure you're constantly networking to find a boss that will appreciate and respect your talents. Otherwise, financial success could feel like a never-ending quest.</text:p>
          </table:table-cell>
          <table:table-cell office:value-type="string" table:style-name="ce1">
            <text:p>Ahhh...stabiliy. Who doesn't want that? You can expect success from a few out-of-the-box ventures that suddenly turned into gold. Along those same lines, don't be surprised if a member of the opposite sex plays a huge roll in your success. It could very well be a mentor or boss that sees something special in you and values your talents. With success a shoe-in, wealth and happiness are the norm here.</text:p>
          </table:table-cell>
          <table:table-cell office:value-type="string" table:style-name="ce1">
            <text:p>Frustration and conflict? Unfortunately, yes. Unappreciative people can make it hard to stay motivated. Are you finding that roadblocks always seem to pop up each time you go for that promotion? You'll need to stay positive and centered. Always keep an eye out for a better situation. Otherwise, your hard work could go unnoticed, progress in the workplace could arrive at a snail's pace, and conflict could become a way of like. Yuck.</text:p>
          </table:table-cell>
          <table:table-cell office:value-type="string" table:style-name="ce1">
            <text:p>This could be your 15 minutes of fame! Hard work and respect from your superiors could lead to a short burst of stardom, but probably not a lifetime of fame. Expect some potholes. Things will ebb and flow. Enjoy that <text:s/>authority position; it might be short-lived. Don't be surprised if leaving your hometown is necessary to find success. Changing jobs multiple times could be the norm, but keep the faith. You'll eventually discover what you want.</text:p>
          </table:table-cell>
          <table:table-cell table:number-columns-repeated="1018" table:style-name="ce7"/>
          <table:table-cell table:number-columns-repeated="15360"/>
        </table:table-row>
        <table:table-row table:style-name="ro2">
          <table:table-cell office:value-type="string" table:style-name="ce10">
            <text:p>Property</text:p>
          </table:table-cell>
          <table:table-cell office:value-type="string" table:style-name="ce1">
            <text:p>You are one savvy investor! A talent for purchasing smart stocks and pieces of land could lead to a solid bank account. You could find yourself with this magical touch from an early age, helping you build an empire as you enter your middle years. Don't be surprised if you also luck out by inheriting property, too. Even as you enter retirement, you could see your investments grow by leaps and bounds. Awesome!</text:p>
          </table:table-cell>
          <table:table-cell office:value-type="string" table:style-name="ce1">
            <text:p>Land and stock could be tough to come by. Due to circumstances outside of your control, you could find yourself unable to buy property. Or maybe you'll be forced to sell what you own. Need to rent a room in your house to make ends meet? It could be a constant struggle, so you'll have to stay strong when things start to look bleak.</text:p>
          </table:table-cell>
          <table:table-cell office:value-type="string" table:style-name="ce1">
            <text:p>You reap what you sow – and boy did you put in the work! From an early age you'll probably find yourself owning property. Don't be surprised if an acquisition or IPO brings you the cash to buy a sweet home. An unexpected inheritance could also add to your wealth, making it possible for your kids to have a fun beach house or mountain cabin to hang in during the holidays.</text:p>
          </table:table-cell>
          <table:table-cell office:value-type="string" table:style-name="ce1">
            <text:p>Oh no! Keeping a firm grip on your property could be incredibly tough during middle age. But hang on. There may be a compromise. Maybe you can keep your head above water by renting out your property. Did you inherit land? Could you turn to a sibling or business partner to help you with the work? At worst, maybe you'll only have to part with a portion of it.</text:p>
          </table:table-cell>
          <table:table-cell office:value-type="string" table:style-name="ce1">
            <text:p>A mixed bag here. Each time you find yourself with land or stocks, it seems like unexpected events force you to sell them. But don't worry! Even when you lose, you're bound to gain something back sooner or later. Stay positive during these transitional phases. Know that stability is possible if you're smart about your purchases.</text:p>
          </table:table-cell>
          <table:table-cell table:number-columns-repeated="1018" table:style-name="ce7"/>
          <table:table-cell table:number-columns-repeated="15360"/>
        </table:table-row>
        <table:table-row table:style-name="ro2">
          <table:table-cell office:value-type="string" table:style-name="ce10">
            <text:p>Happiness</text:p>
          </table:table-cell>
          <table:table-cell office:value-type="string" table:style-name="ce1">
            <text:p>Well, well, well. Lucky you! Expect a life full of laughter, good food and drink, and rewarding relationships - especially with the opposite sex Educational and cultural experiences will shape you into a well-rounded person. Don't be surprised if your wealth of knowledge turns into a published piece of work someday, you smartypants, you. You'll never want for much, so enjoy the blessings. Social parties? Wealth? Travel? You're bound to have them all.</text:p>
          </table:table-cell>
          <table:table-cell office:value-type="string" table:style-name="ce1">
            <text:p>Hmm... could be trouble here. As soon as you get a tiny slice of happiness, you could find it leaving just as quickly as it came. It will be important to identify where the problems are coming from. Family? Work? Friends? Maybe by identifying and eliminating the root causes of your unhappiness, you can get your ship sailing in the right direction again. Otherwise, constant frustration could become the norm.</text:p>
          </table:table-cell>
          <table:table-cell office:value-type="string" table:style-name="ce1">
            <text:p>You could find yourself in the enviable position of working for nonprofit organizations and on charitable projects. Money isn't the driving force here. That's long been taken care of. You will probably find yourself immersed not so much in work, but with friends and loved ones. Although your bank account isn't lacking, getting material possessions isn't your main objective in life. It's the spiritual journey that will fill you with the most joy and love.</text:p>
          </table:table-cell>
          <table:table-cell office:value-type="string" table:style-name="ce1">
            <text:p>Rats! If you're not careful in this palace, an obsessive nature with work could come between you and happiness. It's easy to get consumed by your career, so you'll have to remove yourself from your daily tasks every now and then to take a good look in the mirror. Why do you find yourself unhappy at times? What's leading to this unhappiness and what can you do to change it? It is only through this self-examination that change can take place.</text:p>
          </table:table-cell>
          <table:table-cell office:value-type="string" table:style-name="ce1">
            <text:p>Expect an active lifestyle of ups and downs. Thankfully, you have the stamina as a youth to work long hours in hopes of getting to where you want to be. When things get frustrating, just know that all your efforts will be worth it as you enter middle age. Bumps in the road? Sure. But you'll use your past experiences of dealing with tough times to conquer any major issues. Find happiness in meditation, exercising, and cooking. Surround yourself with music and don't be afraid to learn how to play an instrument as well.</text:p>
          </table:table-cell>
          <table:table-cell table:number-columns-repeated="1018" table:style-name="ce7"/>
          <table:table-cell table:number-columns-repeated="15360"/>
        </table:table-row>
        <table:table-row table:style-name="ro2">
          <table:table-cell office:value-type="string" table:style-name="ce10">
            <text:p>Parents</text:p>
          </table:table-cell>
          <table:table-cell office:value-type="string" table:style-name="ce1">
            <text:p>Love and laughter? You bet. You can expect tons of moral and material support from your parents throughout your life. A loving home and educational opportunities provided by your parents may set the foundation for a great life. Rejoice in knowing your folks will live long and healthy lives to give you additional years of bonding. Their foundation of love will inspire you to do the same for your children. Awwww.</text:p>
          </table:table-cell>
          <table:table-cell office:value-type="string" table:style-name="ce1">
            <text:p>Keep your chin up. Physical distance may be a key reason your relationship with your parents continues to falter. Maybe the frustration with this distance is the reason you keep bickering with them. Could making more of an effort to visit help ease the tension? If constant communication and effort aren't giving you the results you want, maybe you'll have to look elsewhere for the love and support you need. Siblings, friends, and extended family might be able to fill the void until you're able to repair things with your folks.</text:p>
          </table:table-cell>
          <table:table-cell office:value-type="string" table:style-name="ce1">
            <text:p>You are fortunate that, generally speaking, you've had a great relationship with your parents from an early age. They listen to you. They sent you to the best schools they possibly could. They were there for you emotionally as best as they were able. In return you could find yourself taking care of them as they enter their later years. This could lead to tender moments of compassion that keep you close. While you still might get on each others nerves from time to time - hey, family is family - there's no one else on earth you'd rather have for a mother and father.</text:p>
          </table:table-cell>
          <table:table-cell office:value-type="string" table:style-name="ce1">
            <text:p>Distance doesn't always make the heart grow fonder. If you live far from your parents, this physical distance could cause an emotional divide as well. Maybe there continues to be a rift with one of your parents or both. If this is the case, you may need to rely on your siblings for the moral and emotional support you need. Did you lose a parent? If so, cherish the relationship you have with the parent that's here now and work to resolve any lingering issues causing friction between you.</text:p>
          </table:table-cell>
          <table:table-cell office:value-type="string" table:style-name="ce1">
            <text:p>Expect a mixed bag of emotions. Although you may be close to your parents in proximity (maybe you're even living with them), you may find yourself emotionally far apart. Or maybe you're close to one parent, but a rift remains with the other. Growing up you may have been treated well but weren't spoiled. Sleep well at night knowing your parents did the best they could with what they had. If one of your folks has passed away, enjoy the connection and love with the one that's still in your life today.</text:p>
          </table:table-cell>
          <table:table-cell table:number-columns-repeated="1018" table:style-name="ce7"/>
          <table:table-cell table:number-columns-repeated="15360"/>
        </table:table-row>
        <table:table-row table:style-name="ro2">
          <table:table-cell table:number-columns-repeated="5" table:style-name="ce7"/>
          <table:table-cell table:style-name="ce1"/>
          <table:table-cell table:number-columns-repeated="1018" table:style-name="ce7"/>
          <table:table-cell table:number-columns-repeated="15360"/>
        </table:table-row>
        <table:table-row table:number-rows-repeated="1048562"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fo:color="#000000"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creator>yon</dc:creator>
    <dc:date>2012-01-30T07:09:44Z</dc:date>
    <meta:editing-cycles>326</meta:editing-cycles>
    <meta:editing-duration>PT1922740S</meta:editing-duration>
  </office:meta>
</office:document-meta>
</file>